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" style:family="paragraph" style:parent-style-name="Standard">
      <style:paragraph-properties fo:text-align="center" fo:break-before="auto" fo:line-height="100%" fo:margin-top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" style:family="paragraph" style:parent-style-name="Standard">
      <style:paragraph-properties fo:text-align="center" fo:break-before="auto" fo:line-height="100%" fo:margin-top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line-height="100%" fo:margin-top="0cm" style:writing-mode="lr-tb"/>
    </style:style>
    <style:style style:name="P5" style:family="paragraph" style:parent-style-name="Standard">
      <style:paragraph-properties fo:text-align="justify" fo:break-before="auto" fo:line-height="100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" style:family="paragraph" style:parent-style-name="Standard">
      <style:paragraph-properties fo:text-align="justify" fo:break-before="auto" fo:line-height="100%" fo:margin-top="0cm" style:writing-mode="lr-tb"/>
    </style:style>
    <style:style style:name="P7" style:family="paragraph" style:parent-style-name="Standard">
      <style:paragraph-properties fo:text-align="justify" fo:break-before="auto" fo:line-height="100%" fo:margin-top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line-height="100%" fo:margin-top="0cm" style:writing-mode="lr-tb"/>
    </style:style>
    <style:style style:name="P9" style:family="paragraph" style:parent-style-name="Standard">
      <style:paragraph-properties fo:text-align="justify" fo:break-before="auto" fo:line-height="100%" fo:margin-top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line-height="100%" fo:margin-top="0cm" style:writing-mode="lr-tb"/>
    </style:style>
    <style:style style:name="P11" style:family="paragraph" style:parent-style-name="Standard">
      <style:paragraph-properties fo:text-align="justify" fo:break-before="auto" fo:line-height="100%" fo:margin-top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line-height="100%" fo:margin-top="0cm" style:writing-mode="lr-tb"/>
    </style:style>
    <style:style style:name="P13" style:family="paragraph" style:parent-style-name="Standard">
      <style:paragraph-properties fo:text-align="justify" fo:break-before="auto" fo:line-height="100%" fo:margin-top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00%" fo:margin-top="0cm" style:writing-mode="lr-tb"/>
    </style:style>
    <style:style style:name="P15" style:family="paragraph" style:parent-style-name="Standard">
      <style:paragraph-properties fo:text-align="justify" fo:break-before="auto" fo:line-height="100%" fo:margin-top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line-height="100%" fo:margin-top="0cm" style:writing-mode="lr-tb"/>
    </style:style>
    <style:style style:name="P17" style:family="paragraph" style:parent-style-name="Standard">
      <style:paragraph-properties fo:text-align="justify" fo:break-before="auto" fo:line-height="100%" fo:margin-top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line-height="100%" fo:margin-top="0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line-height="100%" fo:margin-top="0cm" style:writing-mode="lr-tb"/>
    </style:style>
    <style:style style:name="P20" style:family="paragraph" style:parent-style-name="Standard">
      <style:paragraph-properties fo:text-align="justify" fo:break-before="auto" fo:line-height="100%" fo:margin-top="0cm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line-height="100%" fo:margin-top="0cm" style:writing-mode="lr-tb"/>
    </style:style>
    <style:style style:name="P22" style:family="paragraph" style:parent-style-name="Standard">
      <style:paragraph-properties fo:text-align="right" fo:break-before="auto" fo:line-height="100%" fo:margin-top="0cm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3" style:family="paragraph" style:parent-style-name="Standard">
      <style:paragraph-properties fo:text-align="right" fo:break-before="auto" fo:line-height="100%" fo:margin-top="0cm" style:writing-mode="lr-tb"/>
    </style:style>
    <style:style style:name="P24" style:family="paragraph" style:parent-style-name="Standard">
      <style:paragraph-properties fo:text-align="justify" fo:break-before="auto" fo:line-height="100%" fo:margin-top="0cm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line-height="100%" fo:margin-top="0cm" style:writing-mode="lr-tb"/>
    </style:style>
    <style:style style:name="T25_1" style:family="text"/>
    <style:style style:name="T25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3" style:family="text"/>
    <style:style style:name="T25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5" style:family="text"/>
    <style:style style:name="T25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7" style:family="text"/>
    <style:style style:name="T25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9" style:family="text"/>
    <style:style style:name="T25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11" style:family="text"/>
    <style:style style:name="T25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13" style:family="text"/>
    <style:style style:name="T25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15" style:family="text"/>
    <style:style style:name="T25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17" style:family="text"/>
    <style:style style:name="T25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19" style:family="text"/>
    <style:style style:name="T25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21" style:family="text"/>
    <style:style style:name="T25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23" style:family="text"/>
    <style:style style:name="T25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25" style:family="text"/>
    <style:style style:name="T25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27" style:family="text"/>
    <style:style style:name="T25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29" style:family="text"/>
    <style:style style:name="T25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31" style:family="text"/>
    <style:style style:name="T25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33" style:family="text"/>
    <style:style style:name="T25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35" style:family="text"/>
    <style:style style:name="T25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37" style:family="text"/>
    <style:style style:name="T25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39" style:family="text"/>
    <style:style style:name="T25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41" style:family="text"/>
    <style:style style:name="T25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43" style:family="text"/>
    <style:style style:name="T25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45" style:family="text"/>
    <style:style style:name="T25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47" style:family="text"/>
    <style:style style:name="T25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49" style:family="text"/>
    <style:style style:name="T25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51" style:family="text"/>
    <style:style style:name="T25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53" style:family="text"/>
    <style:style style:name="T25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55" style:family="text"/>
    <style:style style:name="T25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57" style:family="text"/>
    <style:style style:name="T25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59" style:family="text"/>
    <style:style style:name="T25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61" style:family="text"/>
    <style:style style:name="T25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63" style:family="text"/>
    <style:style style:name="T25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65" style:family="text"/>
    <style:style style:name="T25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67" style:family="text"/>
    <style:style style:name="T25_6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69" style:family="text"/>
    <style:style style:name="T25_7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71" style:family="text"/>
    <style:style style:name="T25_7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73" style:family="text"/>
    <style:style style:name="T25_7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75" style:family="text"/>
    <style:style style:name="T25_7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5_77" style:family="text"/>
    <style:style style:name="T25_7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justify" fo:break-before="auto" fo:line-height="100%" fo:margin-top="0cm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line-height="100%" fo:margin-top="0cm" style:writing-mode="lr-tb"/>
    </style:style>
    <style:style style:name="T27_1" style:family="text"/>
    <style:style style:name="T27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3" style:family="text"/>
    <style:style style:name="T27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5" style:family="text"/>
    <style:style style:name="T27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7" style:family="text"/>
    <style:style style:name="T27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9" style:family="text"/>
    <style:style style:name="T27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1" style:family="text"/>
    <style:style style:name="T27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3" style:family="text"/>
    <style:style style:name="T27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5" style:family="text"/>
    <style:style style:name="T27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7" style:family="text"/>
    <style:style style:name="T27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9" style:family="text"/>
    <style:style style:name="T27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21" style:family="text"/>
    <style:style style:name="T27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23" style:family="text"/>
    <style:style style:name="T27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25" style:family="text"/>
    <style:style style:name="T27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27" style:family="text"/>
    <style:style style:name="T27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29" style:family="text"/>
    <style:style style:name="T27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31" style:family="text"/>
    <style:style style:name="T27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33" style:family="text"/>
    <style:style style:name="T27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35" style:family="text"/>
    <style:style style:name="T27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37" style:family="text"/>
    <style:style style:name="T27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39" style:family="text"/>
    <style:style style:name="T27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41" style:family="text"/>
    <style:style style:name="T27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43" style:family="text"/>
    <style:style style:name="T27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45" style:family="text"/>
    <style:style style:name="T27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47" style:family="text"/>
    <style:style style:name="T27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49" style:family="text"/>
    <style:style style:name="T27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51" style:family="text"/>
    <style:style style:name="T27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53" style:family="text"/>
    <style:style style:name="T27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55" style:family="text"/>
    <style:style style:name="T27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57" style:family="text"/>
    <style:style style:name="T27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59" style:family="text"/>
    <style:style style:name="T27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61" style:family="text"/>
    <style:style style:name="T27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63" style:family="text"/>
    <style:style style:name="T27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65" style:family="text"/>
    <style:style style:name="T27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67" style:family="text"/>
    <style:style style:name="T27_6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69" style:family="text"/>
    <style:style style:name="T27_7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71" style:family="text"/>
    <style:style style:name="T27_7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73" style:family="text"/>
    <style:style style:name="T27_7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75" style:family="text"/>
    <style:style style:name="T27_7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77" style:family="text"/>
    <style:style style:name="T27_7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79" style:family="text"/>
    <style:style style:name="T27_8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81" style:family="text"/>
    <style:style style:name="T27_8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83" style:family="text"/>
    <style:style style:name="T27_8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85" style:family="text"/>
    <style:style style:name="T27_8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87" style:family="text"/>
    <style:style style:name="T27_8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89" style:family="text"/>
    <style:style style:name="T27_9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91" style:family="text"/>
    <style:style style:name="T27_9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93" style:family="text"/>
    <style:style style:name="T27_9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95" style:family="text"/>
    <style:style style:name="T27_9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97" style:family="text"/>
    <style:style style:name="T27_9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99" style:family="text"/>
    <style:style style:name="T27_10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01" style:family="text"/>
    <style:style style:name="T27_10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03" style:family="text"/>
    <style:style style:name="T27_10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05" style:family="text"/>
    <style:style style:name="T27_10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07" style:family="text"/>
    <style:style style:name="T27_10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09" style:family="text"/>
    <style:style style:name="T27_1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11" style:family="text"/>
    <style:style style:name="T27_1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13" style:family="text"/>
    <style:style style:name="T27_1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15" style:family="text"/>
    <style:style style:name="T27_1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17" style:family="text"/>
    <style:style style:name="T27_1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19" style:family="text"/>
    <style:style style:name="T27_1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21" style:family="text"/>
    <style:style style:name="T27_1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23" style:family="text"/>
    <style:style style:name="T27_1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25" style:family="text"/>
    <style:style style:name="T27_1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27" style:family="text"/>
    <style:style style:name="T27_1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29" style:family="text"/>
    <style:style style:name="T27_1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31" style:family="text"/>
    <style:style style:name="T27_1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33" style:family="text"/>
    <style:style style:name="T27_1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35" style:family="text"/>
    <style:style style:name="T27_1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37" style:family="text"/>
    <style:style style:name="T27_1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39" style:family="text"/>
    <style:style style:name="T27_1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41" style:family="text"/>
    <style:style style:name="T27_1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43" style:family="text"/>
    <style:style style:name="T27_1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7_145" style:family="text"/>
    <style:style style:name="T27_1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justify" fo:break-before="auto" fo:line-height="100%" fo:margin-top="0cm" style:writing-mode="lr-tb"/>
    </style:style>
    <style:style style:name="P29" style:family="paragraph" style:parent-style-name="Standard">
      <style:paragraph-properties fo:text-align="justify" fo:break-before="auto" fo:line-height="100%" fo:margin-top="0cm" style:writing-mode="lr-tb"/>
    </style:style>
    <style:style style:name="T2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line-height="100%" fo:margin-top="0cm" style:writing-mode="lr-tb"/>
    </style:style>
    <style:style style:name="T30_1" style:family="text"/>
    <style:style style:name="T3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" style:family="text"/>
    <style:style style:name="T3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" style:family="text"/>
    <style:style style:name="T30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7" style:family="text"/>
    <style:style style:name="T30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9" style:family="text"/>
    <style:style style:name="T30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1" style:family="text"/>
    <style:style style:name="T30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3" style:family="text"/>
    <style:style style:name="T30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5" style:family="text"/>
    <style:style style:name="T30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7" style:family="text"/>
    <style:style style:name="T30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9" style:family="text"/>
    <style:style style:name="T30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1" style:family="text"/>
    <style:style style:name="T30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3" style:family="text"/>
    <style:style style:name="T30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5" style:family="text"/>
    <style:style style:name="T30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7" style:family="text"/>
    <style:style style:name="T30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9" style:family="text"/>
    <style:style style:name="T30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1" style:family="text"/>
    <style:style style:name="T30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3" style:family="text"/>
    <style:style style:name="T30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5" style:family="text"/>
    <style:style style:name="T30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7" style:family="text"/>
    <style:style style:name="T30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9" style:family="text"/>
    <style:style style:name="T30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1" style:family="text"/>
    <style:style style:name="T30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3" style:family="text"/>
    <style:style style:name="T30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5" style:family="text"/>
    <style:style style:name="T30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7" style:family="text"/>
    <style:style style:name="T30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9" style:family="text"/>
    <style:style style:name="T30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1" style:family="text"/>
    <style:style style:name="T30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3" style:family="text"/>
    <style:style style:name="T30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5" style:family="text"/>
    <style:style style:name="T30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7" style:family="text"/>
    <style:style style:name="T30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9" style:family="text"/>
    <style:style style:name="T30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justify" fo:break-before="auto" fo:line-height="100%" fo:margin-top="0cm" style:writing-mode="lr-tb"/>
    </style:style>
    <style:style style:name="T3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2" style:family="paragraph" style:parent-style-name="Standard">
      <style:paragraph-properties fo:text-align="justify" fo:break-before="auto" fo:line-height="100%" fo:margin-top="0cm" style:writing-mode="lr-tb"/>
    </style:style>
    <style:style style:name="T32_1" style:family="text"/>
    <style:style style:name="T32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3" style:family="text"/>
    <style:style style:name="T32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5" style:family="text"/>
    <style:style style:name="T32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7" style:family="text"/>
    <style:style style:name="T32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9" style:family="text"/>
    <style:style style:name="T32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11" style:family="text"/>
    <style:style style:name="T32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13" style:family="text"/>
    <style:style style:name="T32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15" style:family="text"/>
    <style:style style:name="T32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17" style:family="text"/>
    <style:style style:name="T32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19" style:family="text"/>
    <style:style style:name="T32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21" style:family="text"/>
    <style:style style:name="T32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23" style:family="text"/>
    <style:style style:name="T32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25" style:family="text"/>
    <style:style style:name="T32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27" style:family="text"/>
    <style:style style:name="T32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29" style:family="text"/>
    <style:style style:name="T32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31" style:family="text"/>
    <style:style style:name="T32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33" style:family="text"/>
    <style:style style:name="T32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35" style:family="text"/>
    <style:style style:name="T32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37" style:family="text"/>
    <style:style style:name="T32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39" style:family="text"/>
    <style:style style:name="T32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41" style:family="text"/>
    <style:style style:name="T32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43" style:family="text"/>
    <style:style style:name="T32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45" style:family="text"/>
    <style:style style:name="T32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47" style:family="text"/>
    <style:style style:name="T32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49" style:family="text"/>
    <style:style style:name="T32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51" style:family="text"/>
    <style:style style:name="T32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53" style:family="text"/>
    <style:style style:name="T32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55" style:family="text"/>
    <style:style style:name="T32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57" style:family="text"/>
    <style:style style:name="T32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59" style:family="text"/>
    <style:style style:name="T32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61" style:family="text"/>
    <style:style style:name="T32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63" style:family="text"/>
    <style:style style:name="T32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_65" style:family="text"/>
    <style:style style:name="T32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justify" fo:break-before="auto" fo:line-height="100%" fo:margin-top="0cm" style:writing-mode="lr-tb"/>
    </style:style>
    <style:style style:name="P34" style:family="paragraph" style:parent-style-name="Standard">
      <style:paragraph-properties fo:text-align="justify" fo:break-before="auto" fo:line-height="100%" fo:margin-top="0cm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/>
    <style:style style:name="T35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" style:family="text"/>
    <style:style style:name="T35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" style:family="text"/>
    <style:style style:name="T35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7" style:family="text"/>
    <style:style style:name="T35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9" style:family="text"/>
    <style:style style:name="T35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1" style:family="text"/>
    <style:style style:name="T35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3" style:family="text"/>
    <style:style style:name="T35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5" style:family="text"/>
    <style:style style:name="T35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7" style:family="text"/>
    <style:style style:name="T35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9" style:family="text"/>
    <style:style style:name="T35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line-height="100%" fo:margin-top="0cm" style:writing-mode="lr-tb"/>
    </style:style>
    <style:style style:name="T37_1" style:family="text"/>
    <style:style style:name="T37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3" style:family="text"/>
    <style:style style:name="T37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5" style:family="text"/>
    <style:style style:name="T37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7" style:family="text"/>
    <style:style style:name="T37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9" style:family="text"/>
    <style:style style:name="T37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1" style:family="text"/>
    <style:style style:name="T37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3" style:family="text"/>
    <style:style style:name="T37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5" style:family="text"/>
    <style:style style:name="T37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7" style:family="text"/>
    <style:style style:name="T37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9" style:family="text"/>
    <style:style style:name="T37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21" style:family="text"/>
    <style:style style:name="T37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23" style:family="text"/>
    <style:style style:name="T37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25" style:family="text"/>
    <style:style style:name="T37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27" style:family="text"/>
    <style:style style:name="T37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29" style:family="text"/>
    <style:style style:name="T37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31" style:family="text"/>
    <style:style style:name="T37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33" style:family="text"/>
    <style:style style:name="T37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35" style:family="text"/>
    <style:style style:name="T37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37" style:family="text"/>
    <style:style style:name="T37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39" style:family="text"/>
    <style:style style:name="T37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41" style:family="text"/>
    <style:style style:name="T37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43" style:family="text"/>
    <style:style style:name="T37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45" style:family="text"/>
    <style:style style:name="T37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47" style:family="text"/>
    <style:style style:name="T37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49" style:family="text"/>
    <style:style style:name="T37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51" style:family="text"/>
    <style:style style:name="T37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53" style:family="text"/>
    <style:style style:name="T37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55" style:family="text"/>
    <style:style style:name="T37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57" style:family="text"/>
    <style:style style:name="T37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59" style:family="text"/>
    <style:style style:name="T37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61" style:family="text"/>
    <style:style style:name="T37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63" style:family="text"/>
    <style:style style:name="T37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65" style:family="text"/>
    <style:style style:name="T37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67" style:family="text"/>
    <style:style style:name="T37_6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69" style:family="text"/>
    <style:style style:name="T37_7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71" style:family="text"/>
    <style:style style:name="T37_7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73" style:family="text"/>
    <style:style style:name="T37_7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75" style:family="text"/>
    <style:style style:name="T37_7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77" style:family="text"/>
    <style:style style:name="T37_7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79" style:family="text"/>
    <style:style style:name="T37_8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81" style:family="text"/>
    <style:style style:name="T37_8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83" style:family="text"/>
    <style:style style:name="T37_8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85" style:family="text"/>
    <style:style style:name="T37_8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87" style:family="text"/>
    <style:style style:name="T37_8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89" style:family="text"/>
    <style:style style:name="T37_9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91" style:family="text"/>
    <style:style style:name="T37_9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93" style:family="text"/>
    <style:style style:name="T37_9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95" style:family="text"/>
    <style:style style:name="T37_9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97" style:family="text"/>
    <style:style style:name="T37_9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99" style:family="text"/>
    <style:style style:name="T37_10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01" style:family="text"/>
    <style:style style:name="T37_10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03" style:family="text"/>
    <style:style style:name="T37_10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05" style:family="text"/>
    <style:style style:name="T37_10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07" style:family="text"/>
    <style:style style:name="T37_10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_109" style:family="text"/>
    <style:style style:name="T37_1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justify" fo:break-before="auto" fo:line-height="100%" fo:margin-top="0cm" style:writing-mode="lr-tb"/>
    </style:style>
    <style:style style:name="P39" style:family="paragraph" style:parent-style-name="Standard">
      <style:paragraph-properties fo:text-align="justify" fo:break-before="auto" fo:line-height="100%" fo:margin-top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0" style:family="paragraph" style:parent-style-name="Standard">
      <style:paragraph-properties fo:text-align="justify" fo:break-before="auto" fo:line-height="100%" fo:margin-top="0cm" style:writing-mode="lr-tb"/>
    </style:style>
    <style:style style:name="T40_1" style:family="text"/>
    <style:style style:name="T4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" style:family="text"/>
    <style:style style:name="T4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" style:family="text"/>
    <style:style style:name="T40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7" style:family="text"/>
    <style:style style:name="T40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9" style:family="text"/>
    <style:style style:name="T40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1" style:family="text"/>
    <style:style style:name="T40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3" style:family="text"/>
    <style:style style:name="T40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5" style:family="text"/>
    <style:style style:name="T40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7" style:family="text"/>
    <style:style style:name="T40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9" style:family="text"/>
    <style:style style:name="T40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1" style:family="text"/>
    <style:style style:name="T40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3" style:family="text"/>
    <style:style style:name="T40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5" style:family="text"/>
    <style:style style:name="T40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7" style:family="text"/>
    <style:style style:name="T40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9" style:family="text"/>
    <style:style style:name="T40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1" style:family="text"/>
    <style:style style:name="T40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3" style:family="text"/>
    <style:style style:name="T40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5" style:family="text"/>
    <style:style style:name="T40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7" style:family="text"/>
    <style:style style:name="T40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9" style:family="text"/>
    <style:style style:name="T40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1" style:family="text"/>
    <style:style style:name="T40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3" style:family="text"/>
    <style:style style:name="T40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5" style:family="text"/>
    <style:style style:name="T40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7" style:family="text"/>
    <style:style style:name="T40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justify" fo:break-before="auto" fo:line-height="100%" fo:margin-top="0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42_1" style:family="text"/>
    <style:style style:name="T42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3" style:family="text"/>
    <style:style style:name="T42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5" style:family="text"/>
    <style:style style:name="T42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7" style:family="text"/>
    <style:style style:name="T42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9" style:family="text"/>
    <style:style style:name="T42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1" style:family="text"/>
    <style:style style:name="T42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3" style:family="text"/>
    <style:style style:name="T42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5" style:family="text"/>
    <style:style style:name="T42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7" style:family="text"/>
    <style:style style:name="T42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9" style:family="text"/>
    <style:style style:name="T42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21" style:family="text"/>
    <style:style style:name="T42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23" style:family="text"/>
    <style:style style:name="T42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25" style:family="text"/>
    <style:style style:name="T42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27" style:family="text"/>
    <style:style style:name="T42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29" style:family="text"/>
    <style:style style:name="T42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31" style:family="text"/>
    <style:style style:name="T42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33" style:family="text"/>
    <style:style style:name="T42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</office:automatic-styles>
  <office:body>
    <office:text>
      <text:p text:style-name="P1"><text:span text:style-name="T1_1">Za</text:span><text:span text:style-name="T1_2"><text:s/></text:span><text:span text:style-name="T1_3">grzechy</text:span><text:span text:style-name="T1_4"><text:s/></text:span><text:span text:style-name="T1_5">moje</text:span><text:span text:style-name="T1_6"><text:s/></text:span><text:span text:style-name="T1_7">i</text:span><text:span text:style-name="T1_8"><text:s/></text:span><text:span text:style-name="T1_9">twoje</text:span></text:p>
      <text:p text:style-name="P2"><text:span text:style-name="T2_1">Autor</text:span><text:span text:style-name="T2_2">:<text:s/></text:span><text:span text:style-name="T2_3">bester</text:span><text:span text:style-name="T2_4"><text:s/>(</text:span><text:span text:style-name="T2_5">Draques</text:span><text:span text:style-name="T2_6">)</text:span></text:p>
      <text:p text:style-name="P3"><text:span text:style-name="T3_1">[</text:span><text:span text:style-name="T3_2">Slice</text:span><text:span text:style-name="T3_3"><text:s/></text:span><text:span text:style-name="T3_4">of</text:span><text:span text:style-name="T3_5"><text:s/></text:span><text:span text:style-name="T3_6">Life</text:span><text:span text:style-name="T3_7">],<text:s/>[</text:span><text:span text:style-name="T3_8">Sad</text:span><text:span text:style-name="T3_9">],<text:s/>[</text:span><text:span text:style-name="T3_10">Dark</text:span><text:span text:style-name="T3_11">],<text:s/>[</text:span><text:span text:style-name="T3_12">Violence</text:span><text:span text:style-name="T3_13">],<text:s/>[</text:span><text:span text:style-name="T3_14">Kryminał</text:span><text:span text:style-name="T3_15">]</text:span></text:p>
      <text:p text:style-name="P4"/>
      <text:p text:style-name="P5"><text:span text:style-name="T5_1">Seryjni</text:span><text:span text:style-name="T5_2"><text:s/></text:span><text:span text:style-name="T5_3">mordercy</text:span><text:span text:style-name="T5_4"><text:s/></text:span><text:span text:style-name="T5_5">to</text:span><text:span text:style-name="T5_6"><text:s/></text:span><text:span text:style-name="T5_7">narcyz</text:span><text:span text:style-name="T5_8">i</text:span><text:span text:style-name="T5_9">.<text:s/></text:span><text:span text:style-name="T5_10">Lubią</text:span><text:span text:style-name="T5_11"><text:s/></text:span><text:span text:style-name="T5_12">zostawiać</text:span><text:span text:style-name="T5_13"><text:s/></text:span><text:span text:style-name="T5_14">na</text:span><text:span text:style-name="T5_15"><text:s/></text:span><text:span text:style-name="T5_16">miejscu</text:span><text:span text:style-name="T5_17"><text:s/></text:span><text:span text:style-name="T5_18">zbrodni</text:span><text:span text:style-name="T5_19"><text:s/></text:span><text:span text:style-name="T5_20">swoją</text:span><text:span text:style-name="T5_21"><text:s/>„</text:span><text:span text:style-name="T5_22">wizytówkę</text:span><text:span text:style-name="T5_23">”<text:s/>–<text:s/></text:span><text:span text:style-name="T5_24">charakterystyczny</text:span><text:span text:style-name="T5_25"><text:s/></text:span><text:span text:style-name="T5_26">znak</text:span><text:span text:style-name="T5_27">,<text:s/></text:span><text:span text:style-name="T5_28">który</text:span><text:span text:style-name="T5_29"><text:s/></text:span><text:span text:style-name="T5_30">głosi</text:span><text:span text:style-name="T5_31"><text:s/></text:span><text:span text:style-name="T5_32">wszem</text:span><text:span text:style-name="T5_33"><text:s/></text:span><text:span text:style-name="T5_34">i</text:span><text:span text:style-name="T5_35"><text:s/></text:span><text:span text:style-name="T5_36">wobec</text:span><text:span text:style-name="T5_37">:<text:s/>„</text:span><text:span text:style-name="T5_38">To</text:span><text:span text:style-name="T5_39"><text:s/></text:span><text:span text:style-name="T5_40">byłem</text:span><text:span text:style-name="T5_41"><text:s/></text:span><text:span text:style-name="T5_42">ja</text:span><text:span text:style-name="T5_43">,<text:s/></text:span><text:span text:style-name="T5_44">to</text:span><text:span text:style-name="T5_45"><text:s/></text:span><text:span text:style-name="T5_46">moja</text:span><text:span text:style-name="T5_47"><text:s/></text:span><text:span text:style-name="T5_48">sprawka</text:span><text:span text:style-name="T5_49">”.<text:s/></text:span><text:span text:style-name="T5_50">Czasem</text:span><text:span text:style-name="T5_51"><text:s/></text:span><text:span text:style-name="T5_52">jest</text:span><text:span text:style-name="T5_53"><text:s/></text:span><text:span text:style-name="T5_54">to</text:span><text:span text:style-name="T5_55"><text:s/></text:span><text:span text:style-name="T5_56">papierowy</text:span><text:span text:style-name="T5_57"><text:s/></text:span><text:span text:style-name="T5_58">łabędź</text:span><text:span text:style-name="T5_59"><text:s/></text:span><text:span text:style-name="T5_60">ulokowany</text:span><text:span text:style-name="T5_61"><text:s/></text:span><text:span text:style-name="T5_62">w</text:span><text:span text:style-name="T5_63"><text:s/></text:span><text:span text:style-name="T5_64">kałuży</text:span><text:span text:style-name="T5_65"><text:s/></text:span><text:span text:style-name="T5_66">krwi</text:span><text:span text:style-name="T5_67">,<text:s/></text:span><text:span text:style-name="T5_68">czasem</text:span><text:span text:style-name="T5_69"><text:s/></text:span><text:span text:style-name="T5_70">zaklejanie</text:span><text:span text:style-name="T5_71"><text:s/></text:span><text:span text:style-name="T5_72">powiek</text:span><text:span text:style-name="T5_73"><text:s/></text:span><text:span text:style-name="T5_74">ofiary</text:span><text:span text:style-name="T5_75"><text:s/></text:span><text:span text:style-name="T5_76">taśmą</text:span><text:span text:style-name="T5_77">.<text:s/></text:span><text:span text:style-name="T5_78">A</text:span><text:span text:style-name="T5_79"><text:s/></text:span><text:span text:style-name="T5_80">co</text:span><text:span text:style-name="T5_81">,<text:s/></text:span><text:span text:style-name="T5_82">jeżeli</text:span><text:span text:style-name="T5_83"><text:s/></text:span><text:span text:style-name="T5_84">trafi</text:span><text:span text:style-name="T5_85"><text:s/></text:span><text:span text:style-name="T5_86">się</text:span><text:span text:style-name="T5_87"><text:s/></text:span><text:span text:style-name="T5_88">morderca</text:span><text:span text:style-name="T5_89">,<text:s/></text:span><text:span text:style-name="T5_90">który</text:span><text:span text:style-name="T5_91"><text:s/></text:span><text:span text:style-name="T5_92">nie</text:span><text:span text:style-name="T5_93"><text:s/></text:span><text:span text:style-name="T5_94">zostawia</text:span><text:span text:style-name="T5_95"><text:s/></text:span><text:span text:style-name="T5_96">poszlak</text:span><text:span text:style-name="T5_97">?<text:s/></text:span><text:span text:style-name="T5_98">Który</text:span><text:span text:style-name="T5_99"><text:s/></text:span><text:span text:style-name="T5_100">nie</text:span><text:span text:style-name="T5_101"><text:s/></text:span><text:span text:style-name="T5_102">ma</text:span><text:span text:style-name="T5_103"><text:s/></text:span><text:span text:style-name="T5_104">systemu</text:span><text:span text:style-name="T5_105"><text:s/></text:span><text:span text:style-name="T5_106">działania</text:span><text:span text:style-name="T5_107">?<text:s/></text:span><text:span text:style-name="T5_108">Który</text:span><text:span text:style-name="T5_109"><text:s/></text:span><text:span text:style-name="T5_110">jest</text:span><text:span text:style-name="T5_111"><text:s/></text:span><text:span text:style-name="T5_112">jak</text:span><text:span text:style-name="T5_113">…<text:s/></text:span><text:span text:style-name="T5_114">cień</text:span><text:span text:style-name="T5_115">?</text:span></text:p>
      <text:p text:style-name="P6"/>
      <text:p text:style-name="P7"><text:span text:style-name="T7_1">Doktor</text:span><text:span text:style-name="T7_2"><text:s/></text:span><text:span text:style-name="T7_3">Soul</text:span><text:span text:style-name="T7_4"><text:s/></text:span><text:span text:style-name="T7_5">nie</text:span><text:span text:style-name="T7_6"><text:s/></text:span><text:span text:style-name="T7_7">ma</text:span><text:span text:style-name="T7_8"><text:s/></text:span><text:span text:style-name="T7_9">łatwego</text:span><text:span text:style-name="T7_10"><text:s/></text:span><text:span text:style-name="T7_11">życia</text:span><text:span text:style-name="T7_12">.<text:s/></text:span><text:span text:style-name="T7_13">Haruje</text:span><text:span text:style-name="T7_14"><text:s/></text:span><text:span text:style-name="T7_15">w</text:span><text:span text:style-name="T7_16"><text:s/></text:span><text:span text:style-name="T7_17">szpitalu</text:span><text:span text:style-name="T7_18">,<text:s/></text:span><text:span text:style-name="T7_19">żyje</text:span><text:span text:style-name="T7_20"><text:s/></text:span><text:span text:style-name="T7_21">w</text:span><text:span text:style-name="T7_22"><text:s/></text:span><text:span text:style-name="T7_23">permanentnym</text:span><text:span text:style-name="T7_24"><text:s/></text:span><text:span text:style-name="T7_25">stresie</text:span><text:span text:style-name="T7_26">,<text:s/></text:span><text:span text:style-name="T7_27">a</text:span><text:span text:style-name="T7_28"><text:s/></text:span><text:span text:style-name="T7_29">w</text:span><text:span text:style-name="T7_30"><text:s/></text:span><text:span text:style-name="T7_31">domu</text:span><text:span text:style-name="T7_32">,<text:s/></text:span><text:span text:style-name="T7_33">który</text:span><text:span text:style-name="T7_34"><text:s/></text:span><text:span text:style-name="T7_35">powinien</text:span><text:span text:style-name="T7_36"><text:s/></text:span><text:span text:style-name="T7_37">być</text:span><text:span text:style-name="T7_38"><text:s/></text:span><text:span text:style-name="T7_39">azylem</text:span><text:span text:style-name="T7_40"><text:s/></text:span><text:span text:style-name="T7_41">od</text:span><text:span text:style-name="T7_42"><text:s/></text:span><text:span text:style-name="T7_43">nieprzyjaznego</text:span><text:span text:style-name="T7_44"><text:s/></text:span><text:span text:style-name="T7_45">świata</text:span><text:span text:style-name="T7_46">,<text:s/></text:span><text:span text:style-name="T7_47">non</text:span><text:span text:style-name="T7_48"><text:s/></text:span><text:span text:style-name="T7_49">stop</text:span><text:span text:style-name="T7_50"><text:s/></text:span><text:span text:style-name="T7_51">kłóc</text:span><text:span text:style-name="T7_52">i</text:span><text:span text:style-name="T7_53"><text:s/></text:span><text:span text:style-name="T7_54">się</text:span><text:span text:style-name="T7_55"><text:s/></text:span><text:span text:style-name="T7_56">z</text:span><text:span text:style-name="T7_57"><text:s/></text:span><text:span text:style-name="T7_58">nim</text:span><text:span text:style-name="T7_59"><text:s/></text:span><text:span text:style-name="T7_60">żona</text:span><text:span text:style-name="T7_61">.<text:s/></text:span><text:span text:style-name="T7_62">Soul</text:span><text:span text:style-name="T7_63"><text:s/></text:span><text:span text:style-name="T7_64">ma</text:span><text:span text:style-name="T7_65"><text:s/></text:span><text:span text:style-name="T7_66">dosyć</text:span><text:span text:style-name="T7_67"><text:s/></text:span><text:span text:style-name="T7_68">i</text:span><text:span text:style-name="T7_69"><text:s/></text:span><text:span text:style-name="T7_70">pewnego</text:span><text:span text:style-name="T7_71"><text:s/></text:span><text:span text:style-name="T7_72">dnia</text:span><text:span text:style-name="T7_73"><text:s/></text:span><text:span text:style-name="T7_74">wraca</text:span><text:span text:style-name="T7_75"><text:s/></text:span><text:span text:style-name="T7_76">do</text:span><text:span text:style-name="T7_77"><text:s/></text:span><text:span text:style-name="T7_78">domu</text:span><text:span text:style-name="T7_79"><text:s/></text:span><text:span text:style-name="T7_80">później</text:span><text:span text:style-name="T7_81"><text:s/></text:span><text:span text:style-name="T7_82">niż</text:span><text:span text:style-name="T7_83"><text:s/></text:span><text:span text:style-name="T7_84">zwykle</text:span><text:span text:style-name="T7_85">,<text:s/></text:span><text:span text:style-name="T7_86">spędziwszy</text:span><text:span text:style-name="T7_87"><text:s/></text:span><text:span text:style-name="T7_88">kilka</text:span><text:span text:style-name="T7_89"><text:s/></text:span><text:span text:style-name="T7_90">upojnych</text:span><text:span text:style-name="T7_91"><text:s/></text:span><text:span text:style-name="T7_92">godzin</text:span><text:span text:style-name="T7_93"><text:s/></text:span><text:span text:style-name="T7_94">z</text:span><text:span text:style-name="T7_95"><text:s/></text:span><text:span text:style-name="T7_96">kochanką</text:span><text:span text:style-name="T7_97">.<text:s/></text:span><text:span text:style-name="T7_98">Kiedy</text:span><text:span text:style-name="T7_99"><text:s/></text:span><text:span text:style-name="T7_100">wreszcie</text:span><text:span text:style-name="T7_101"><text:s/></text:span><text:span text:style-name="T7_102">wraca</text:span><text:span text:style-name="T7_103"><text:s/></text:span><text:span text:style-name="T7_104">do</text:span><text:span text:style-name="T7_105"><text:s/></text:span><text:span text:style-name="T7_106">siebie</text:span><text:span text:style-name="T7_107">,<text:s/></text:span><text:span text:style-name="T7_108">czeka</text:span><text:span text:style-name="T7_109"><text:s/></text:span><text:span text:style-name="T7_110">na</text:span><text:span text:style-name="T7_111"><text:s/></text:span><text:span text:style-name="T7_112">niego</text:span><text:span text:style-name="T7_113"><text:s/></text:span><text:span text:style-name="T7_114">szokująca</text:span><text:span text:style-name="T7_115"><text:s/></text:span><text:span text:style-name="T7_116">niespodzianka</text:span><text:span text:style-name="T7_117"><text:s/>–<text:s/></text:span><text:span text:style-name="T7_118">ociekające</text:span><text:span text:style-name="T7_119"><text:s/></text:span><text:span text:style-name="T7_120">krwią</text:span><text:span text:style-name="T7_121"><text:s/></text:span><text:span text:style-name="T7_122">ciała</text:span><text:span text:style-name="T7_123"><text:s/></text:span><text:span text:style-name="T7_124">żony</text:span><text:span text:style-name="T7_125"><text:s/></text:span><text:span text:style-name="T7_126">i</text:span><text:span text:style-name="T7_127"><text:s/></text:span><text:span text:style-name="T7_128">córki</text:span><text:span text:style-name="T7_129">.<text:s/></text:span><text:span text:style-name="T7_130">Nikt</text:span><text:span text:style-name="T7_131"><text:s/></text:span><text:span text:style-name="T7_132">nie</text:span><text:span text:style-name="T7_133"><text:s/></text:span><text:span text:style-name="T7_134">ma</text:span><text:span text:style-name="T7_135"><text:s/></text:span><text:span text:style-name="T7_136">wątpliwości</text:span><text:span text:style-name="T7_137"><text:s/>–<text:s/></text:span><text:span text:style-name="T7_138">klacze</text:span><text:span text:style-name="T7_139"><text:s/></text:span><text:span text:style-name="T7_140">zostały</text:span><text:span text:style-name="T7_141"><text:s/></text:span><text:span text:style-name="T7_142">zamordowane</text:span><text:span text:style-name="T7_143">.</text:span></text:p>
      <text:p text:style-name="P8"/>
      <text:p text:style-name="P9"><text:span text:style-name="T9_1">Bohatera</text:span><text:span text:style-name="T9_2"><text:s/></text:span><text:span text:style-name="T9_3">poznajemy</text:span><text:span text:style-name="T9_4"><text:s/></text:span><text:span text:style-name="T9_5">w</text:span><text:span text:style-name="T9_6"><text:s/></text:span><text:span text:style-name="T9_7">chwili</text:span><text:span text:style-name="T9_8">,<text:s/></text:span><text:span text:style-name="T9_9">gdy</text:span><text:span text:style-name="T9_10"><text:s/></text:span><text:span text:style-name="T9_11">parę</text:span><text:span text:style-name="T9_12"><text:s/></text:span><text:span text:style-name="T9_13">dni</text:span><text:span text:style-name="T9_14"><text:s/></text:span><text:span text:style-name="T9_15">po</text:span><text:span text:style-name="T9_16"><text:s/></text:span><text:span text:style-name="T9_17">dramatycznych</text:span><text:span text:style-name="T9_18"><text:s/></text:span><text:span text:style-name="T9_19">wydarzeniach</text:span><text:span text:style-name="T9_20"><text:s/></text:span><text:span text:style-name="T9_21">bierze</text:span><text:span text:style-name="T9_22"><text:s/></text:span><text:span text:style-name="T9_23">urlop</text:span><text:span text:style-name="T9_24">,<text:s/></text:span><text:span text:style-name="T9_25">żeby</text:span><text:span text:style-name="T9_26"><text:s/></text:span><text:span text:style-name="T9_27">wszystko</text:span><text:span text:style-name="T9_28"><text:s/></text:span><text:span text:style-name="T9_29">sobie</text:span><text:span text:style-name="T9_30"><text:s/></text:span><text:span text:style-name="T9_31">dokładnie</text:span><text:span text:style-name="T9_32"><text:s/></text:span><text:span text:style-name="T9_33">przemyśleć</text:span><text:span text:style-name="T9_34">.<text:s/></text:span><text:span text:style-name="T9_35">Soul</text:span><text:span text:style-name="T9_36"><text:s/></text:span><text:span text:style-name="T9_37">pewnie</text:span><text:span text:style-name="T9_38"><text:s/></text:span><text:span text:style-name="T9_39">zapiłby</text:span><text:span text:style-name="T9_40"><text:s/></text:span><text:span text:style-name="T9_41">się</text:span><text:span text:style-name="T9_42"><text:s/></text:span><text:span text:style-name="T9_43">na</text:span><text:span text:style-name="T9_44"><text:s/></text:span><text:span text:style-name="T9_45">śmierć</text:span><text:span text:style-name="T9_46"><text:s/></text:span><text:span text:style-name="T9_47">w</text:span><text:span text:style-name="T9_48"><text:s/></text:span><text:span text:style-name="T9_49">jakiejś</text:span><text:span text:style-name="T9_50"><text:s/></text:span><text:span text:style-name="T9_51">spelunie</text:span><text:span text:style-name="T9_52">,<text:s/></text:span><text:span text:style-name="T9_53">gdyby</text:span><text:span text:style-name="T9_54"><text:s/></text:span><text:span text:style-name="T9_55">nie</text:span><text:span text:style-name="T9_56"><text:s/></text:span><text:span text:style-name="T9_57">zawitał</text:span><text:span text:style-name="T9_58"><text:s/></text:span><text:span text:style-name="T9_59">do</text:span><text:span text:style-name="T9_60"><text:s/></text:span><text:span text:style-name="T9_61">niego</text:span><text:span text:style-name="T9_62"><text:s/></text:span><text:span text:style-name="T9_63">detektyw</text:span><text:span text:style-name="T9_64"><text:s/></text:span><text:span text:style-name="T9_65">Riddle</text:span><text:span text:style-name="T9_66"><text:s/></text:span><text:span text:style-name="T9_67">Crusher</text:span><text:span text:style-name="T9_68"><text:s/></text:span><text:span text:style-name="T9_69">z</text:span><text:span text:style-name="T9_70"><text:s/></text:span><text:span text:style-name="T9_71">prośbą</text:span><text:span text:style-name="T9_72"><text:s/></text:span><text:span text:style-name="T9_73">o</text:span><text:span text:style-name="T9_74"><text:s/></text:span><text:span text:style-name="T9_75">pomoc</text:span><text:span text:style-name="T9_76"><text:s/></text:span><text:span text:style-name="T9_77">w</text:span><text:span text:style-name="T9_78"><text:s/></text:span><text:span text:style-name="T9_79">schwytaniu</text:span><text:span text:style-name="T9_80"><text:s/></text:span><text:span text:style-name="T9_81">zabójcy</text:span><text:span text:style-name="T9_82">.<text:s/></text:span><text:span text:style-name="T9_83">Dopiero</text:span><text:span text:style-name="T9_84"><text:s/></text:span><text:span text:style-name="T9_85">w</text:span><text:span text:style-name="T9_86"><text:s/></text:span><text:span text:style-name="T9_87">tym</text:span><text:span text:style-name="T9_88"><text:s/></text:span><text:span text:style-name="T9_89">miejscu</text:span><text:span text:style-name="T9_90"><text:s/></text:span><text:span text:style-name="T9_91">zaczyna</text:span><text:span text:style-name="T9_92"><text:s/></text:span><text:span text:style-name="T9_93">się</text:span><text:span text:style-name="T9_94"><text:s/></text:span><text:span text:style-name="T9_95">prawdziwa</text:span><text:span text:style-name="T9_96"><text:s/></text:span><text:span text:style-name="T9_97">zabawa</text:span><text:span text:style-name="T9_98">,<text:s/></text:span><text:span text:style-name="T9_99">a</text:span><text:span text:style-name="T9_100"><text:s/></text:span><text:span text:style-name="T9_101">czytelnik</text:span><text:span text:style-name="T9_102"><text:s/></text:span><text:span text:style-name="T9_103">zostaje</text:span><text:span text:style-name="T9_104"><text:s/></text:span><text:span text:style-name="T9_105">porwany</text:span><text:span text:style-name="T9_106"><text:s/></text:span><text:span text:style-name="T9_107">w</text:span><text:span text:style-name="T9_108"><text:s/></text:span><text:span text:style-name="T9_109">wir</text:span><text:span text:style-name="T9_110"><text:s/></text:span><text:span text:style-name="T9_111">zagadek</text:span><text:span text:style-name="T9_112"><text:s/></text:span><text:span text:style-name="T9_113">i</text:span><text:span text:style-name="T9_114"><text:s/></text:span><text:span text:style-name="T9_115">nawarstwiających</text:span><text:span text:style-name="T9_116"><text:s/></text:span><text:span text:style-name="T9_117">się</text:span><text:span text:style-name="T9_118"><text:s/></text:span><text:span text:style-name="T9_119">pytań</text:span><text:span text:style-name="T9_120">.</text:span></text:p>
      <text:p text:style-name="P10"/>
      <text:p text:style-name="P11"><text:span text:style-name="T11_1">„</text:span><text:span text:style-name="T11_2">Za</text:span><text:span text:style-name="T11_3"><text:s/></text:span><text:span text:style-name="T11_4">grzechy</text:span><text:span text:style-name="T11_5">…”<text:s/></text:span><text:span text:style-name="T11_6">nie</text:span><text:span text:style-name="T11_7"><text:s/></text:span><text:span text:style-name="T11_8">jest</text:span><text:span text:style-name="T11_9"><text:s/></text:span><text:span text:style-name="T11_10">typowym</text:span><text:span text:style-name="T11_11"><text:s/></text:span><text:span text:style-name="T11_12">opowiadaniem</text:span><text:span text:style-name="T11_13"><text:s/></text:span><text:span text:style-name="T11_14">osadzonym</text:span><text:span text:style-name="T11_15"><text:s/></text:span><text:span text:style-name="T11_16">w</text:span><text:span text:style-name="T11_17"><text:s/></text:span><text:span text:style-name="T11_18">małej</text:span><text:span text:style-name="T11_19"><text:s/></text:span><text:span text:style-name="T11_20">mieścinie</text:span><text:span text:style-name="T11_21">,<text:s/></text:span><text:span text:style-name="T11_22">gdzie</text:span><text:span text:style-name="T11_23"><text:s/></text:span><text:span text:style-name="T11_24">wszyscy</text:span><text:span text:style-name="T11_25"><text:s/></text:span><text:span text:style-name="T11_26">się</text:span><text:span text:style-name="T11_27"><text:s/></text:span><text:span text:style-name="T11_28">znają</text:span><text:span text:style-name="T11_29"><text:s/></text:span><text:span text:style-name="T11_30">i</text:span><text:span text:style-name="T11_31"><text:s/></text:span><text:span text:style-name="T11_32">kochają</text:span><text:span text:style-name="T11_33"><text:s/></text:span><text:span text:style-name="T11_34">i</text:span><text:span text:style-name="T11_35"><text:s/></text:span><text:span text:style-name="T11_36">gdzie</text:span><text:span text:style-name="T11_37"><text:s/></text:span><text:span text:style-name="T11_38">dziwnym</text:span><text:span text:style-name="T11_39"><text:s/></text:span><text:span text:style-name="T11_40">zbiegiem</text:span><text:span text:style-name="T11_41"><text:s/></text:span><text:span text:style-name="T11_42">okoliczności</text:span><text:span text:style-name="T11_43"><text:s/></text:span><text:span text:style-name="T11_44">mieszka</text:span><text:span text:style-name="T11_45"><text:s/></text:span><text:span text:style-name="T11_46">większość</text:span><text:span text:style-name="T11_47"><text:s/></text:span><text:span text:style-name="T11_48">obywateli</text:span><text:span text:style-name="T11_49"><text:s/></text:span><text:span text:style-name="T11_50">Equestrii</text:span><text:span text:style-name="T11_51"><text:s/>(</text:span><text:span text:style-name="T11_52">poudawajmy</text:span><text:span text:style-name="T11_53"><text:s/></text:span><text:span text:style-name="T11_54">przez</text:span><text:span text:style-name="T11_55"><text:s/></text:span><text:span text:style-name="T11_56">chwilę</text:span><text:span text:style-name="T11_57">,<text:s/></text:span><text:span text:style-name="T11_58">że</text:span><text:span text:style-name="T11_59"><text:s/></text:span><text:span text:style-name="T11_60">wcale</text:span><text:span text:style-name="T11_61"><text:s/></text:span><text:span text:style-name="T11_62">nie</text:span><text:span text:style-name="T11_63"><text:s/></text:span><text:span text:style-name="T11_64">mam</text:span><text:span text:style-name="T11_65"><text:s/></text:span><text:span text:style-name="T11_66">na</text:span><text:span text:style-name="T11_67"><text:s/></text:span><text:span text:style-name="T11_68">myśli</text:span><text:span text:style-name="T11_69"><text:s/></text:span><text:span text:style-name="T11_70">Ponyville</text:span><text:span text:style-name="T11_71">).<text:s/></text:span><text:span text:style-name="T11_72">Bohaterowie</text:span><text:span text:style-name="T11_73"><text:s/></text:span><text:span text:style-name="T11_74">nie</text:span><text:span text:style-name="T11_75"><text:s/></text:span><text:span text:style-name="T11_76">przemierzają</text:span><text:span text:style-name="T11_77"><text:s/></text:span><text:span text:style-name="T11_78">również</text:span><text:span text:style-name="T11_79"><text:s/></text:span><text:span text:style-name="T11_80">gęstych</text:span><text:span text:style-name="T11_81"><text:s/></text:span><text:span text:style-name="T11_82">lasów</text:span><text:span text:style-name="T11_83"><text:s/></text:span><text:span text:style-name="T11_84">i</text:span><text:span text:style-name="T11_85"><text:s/></text:span><text:span text:style-name="T11_86">ciemnych</text:span><text:span text:style-name="T11_87"><text:s/></text:span><text:span text:style-name="T11_88">jaskiń</text:span><text:span text:style-name="T11_89"><text:s/></text:span><text:span text:style-name="T11_90">w</text:span><text:span text:style-name="T11_91"><text:s/></text:span><text:span text:style-name="T11_92">poszukiwaniu</text:span><text:span text:style-name="T11_93"><text:s/></text:span><text:span text:style-name="T11_94">przygód</text:span><text:span text:style-name="T11_95">.<text:s/></text:span><text:span text:style-name="T11_96">Nie</text:span><text:span text:style-name="T11_97"><text:s/></text:span><text:span text:style-name="T11_98">jest</text:span><text:span text:style-name="T11_99"><text:s/></text:span><text:span text:style-name="T11_100">to</text:span><text:span text:style-name="T11_101"><text:s/></text:span><text:span text:style-name="T11_102">opływająca</text:span><text:span text:style-name="T11_103"><text:s/></text:span><text:span text:style-name="T11_104">luksusem</text:span><text:span text:style-name="T11_105"><text:s/></text:span><text:span text:style-name="T11_106">stolica</text:span><text:span text:style-name="T11_107">,<text:s/></text:span><text:span text:style-name="T11_108">w</text:span><text:span text:style-name="T11_109"><text:s/></text:span><text:span text:style-name="T11_110">której</text:span><text:span text:style-name="T11_111"><text:s/></text:span><text:span text:style-name="T11_112">pręży</text:span><text:span text:style-name="T11_113"><text:s/></text:span><text:span text:style-name="T11_114">się</text:span><text:span text:style-name="T11_115"><text:s/></text:span><text:span text:style-name="T11_116">pałac</text:span><text:span text:style-name="T11_117"><text:s/></text:span><text:span text:style-name="T11_118">królewskich</text:span><text:span text:style-name="T11_119"><text:s/></text:span><text:span text:style-name="T11_120">sióstr</text:span><text:span text:style-name="T11_121"><text:s/></text:span><text:span text:style-name="T11_122">i</text:span><text:span text:style-name="T11_123"><text:s/></text:span><text:span text:style-name="T11_124">gdzie</text:span><text:span text:style-name="T11_125"><text:s/></text:span><text:span text:style-name="T11_126">kucyki</text:span><text:span text:style-name="T11_127"><text:s/></text:span><text:span text:style-name="T11_128">noszą</text:span><text:span text:style-name="T11_129"><text:s/></text:span><text:span text:style-name="T11_130">głowy</text:span><text:span text:style-name="T11_131"><text:s/></text:span><text:span text:style-name="T11_132">tak</text:span><text:span text:style-name="T11_133"><text:s/></text:span><text:span text:style-name="T11_134">wysoko</text:span><text:span text:style-name="T11_135">,<text:s/></text:span><text:span text:style-name="T11_136">że</text:span><text:span text:style-name="T11_137"><text:s/></text:span><text:span text:style-name="T11_138">kunsztownymi</text:span><text:span text:style-name="T11_139"><text:s/></text:span><text:span text:style-name="T11_140">fryzurami</text:span><text:span text:style-name="T11_141"><text:s/></text:span><text:span text:style-name="T11_142">zaczepiają</text:span><text:span text:style-name="T11_143"><text:s/></text:span><text:span text:style-name="T11_144">o</text:span><text:span text:style-name="T11_145"><text:s/></text:span><text:span text:style-name="T11_146">latarnie</text:span><text:span text:style-name="T11_147">.<text:s/></text:span><text:span text:style-name="T11_148">Akcja</text:span><text:span text:style-name="T11_149"><text:s/></text:span><text:span text:style-name="T11_150">rozgrywa</text:span><text:span text:style-name="T11_151"><text:s/></text:span><text:span text:style-name="T11_152">się</text:span><text:span text:style-name="T11_153"><text:s/></text:span><text:span text:style-name="T11_154">w</text:span><text:span text:style-name="T11_155"><text:s/></text:span><text:span text:style-name="T11_156">Manehattanie</text:span><text:span text:style-name="T11_157">,<text:s/></text:span><text:span text:style-name="T11_158">ale</text:span><text:span text:style-name="T11_159"><text:s/></text:span><text:span text:style-name="T11_160">nie</text:span><text:span text:style-name="T11_161"><text:s/></text:span><text:span text:style-name="T11_162">tym</text:span><text:span text:style-name="T11_163">,<text:s/></text:span><text:span text:style-name="T11_164">który</text:span><text:span text:style-name="T11_165"><text:s/></text:span><text:span text:style-name="T11_166">znamy</text:span><text:span text:style-name="T11_167"><text:s/></text:span><text:span text:style-name="T11_168">z</text:span><text:span text:style-name="T11_169"><text:s/></text:span><text:span text:style-name="T11_170">serialu</text:span><text:span text:style-name="T11_171"><text:s/>–<text:s/></text:span><text:span text:style-name="T11_172">jest</text:span><text:span text:style-name="T11_173"><text:s/></text:span><text:span text:style-name="T11_174">to</text:span><text:span text:style-name="T11_175"><text:s/></text:span><text:span text:style-name="T11_176">Manehattan</text:span><text:span text:style-name="T11_177"><text:s/></text:span><text:span text:style-name="T11_178">brudny</text:span><text:span text:style-name="T11_179">,<text:s/></text:span><text:span text:style-name="T11_180">zły</text:span><text:span text:style-name="T11_181"><text:s/></text:span><text:span text:style-name="T11_182">i</text:span><text:span text:style-name="T11_183"><text:s/></text:span><text:span text:style-name="T11_184">przesiąknięty</text:span><text:span text:style-name="T11_185"><text:s/></text:span><text:span text:style-name="T11_186">patologią</text:span><text:span text:style-name="T11_187"><text:s/></text:span><text:span text:style-name="T11_188">wielkiego</text:span><text:span text:style-name="T11_189"><text:s/></text:span><text:span text:style-name="T11_190">miasta</text:span><text:span text:style-name="T11_191">.</text:span></text:p>
      <text:p text:style-name="P12"/>
      <text:p text:style-name="P13"><text:span text:style-name="T13_1">Autor</text:span><text:span text:style-name="T13_2"><text:s/></text:span><text:span text:style-name="T13_3">nie</text:span><text:span text:style-name="T13_4"><text:s/></text:span><text:span text:style-name="T13_5">boi</text:span><text:span text:style-name="T13_6"><text:s/></text:span><text:span text:style-name="T13_7">się</text:span><text:span text:style-name="T13_8"><text:s/></text:span><text:span text:style-name="T13_9">sugestywnych</text:span><text:span text:style-name="T13_10"><text:s/></text:span><text:span text:style-name="T13_11">opisów</text:span><text:span text:style-name="T13_12"><text:s/></text:span><text:span text:style-name="T13_13">i</text:span><text:span text:style-name="T13_14"><text:s/></text:span><text:span text:style-name="T13_15">brzydkich</text:span><text:span text:style-name="T13_16"><text:s/></text:span><text:span text:style-name="T13_17">słów</text:span><text:span text:style-name="T13_18">.<text:s/></text:span><text:span text:style-name="T13_19">Postacie</text:span><text:span text:style-name="T13_20"><text:s/></text:span><text:span text:style-name="T13_21">przeklinają</text:span><text:span text:style-name="T13_22">,<text:s/></text:span><text:span text:style-name="T13_23">piją</text:span><text:span text:style-name="T13_24"><text:s/></text:span><text:span text:style-name="T13_25">na</text:span><text:span text:style-name="T13_26"><text:s/></text:span><text:span text:style-name="T13_27">umór</text:span><text:span text:style-name="T13_28">,<text:s/></text:span><text:span text:style-name="T13_29">wpadają</text:span><text:span text:style-name="T13_30"><text:s/></text:span><text:span text:style-name="T13_31">w</text:span><text:span text:style-name="T13_32"><text:s/></text:span><text:span text:style-name="T13_33">szał</text:span><text:span text:style-name="T13_34">.<text:s/></text:span><text:span text:style-name="T13_35">W</text:span><text:span text:style-name="T13_36"><text:s/></text:span><text:span text:style-name="T13_37">mieście</text:span><text:span text:style-name="T13_38"><text:s/></text:span><text:span text:style-name="T13_39">roi</text:span><text:span text:style-name="T13_40"><text:s/></text:span><text:span text:style-name="T13_41">się</text:span><text:span text:style-name="T13_42"><text:s/></text:span><text:span text:style-name="T13_43">od</text:span><text:span text:style-name="T13_44"><text:s/></text:span><text:span text:style-name="T13_45">dziwek</text:span><text:span text:style-name="T13_46">,<text:s/></text:span><text:span text:style-name="T13_47">a</text:span><text:span text:style-name="T13_48"><text:s/></text:span><text:span text:style-name="T13_49">główny</text:span><text:span text:style-name="T13_50"><text:s/></text:span><text:span text:style-name="T13_51">bohater</text:span><text:span text:style-name="T13_52"><text:s/></text:span><text:span text:style-name="T13_53">nie</text:span><text:span text:style-name="T13_54"><text:s/></text:span><text:span text:style-name="T13_55">jest</text:span><text:span text:style-name="T13_56"><text:s/></text:span><text:span text:style-name="T13_57">bynajmniej</text:span><text:span text:style-name="T13_58"><text:s/></text:span><text:span text:style-name="T13_59">statecznym</text:span><text:span text:style-name="T13_60"><text:s/></text:span><text:span text:style-name="T13_61">mężem</text:span><text:span text:style-name="T13_62"><text:s/></text:span><text:span text:style-name="T13_63">i</text:span><text:span text:style-name="T13_64"><text:s/></text:span><text:span text:style-name="T13_65">ojcem</text:span><text:span text:style-name="T13_66">,<text:s/></text:span><text:span text:style-name="T13_67">który</text:span><text:span text:style-name="T13_68"><text:s/></text:span><text:span text:style-name="T13_69">po</text:span><text:span text:style-name="T13_70"><text:s/></text:span><text:span text:style-name="T13_71">pracy</text:span><text:span text:style-name="T13_72"><text:s/></text:span><text:span text:style-name="T13_73">wraca</text:span><text:span text:style-name="T13_74"><text:s/></text:span><text:span text:style-name="T13_75">do</text:span><text:span text:style-name="T13_76"><text:s/></text:span><text:span text:style-name="T13_77">domu</text:span><text:span text:style-name="T13_78"><text:s/></text:span><text:span text:style-name="T13_79">na</text:span><text:span text:style-name="T13_80"><text:s/></text:span><text:span text:style-name="T13_81">rodzinny</text:span><text:span text:style-name="T13_82"><text:s/></text:span><text:span text:style-name="T13_83">obiad</text:span><text:span text:style-name="T13_84"><text:s/></text:span><text:span text:style-name="T13_85">i</text:span><text:span text:style-name="T13_86"><text:s/></text:span><text:span text:style-name="T13_87">daje</text:span><text:span text:style-name="T13_88"><text:s/></text:span><text:span text:style-name="T13_89">żonie</text:span><text:span text:style-name="T13_90"><text:s/></text:span><text:span text:style-name="T13_91">buziaka</text:span><text:span text:style-name="T13_92"><text:s/></text:span><text:span text:style-name="T13_93">na</text:span><text:span text:style-name="T13_94"><text:s/></text:span><text:span text:style-name="T13_95">powitanie</text:span><text:span text:style-name="T13_96">.<text:s/></text:span><text:span text:style-name="T13_97">Mamy</text:span><text:span text:style-name="T13_98"><text:s/></text:span><text:span text:style-name="T13_99">miasto</text:span><text:span text:style-name="T13_100">,<text:s/></text:span><text:span text:style-name="T13_101">gdzie</text:span><text:span text:style-name="T13_102"><text:s/></text:span><text:span text:style-name="T13_103">każdy</text:span><text:span text:style-name="T13_104"><text:s/></text:span><text:span text:style-name="T13_105">jest</text:span><text:span text:style-name="T13_106"><text:s/></text:span><text:span text:style-name="T13_107">anonimowy</text:span><text:span text:style-name="T13_108"><text:s/></text:span><text:span text:style-name="T13_109">i</text:span><text:span text:style-name="T13_110"><text:s/></text:span><text:span text:style-name="T13_111">dzielnice</text:span><text:span text:style-name="T13_112">,<text:s/></text:span><text:span text:style-name="T13_113">których</text:span><text:span text:style-name="T13_114"><text:s/></text:span><text:span text:style-name="T13_115">lepiej</text:span><text:span text:style-name="T13_116"><text:s/></text:span><text:span text:style-name="T13_117">nie</text:span><text:span text:style-name="T13_118"><text:s/></text:span><text:span text:style-name="T13_119">odwiedzać</text:span><text:span text:style-name="T13_120"><text:s/></text:span><text:span text:style-name="T13_121">po</text:span><text:span text:style-name="T13_122"><text:s/></text:span><text:span text:style-name="T13_123">zmroku</text:span><text:span text:style-name="T13_124">.<text:s/></text:span><text:span text:style-name="T13_125">A</text:span><text:span text:style-name="T13_126"><text:s/></text:span><text:span text:style-name="T13_127">w</text:span><text:span text:style-name="T13_128"><text:s/></text:span><text:span text:style-name="T13_129">samym</text:span><text:span text:style-name="T13_130"><text:s/></text:span><text:span text:style-name="T13_131">centrum</text:span><text:span text:style-name="T13_132"><text:s/></text:span><text:span text:style-name="T13_133">tego</text:span><text:span text:style-name="T13_134"><text:s/></text:span><text:span text:style-name="T13_135">wszystkiego</text:span><text:span text:style-name="T13_136"><text:s/>–<text:s/></text:span><text:span text:style-name="T13_137">soczysta</text:span><text:span text:style-name="T13_138"><text:s/></text:span><text:span text:style-name="T13_139">zagadka</text:span><text:span text:style-name="T13_140"><text:s/></text:span><text:span text:style-name="T13_141">kryminalna</text:span><text:span text:style-name="T13_142">,<text:s/></text:span><text:span text:style-name="T13_143">ogarnięty</text:span><text:span text:style-name="T13_144"><text:s/></text:span><text:span text:style-name="T13_145">rozpaczą</text:span><text:span text:style-name="T13_146"><text:s/></text:span><text:span text:style-name="T13_147">po</text:span><text:span text:style-name="T13_148"><text:s/></text:span><text:span text:style-name="T13_149">utracie</text:span><text:span text:style-name="T13_150"><text:s/></text:span><text:span text:style-name="T13_151">rodziny</text:span><text:span text:style-name="T13_152"><text:s/></text:span><text:span text:style-name="T13_153">doktor</text:span><text:span text:style-name="T13_154"><text:s/></text:span><text:span text:style-name="T13_155">oraz</text:span><text:span text:style-name="T13_156"><text:s/></text:span><text:span text:style-name="T13_157">para</text:span><text:span text:style-name="T13_158"><text:s/></text:span><text:span text:style-name="T13_159">detektywów</text:span><text:span text:style-name="T13_160">,<text:s/></text:span><text:span text:style-name="T13_161">którzy</text:span><text:span text:style-name="T13_162"><text:s/></text:span><text:span text:style-name="T13_163">niczym</text:span><text:span text:style-name="T13_164"><text:s/></text:span><text:span text:style-name="T13_165">Holmes</text:span><text:span text:style-name="T13_166"><text:s/></text:span><text:span text:style-name="T13_167">i</text:span><text:span text:style-name="T13_168"><text:s/></text:span><text:span text:style-name="T13_169">Watson</text:span><text:span text:style-name="T13_170"><text:s/></text:span><text:span text:style-name="T13_171">tropią</text:span><text:span text:style-name="T13_172"><text:s/></text:span><text:span text:style-name="T13_173">nieuchwytnego</text:span><text:span text:style-name="T13_174"><text:s/></text:span><text:span text:style-name="T13_175">mordercę</text:span><text:span text:style-name="T13_176">.<text:s/></text:span><text:span text:style-name="T13_177">Cały</text:span><text:span text:style-name="T13_178"><text:s/></text:span><text:span text:style-name="T13_179">ten</text:span><text:span text:style-name="T13_180"><text:s/></text:span><text:span text:style-name="T13_181">szary</text:span><text:span text:style-name="T13_182">,<text:s/></text:span><text:span text:style-name="T13_183">brudny</text:span><text:span text:style-name="T13_184">,<text:s/></text:span><text:span text:style-name="T13_185">okrutny</text:span><text:span text:style-name="T13_186"><text:s/></text:span><text:span text:style-name="T13_187">obraz</text:span><text:span text:style-name="T13_188"><text:s/></text:span><text:span text:style-name="T13_189">do</text:span><text:span text:style-name="T13_190"><text:s/></text:span><text:span text:style-name="T13_191">tego</text:span><text:span text:style-name="T13_192"><text:s/></text:span><text:span text:style-name="T13_193">stopnia</text:span><text:span text:style-name="T13_194"><text:s/></text:span><text:span text:style-name="T13_195">kłóci</text:span><text:span text:style-name="T13_196"><text:s/></text:span><text:span text:style-name="T13_197">się</text:span><text:span text:style-name="T13_198"><text:s/></text:span><text:span text:style-name="T13_199">z</text:span><text:span text:style-name="T13_200"><text:s/></text:span><text:span text:style-name="T13_201">utopijnym</text:span><text:span text:style-name="T13_202"><text:s/></text:span><text:span text:style-name="T13_203">światem</text:span><text:span text:style-name="T13_204"><text:s/></text:span><text:span text:style-name="T13_205">pastelowych</text:span><text:span text:style-name="T13_206"><text:s/></text:span><text:span text:style-name="T13_207">kobył</text:span><text:span text:style-name="T13_208">,<text:s/></text:span><text:span text:style-name="T13_209">jaki</text:span><text:span text:style-name="T13_210"><text:s/></text:span><text:span text:style-name="T13_211">znamy</text:span><text:span text:style-name="T13_212"><text:s/></text:span><text:span text:style-name="T13_213">z</text:span><text:span text:style-name="T13_214"><text:s/></text:span><text:span text:style-name="T13_215">serialu</text:span><text:span text:style-name="T13_216">,<text:s/></text:span><text:span text:style-name="T13_217">że</text:span><text:span text:style-name="T13_218"><text:s/></text:span><text:span text:style-name="T13_219">potencjalny</text:span><text:span text:style-name="T13_220"><text:s/></text:span><text:span text:style-name="T13_221">czytelnik</text:span><text:span text:style-name="T13_222"><text:s/></text:span><text:span text:style-name="T13_223">albo</text:span><text:span text:style-name="T13_224"><text:s/></text:span><text:span text:style-name="T13_225">otrząśnie</text:span><text:span text:style-name="T13_226"><text:s/></text:span><text:span text:style-name="T13_227">się</text:span><text:span text:style-name="T13_228"><text:s/></text:span><text:span text:style-name="T13_229">ze</text:span><text:span text:style-name="T13_230"><text:s/></text:span><text:span text:style-name="T13_231">wstrętem</text:span><text:span text:style-name="T13_232"><text:s/>(„</text:span><text:span text:style-name="T13_233">Oni</text:span><text:span text:style-name="T13_234"><text:s/></text:span><text:span text:style-name="T13_235">tam</text:span><text:span text:style-name="T13_236"><text:s/></text:span><text:span text:style-name="T13_237">mają</text:span><text:span text:style-name="T13_238"><text:s/></text:span><text:span text:style-name="T13_239">kochaaaaaanki</text:span><text:span text:style-name="T13_240">,<text:s/></text:span><text:span text:style-name="T13_241">fuuuuj</text:span><text:span text:style-name="T13_242">!”),<text:s/></text:span><text:span text:style-name="T13_243">albo</text:span><text:span text:style-name="T13_244"><text:s/>–<text:s/></text:span><text:span text:style-name="T13_245">jak</text:span><text:span text:style-name="T13_246"><text:s/></text:span><text:span text:style-name="T13_247">mnie</text:span><text:span text:style-name="T13_248"><text:s/>–<text:s/></text:span><text:span text:style-name="T13_249">zaświecą</text:span><text:span text:style-name="T13_250"><text:s/></text:span><text:span text:style-name="T13_251">mu</text:span><text:span text:style-name="T13_252"><text:s/></text:span><text:span text:style-name="T13_253">się</text:span><text:span text:style-name="T13_254"><text:s/></text:span><text:span text:style-name="T13_255">oczy</text:span><text:span text:style-name="T13_256">,<text:s/></text:span><text:span text:style-name="T13_257">wyszczerzy</text:span><text:span text:style-name="T13_258"><text:s/></text:span><text:span text:style-name="T13_259">się</text:span><text:span text:style-name="T13_260"><text:s/></text:span><text:span text:style-name="T13_261">z</text:span><text:span text:style-name="T13_262"><text:s/></text:span><text:span text:style-name="T13_263">zachwytu</text:span><text:span text:style-name="T13_264"><text:s/></text:span><text:span text:style-name="T13_265">i</text:span><text:span text:style-name="T13_266"><text:s/></text:span><text:span text:style-name="T13_267">zacznie</text:span><text:span text:style-name="T13_268"><text:s/></text:span><text:span text:style-name="T13_269">piszczeć</text:span><text:span text:style-name="T13_270"><text:s/></text:span><text:span text:style-name="T13_271">z</text:span><text:span text:style-name="T13_272"><text:s/></text:span><text:span text:style-name="T13_273">emocji</text:span><text:span text:style-name="T13_274">,<text:s/></text:span><text:span text:style-name="T13_275">bo</text:span><text:span text:style-name="T13_276"><text:s/></text:span><text:span text:style-name="T13_277">patologia</text:span><text:span text:style-name="T13_278"><text:s/></text:span><text:span text:style-name="T13_279">i</text:span><text:span text:style-name="T13_280"><text:s/></text:span><text:span text:style-name="T13_281">emocjonalny</text:span><text:span text:style-name="T13_282"><text:s/></text:span><text:span text:style-name="T13_283">rozkład</text:span><text:span text:style-name="T13_284"><text:s/></text:span><text:span text:style-name="T13_285">podane</text:span><text:span text:style-name="T13_286"><text:s/></text:span><text:span text:style-name="T13_287">w</text:span><text:span text:style-name="T13_288"><text:s/></text:span><text:span text:style-name="T13_289">wysublimowany</text:span><text:span text:style-name="T13_290"><text:s/></text:span><text:span text:style-name="T13_291">sposób</text:span><text:span text:style-name="T13_292"><text:s/></text:span><text:span text:style-name="T13_293">są</text:span><text:span text:style-name="T13_294"><text:s/></text:span><text:span text:style-name="T13_295">tym</text:span><text:span text:style-name="T13_296">,<text:s/></text:span><text:span text:style-name="T13_297">czego</text:span><text:span text:style-name="T13_298"><text:s/></text:span><text:span text:style-name="T13_299">w</text:span><text:span text:style-name="T13_300"><text:s/></text:span><text:span text:style-name="T13_301">fandomie</text:span><text:span text:style-name="T13_302"><text:s/></text:span><text:span text:style-name="T13_303">stanowczo</text:span><text:span text:style-name="T13_304"><text:s/></text:span><text:span text:style-name="T13_305">brakuje</text:span><text:span text:style-name="T13_306">.</text:span></text:p>
      <text:p text:style-name="P14"/>
      <text:p text:style-name="P15"><text:span text:style-name="T15_1">Kryminały</text:span><text:span text:style-name="T15_2"><text:s/></text:span><text:span text:style-name="T15_3">jako</text:span><text:span text:style-name="T15_4"><text:s/></text:span><text:span text:style-name="T15_5">gatunek</text:span><text:span text:style-name="T15_6"><text:s/></text:span><text:span text:style-name="T15_7">nie</text:span><text:span text:style-name="T15_8"><text:s/></text:span><text:span text:style-name="T15_9">cieszą</text:span><text:span text:style-name="T15_10"><text:s/></text:span><text:span text:style-name="T15_11">się</text:span><text:span text:style-name="T15_12"><text:s/></text:span><text:span text:style-name="T15_13">w</text:span><text:span text:style-name="T15_14">śród</text:span><text:span text:style-name="T15_15"><text:s/></text:span><text:span text:style-name="T15_16">bronies</text:span><text:span text:style-name="T15_17"><text:s/></text:span><text:span text:style-name="T15_18">zbytnią</text:span><text:span text:style-name="T15_19"><text:s/></text:span><text:span text:style-name="T15_20">popularnością</text:span><text:span text:style-name="T15_21">.<text:s/></text:span><text:span text:style-name="T15_22">Jest</text:span><text:span text:style-name="T15_23"><text:s/></text:span><text:span text:style-name="T15_24">kilka</text:span><text:span text:style-name="T15_25"><text:s/></text:span><text:span text:style-name="T15_26">świetnych</text:span><text:span text:style-name="T15_27">,<text:s/></text:span><text:span text:style-name="T15_28">ale</text:span><text:span text:style-name="T15_29"><text:s/></text:span><text:span text:style-name="T15_30">generalnie</text:span><text:span text:style-name="T15_31"><text:s/></text:span><text:span text:style-name="T15_32">niewiele</text:span><text:span text:style-name="T15_33"><text:s/></text:span><text:span text:style-name="T15_34">osób</text:span><text:span text:style-name="T15_35"><text:s/></text:span><text:span text:style-name="T15_36">je</text:span><text:span text:style-name="T15_37"><text:s/></text:span><text:span text:style-name="T15_38">pisze</text:span><text:span text:style-name="T15_39">.<text:s/></text:span><text:span text:style-name="T15_40">A</text:span><text:span text:style-name="T15_41"><text:s/></text:span><text:span text:style-name="T15_42">szkoda</text:span><text:span text:style-name="T15_43"><text:s/>–<text:s/></text:span><text:span text:style-name="T15_44">Draques</text:span><text:span text:style-name="T15_45"><text:s/></text:span><text:span text:style-name="T15_46">udowadnia</text:span><text:span text:style-name="T15_47">,<text:s/></text:span><text:span text:style-name="T15_48">że</text:span><text:span text:style-name="T15_49"><text:s/></text:span><text:span text:style-name="T15_50">nie</text:span><text:span text:style-name="T15_51"><text:s/></text:span><text:span text:style-name="T15_52">trzeba</text:span><text:span text:style-name="T15_53"><text:s/></text:span><text:span text:style-name="T15_54">tworzyć</text:span><text:span text:style-name="T15_55"><text:s/></text:span><text:span text:style-name="T15_56">fabuły</text:span><text:span text:style-name="T15_57"><text:s/></text:span><text:span text:style-name="T15_58">na</text:span><text:span text:style-name="T15_59"><text:s/></text:span><text:span text:style-name="T15_60">tysiąc</text:span><text:span text:style-name="T15_61"><text:s/></text:span><text:span text:style-name="T15_62">stron</text:span><text:span text:style-name="T15_63"><text:s/></text:span><text:span text:style-name="T15_64">i</text:span><text:span text:style-name="T15_65"><text:s/></text:span><text:span text:style-name="T15_66">wprowadzać</text:span><text:span text:style-name="T15_67"><text:s/></text:span><text:span text:style-name="T15_68">setek</text:span><text:span text:style-name="T15_69"><text:s/></text:span><text:span text:style-name="T15_70">bohaterów</text:span><text:span text:style-name="T15_71">,<text:s/></text:span><text:span text:style-name="T15_72">żeby</text:span><text:span text:style-name="T15_73"><text:s/></text:span><text:span text:style-name="T15_74">zaciekawić</text:span><text:span text:style-name="T15_75"><text:s/></text:span><text:span text:style-name="T15_76">czytelnika</text:span><text:span text:style-name="T15_77">.<text:s/></text:span><text:span text:style-name="T15_78">Opierając</text:span><text:span text:style-name="T15_79"><text:s/></text:span><text:span text:style-name="T15_80">tekst</text:span><text:span text:style-name="T15_81"><text:s/></text:span><text:span text:style-name="T15_82">na</text:span><text:span text:style-name="T15_83"><text:s/></text:span><text:span text:style-name="T15_84">klasycznym</text:span><text:span text:style-name="T15_85"><text:s/></text:span><text:span text:style-name="T15_86">schemacie</text:span><text:span text:style-name="T15_87"><text:s/></text:span><text:span text:style-name="T15_88">kryminału</text:span><text:span text:style-name="T15_89">,<text:s/></text:span><text:span text:style-name="T15_90">udało</text:span><text:span text:style-name="T15_91"><text:s/></text:span><text:span text:style-name="T15_92">mu</text:span><text:span text:style-name="T15_93"><text:s/></text:span><text:span text:style-name="T15_94">się</text:span><text:span text:style-name="T15_95"><text:s/></text:span><text:span text:style-name="T15_96">napisać</text:span><text:span text:style-name="T15_97"><text:s/></text:span><text:span text:style-name="T15_98">fik</text:span><text:span text:style-name="T15_99">,<text:s/></text:span><text:span text:style-name="T15_100">który</text:span><text:span text:style-name="T15_101"><text:s/></text:span><text:span text:style-name="T15_102">wciąga</text:span><text:span text:style-name="T15_103">,<text:s/></text:span><text:span text:style-name="T15_104">wzbudza</text:span><text:span text:style-name="T15_105"><text:s/></text:span><text:span text:style-name="T15_106">emocje</text:span><text:span text:style-name="T15_107"><text:s/></text:span><text:span text:style-name="T15_108">i</text:span><text:span text:style-name="T15_109"><text:s/></text:span><text:span text:style-name="T15_110">zaskakuje</text:span><text:span text:style-name="T15_111">.<text:s/></text:span><text:span text:style-name="T15_112">Drobnym</text:span><text:span text:style-name="T15_113"><text:s/></text:span><text:span text:style-name="T15_114">mankamentem</text:span><text:span text:style-name="T15_115"><text:s/></text:span><text:span text:style-name="T15_116">opowiadania</text:span><text:span text:style-name="T15_117"><text:s/></text:span><text:span text:style-name="T15_118">jest</text:span><text:span text:style-name="T15_119"><text:s/></text:span><text:span text:style-name="T15_120">to</text:span><text:span text:style-name="T15_121">,<text:s/></text:span><text:span text:style-name="T15_122">że</text:span><text:span text:style-name="T15_123"><text:s/></text:span><text:span text:style-name="T15_124">większość</text:span><text:span text:style-name="T15_125"><text:s/></text:span><text:span text:style-name="T15_126">czytelników</text:span><text:span text:style-name="T15_127"><text:s/></text:span><text:span text:style-name="T15_128">bardzo</text:span><text:span text:style-name="T15_129"><text:s/></text:span><text:span text:style-name="T15_130">szybko</text:span><text:span text:style-name="T15_131"><text:s/></text:span><text:span text:style-name="T15_132">domyśli</text:span><text:span text:style-name="T15_133"><text:s/></text:span><text:span text:style-name="T15_134">się</text:span><text:span text:style-name="T15_135">,<text:s/></text:span><text:span text:style-name="T15_136">kto</text:span><text:span text:style-name="T15_137"><text:s/></text:span><text:span text:style-name="T15_138">jest</text:span><text:span text:style-name="T15_139"><text:s/></text:span><text:span text:style-name="T15_140">zabójcą</text:span><text:span text:style-name="T15_141">,<text:s/></text:span><text:span text:style-name="T15_142">ale</text:span><text:span text:style-name="T15_143"><text:s/></text:span><text:span text:style-name="T15_144">tekst</text:span><text:span text:style-name="T15_145"><text:s/></text:span><text:span text:style-name="T15_146">warto</text:span><text:span text:style-name="T15_147"><text:s/></text:span><text:span text:style-name="T15_148">przeczytać</text:span><text:span text:style-name="T15_149"><text:s/></text:span><text:span text:style-name="T15_150">chociażby</text:span><text:span text:style-name="T15_151"><text:s/></text:span><text:span text:style-name="T15_152">dla</text:span><text:span text:style-name="T15_153"><text:s/></text:span><text:span text:style-name="T15_154">samego</text:span><text:span text:style-name="T15_155"><text:s/></text:span><text:span text:style-name="T15_156">profilu</text:span><text:span text:style-name="T15_157"><text:s/></text:span><text:span text:style-name="T15_158">psychologicznego</text:span><text:span text:style-name="T15_159"><text:s/></text:span><text:span text:style-name="T15_160">postaci</text:span><text:span text:style-name="T15_161">,<text:s/></text:span><text:span text:style-name="T15_162">który</text:span><text:span text:style-name="T15_163"><text:s/></text:span><text:span text:style-name="T15_164">został</text:span><text:span text:style-name="T15_165"><text:s/></text:span><text:span text:style-name="T15_166">rozpisany</text:span><text:span text:style-name="T15_167"><text:s/></text:span><text:span text:style-name="T15_168">po</text:span><text:span text:style-name="T15_169"><text:s/></text:span><text:span text:style-name="T15_170">prostu</text:span><text:span text:style-name="T15_171"><text:s/></text:span><text:span text:style-name="T15_172">perfekcyjnie</text:span><text:span text:style-name="T15_173">.</text:span></text:p>
      <text:p text:style-name="P16"/>
      <text:p text:style-name="P17"><text:span text:style-name="T17_1">Otwarte</text:span><text:span text:style-name="T17_2"><text:s/></text:span><text:span text:style-name="T17_3">zakończenie</text:span><text:span text:style-name="T17_4"><text:s/></text:span><text:span text:style-name="T17_5">pozostawia</text:span><text:span text:style-name="T17_6"><text:s/></text:span><text:span text:style-name="T17_7">nadzieję</text:span><text:span text:style-name="T17_8"><text:s/></text:span><text:span text:style-name="T17_9">na</text:span><text:span text:style-name="T17_10"><text:s/></text:span><text:span text:style-name="T17_11">kontynuację</text:span><text:span text:style-name="T17_12">,<text:s/></text:span><text:span text:style-name="T17_13">którą</text:span><text:span text:style-name="T17_14"><text:s/></text:span><text:span text:style-name="T17_15">zresztą</text:span><text:span text:style-name="T17_16"><text:s/></text:span><text:span text:style-name="T17_17">sam</text:span><text:span text:style-name="T17_18"><text:s/></text:span><text:span text:style-name="T17_19">autor</text:span><text:span text:style-name="T17_20"><text:s/></text:span><text:span text:style-name="T17_21">to</text:span><text:span text:style-name="T17_22"><text:s/></text:span><text:span text:style-name="T17_23">podsyca</text:span><text:span text:style-name="T17_24">,<text:s/></text:span><text:span text:style-name="T17_25">to</text:span><text:span text:style-name="T17_26"><text:s/></text:span><text:span text:style-name="T17_27">znów</text:span><text:span text:style-name="T17_28"><text:s/></text:span><text:span text:style-name="T17_29">gasi</text:span><text:span text:style-name="T17_30">…<text:s/></text:span><text:span text:style-name="T17_31">Dzieło</text:span><text:span text:style-name="T17_32"><text:s/></text:span><text:span text:style-name="T17_33">oznaczone</text:span><text:span text:style-name="T17_34"><text:s/></text:span><text:span text:style-name="T17_35">jest</text:span><text:span text:style-name="T17_36"><text:s/></text:span><text:span text:style-name="T17_37">jednakże</text:span><text:span text:style-name="T17_38"><text:s/></text:span><text:span text:style-name="T17_39">jako</text:span><text:span text:style-name="T17_40"><text:s/></text:span><text:span text:style-name="T17_41">zakończone</text:span><text:span text:style-name="T17_42">,<text:s/></text:span><text:span text:style-name="T17_43">co</text:span><text:span text:style-name="T17_44"><text:s/></text:span><text:span text:style-name="T17_45">oznacza</text:span><text:span text:style-name="T17_46">,<text:s/></text:span><text:span text:style-name="T17_47">że</text:span><text:span text:style-name="T17_48"><text:s/></text:span><text:span text:style-name="T17_49">czytelnik</text:span><text:span text:style-name="T17_50"><text:s/></text:span><text:span text:style-name="T17_51">nie</text:span><text:span text:style-name="T17_52"><text:s/></text:span><text:span text:style-name="T17_53">powinien</text:span><text:span text:style-name="T17_54"><text:s/></text:span><text:span text:style-name="T17_55">nastawiać</text:span><text:span text:style-name="T17_56"><text:s/></text:span><text:span text:style-name="T17_57">się</text:span><text:span text:style-name="T17_58"><text:s/></text:span><text:span text:style-name="T17_59">na</text:span><text:span text:style-name="T17_60"><text:s/></text:span><text:span text:style-name="T17_61">oczywiste</text:span><text:span text:style-name="T17_62"><text:s/></text:span><text:span text:style-name="T17_63">odpowiedzi</text:span><text:span text:style-name="T17_64"><text:s/></text:span><text:span text:style-name="T17_65">i</text:span><text:span text:style-name="T17_66"><text:s/></text:span><text:span text:style-name="T17_67">podanie</text:span><text:span text:style-name="T17_68"><text:s/></text:span><text:span text:style-name="T17_69">wszystkich</text:span><text:span text:style-name="T17_70"><text:s/></text:span><text:span text:style-name="T17_71">rozwiązań</text:span><text:span text:style-name="T17_72"><text:s/></text:span><text:span text:style-name="T17_73">na</text:span><text:span text:style-name="T17_74"><text:s/></text:span><text:span text:style-name="T17_75">tacy</text:span><text:span text:style-name="T17_76">.<text:s/></text:span><text:span text:style-name="T17_77">Banał</text:span><text:span text:style-name="T17_78"><text:s/></text:span><text:span text:style-name="T17_79">nie</text:span><text:span text:style-name="T17_80"><text:s/></text:span><text:span text:style-name="T17_81">jest</text:span><text:span text:style-name="T17_82"><text:s/></text:span><text:span text:style-name="T17_83">tym</text:span><text:span text:style-name="T17_84">,<text:s/></text:span><text:span text:style-name="T17_85">co</text:span><text:span text:style-name="T17_86"><text:s/></text:span><text:span text:style-name="T17_87">cechuje</text:span><text:span text:style-name="T17_88"><text:s/></text:span><text:span text:style-name="T17_89">to</text:span><text:span text:style-name="T17_90"><text:s/></text:span><text:span text:style-name="T17_91">opowiadanie</text:span><text:span text:style-name="T17_92"><text:s/>–<text:s/></text:span><text:span text:style-name="T17_93">każdy</text:span><text:span text:style-name="T17_94"><text:s/></text:span><text:span text:style-name="T17_95">może</text:span><text:span text:style-name="T17_96"><text:s/></text:span><text:span text:style-name="T17_97">interpretować</text:span><text:span text:style-name="T17_98"><text:s/></text:span><text:span text:style-name="T17_99">końcowe</text:span><text:span text:style-name="T17_100"><text:s/></text:span><text:span text:style-name="T17_101">wydarzenia</text:span><text:span text:style-name="T17_102"><text:s/></text:span><text:span text:style-name="T17_103">tak</text:span><text:span text:style-name="T17_104">,<text:s/></text:span><text:span text:style-name="T17_105">jak</text:span><text:span text:style-name="T17_106"><text:s/></text:span><text:span text:style-name="T17_107">chce</text:span><text:span text:style-name="T17_108"><text:s/></text:span><text:span text:style-name="T17_109">i</text:span><text:span text:style-name="T17_110"><text:s/></text:span><text:span text:style-name="T17_111">prawdopodobnie</text:span><text:span text:style-name="T17_112"><text:s/></text:span><text:span text:style-name="T17_113">każda</text:span><text:span text:style-name="T17_114"><text:s/></text:span><text:span text:style-name="T17_115">interpretacja</text:span><text:span text:style-name="T17_116"><text:s/></text:span><text:span text:style-name="T17_117">będzie</text:span><text:span text:style-name="T17_118"><text:s/></text:span><text:span text:style-name="T17_119">równie</text:span><text:span text:style-name="T17_120"><text:s/></text:span><text:span text:style-name="T17_121">dobra</text:span><text:span text:style-name="T17_122">.<text:s/></text:span><text:span text:style-name="T17_123">Na</text:span><text:span text:style-name="T17_124"><text:s/></text:span><text:span text:style-name="T17_125">koniec</text:span><text:span text:style-name="T17_126"><text:s/></text:span><text:span text:style-name="T17_127">warto</text:span><text:span text:style-name="T17_128"><text:s/></text:span><text:span text:style-name="T17_129">dodać</text:span><text:span text:style-name="T17_130"><text:s/></text:span><text:span text:style-name="T17_131">świetnie</text:span><text:span text:style-name="T17_132"><text:s/></text:span><text:span text:style-name="T17_133">prowadzoną</text:span><text:span text:style-name="T17_134"><text:s/></text:span><text:span text:style-name="T17_135">akcję</text:span><text:span text:style-name="T17_136">,<text:s/></text:span><text:span text:style-name="T17_137">atmosferę</text:span><text:span text:style-name="T17_138"><text:s/></text:span><text:span text:style-name="T17_139">tak</text:span><text:span text:style-name="T17_140"><text:s/></text:span><text:span text:style-name="T17_141">gęstą</text:span><text:span text:style-name="T17_142">,<text:s/></text:span><text:span text:style-name="T17_143">że</text:span><text:span text:style-name="T17_144"><text:s/></text:span><text:span text:style-name="T17_145">można</text:span><text:span text:style-name="T17_146"><text:s/></text:span><text:span text:style-name="T17_147">ją</text:span><text:span text:style-name="T17_148"><text:s/></text:span><text:span text:style-name="T17_149">kroić</text:span><text:span text:style-name="T17_150"><text:s/></text:span><text:span text:style-name="T17_151">nożem</text:span><text:span text:style-name="T17_152"><text:s/></text:span><text:span text:style-name="T17_153">oraz</text:span><text:span text:style-name="T17_154"><text:s/></text:span><text:span text:style-name="T17_155">stale</text:span><text:span text:style-name="T17_156"><text:s/></text:span><text:span text:style-name="T17_157">rosnące</text:span><text:span text:style-name="T17_158"><text:s/></text:span><text:span text:style-name="T17_159">napięcie</text:span><text:span text:style-name="T17_160"><text:s/></text:span><text:span text:style-name="T17_161">i</text:span><text:span text:style-name="T17_162"><text:s/></text:span><text:span text:style-name="T17_163">otrzymujemy</text:span><text:span text:style-name="T17_164"><text:s/></text:span><text:span text:style-name="T17_165">smakowity</text:span><text:span text:style-name="T17_166"><text:s/></text:span><text:span text:style-name="T17_167">fanfik</text:span><text:span text:style-name="T17_168">,<text:s/></text:span><text:span text:style-name="T17_169">genialny</text:span><text:span text:style-name="T17_170"><text:s/></text:span><text:span text:style-name="T17_171">w</text:span><text:span text:style-name="T17_172"><text:s/></text:span><text:span text:style-name="T17_173">swojej</text:span><text:span text:style-name="T17_174"><text:s/></text:span><text:span text:style-name="T17_175">prostocie</text:span><text:span text:style-name="T17_176">,<text:s/></text:span><text:span text:style-name="T17_177">a</text:span><text:span text:style-name="T17_178"><text:s/></text:span><text:span text:style-name="T17_179">jednocześnie</text:span><text:span text:style-name="T17_180"><text:s/></text:span><text:span text:style-name="T17_181">skłaniający</text:span><text:span text:style-name="T17_182"><text:s/></text:span><text:span text:style-name="T17_183">do</text:span><text:span text:style-name="T17_184"><text:s/></text:span><text:span text:style-name="T17_185">rozmyśleń</text:span><text:span text:style-name="T17_186">.</text:span></text:p>
      <text:p text:style-name="P18"><text:span text:style-name="T18_1">(</text:span><text:span text:style-name="T18_2">A</text:span><text:span text:style-name="T18_3"><text:s/></text:span><text:span text:style-name="T18_4">w</text:span><text:span text:style-name="T18_5"><text:s/></text:span><text:span text:style-name="T18_6">ramach</text:span><text:span text:style-name="T18_7"><text:s/></text:span><text:span text:style-name="T18_8">ciekawostko</text:span><text:span text:style-name="T18_9">-</text:span><text:span text:style-name="T18_10">anegdoty</text:span><text:span text:style-name="T18_11"><text:s/></text:span><text:span text:style-name="T18_12">warto</text:span><text:span text:style-name="T18_13"><text:s/></text:span><text:span text:style-name="T18_14">wspomnieć</text:span><text:span text:style-name="T18_15">,<text:s/></text:span><text:span text:style-name="T18_16">że</text:span><text:span text:style-name="T18_17"><text:s/></text:span><text:span text:style-name="T18_18">szanowny</text:span><text:span text:style-name="T18_19"><text:s/></text:span><text:span text:style-name="T18_20">autor</text:span><text:span text:style-name="T18_21">,<text:s/></text:span><text:span text:style-name="T18_22">Pan</text:span><text:span text:style-name="T18_23"><text:s/></text:span><text:span text:style-name="T18_24">Bester</text:span><text:span text:style-name="T18_25">,<text:s/></text:span><text:span text:style-name="T18_26">przejawia</text:span><text:span text:style-name="T18_27"><text:s/></text:span><text:span text:style-name="T18_28">tendencje</text:span><text:span text:style-name="T18_29"><text:s/></text:span><text:span text:style-name="T18_30">do</text:span><text:span text:style-name="T18_31"><text:s/></text:span><text:span text:style-name="T18_32">okresowego</text:span><text:span text:style-name="T18_33"><text:s/></text:span><text:span text:style-name="T18_34">Zachowania</text:span><text:span text:style-name="T18_35">,</text:span><text:span text:style-name="T18_36"><text:s/></text:span><text:span text:style-name="T18_37">Jakie</text:span><text:span text:style-name="T18_38"><text:s/></text:span><text:span text:style-name="T18_39">Nie</text:span><text:span text:style-name="T18_40"><text:s/></text:span><text:span text:style-name="T18_41">Przystoi</text:span><text:span text:style-name="T18_42"><text:s/></text:span><text:span text:style-name="T18_43">Autorom</text:span><text:span text:style-name="T18_44"><text:s/></text:span><text:span text:style-name="T18_45">Szanującym</text:span><text:span text:style-name="T18_46"><text:s/></text:span><text:span text:style-name="T18_47">Czytelników</text:span><text:span text:style-name="T18_48">,<text:s/></text:span><text:span text:style-name="T18_49">czyli</text:span><text:span text:style-name="T18_50"><text:s/></text:span><text:span text:style-name="T18_51">bezczelnego</text:span><text:span text:style-name="T18_52"><text:s/></text:span><text:span text:style-name="T18_53">zacierania</text:span><text:span text:style-name="T18_54"><text:s/></text:span><text:span text:style-name="T18_55">śladów</text:span><text:span text:style-name="T18_56"><text:s/></text:span><text:span text:style-name="T18_57">swojej</text:span><text:span text:style-name="T18_58"><text:s/></text:span><text:span text:style-name="T18_59">pisarskiej</text:span><text:span text:style-name="T18_60"><text:s/></text:span><text:span text:style-name="T18_61">działalności</text:span><text:span text:style-name="T18_62">,<text:s/></text:span><text:span text:style-name="T18_63">dlatego</text:span><text:span text:style-name="T18_64"><text:s/></text:span><text:span text:style-name="T18_65">jego</text:span><text:span text:style-name="T18_66"><text:s/></text:span><text:span text:style-name="T18_67">fanfiki</text:span><text:span text:style-name="T18_68"><text:s/></text:span><text:span text:style-name="T18_69">należy</text:span><text:span text:style-name="T18_70"><text:s/></text:span><text:span text:style-name="T18_71">czytać</text:span><text:span text:style-name="T18_72">,<text:s/></text:span><text:span text:style-name="T18_73">dopóki</text:span><text:span text:style-name="T18_74"><text:s/></text:span><text:span text:style-name="T18_75">jeszcze</text:span><text:span text:style-name="T18_76"><text:s/></text:span><text:span text:style-name="T18_77">wiszą</text:span><text:span text:style-name="T18_78"><text:s/></text:span><text:span text:style-name="T18_79">na</text:span><text:span text:style-name="T18_80"><text:s/></text:span><text:span text:style-name="T18_81">forum</text:span><text:span text:style-name="T18_82">).</text:span></text:p>
      <text:p text:style-name="P19"/>
      <text:p text:style-name="P20"><text:span text:style-name="T20_1">Technicznie</text:span><text:span text:style-name="T20_2"><text:s/></text:span><text:span text:style-name="T20_3">opowiadanie</text:span><text:span text:style-name="T20_4"><text:s/></text:span><text:span text:style-name="T20_5">jest</text:span><text:span text:style-name="T20_6"><text:s/></text:span><text:span text:style-name="T20_7">średnio</text:span><text:span text:style-name="T20_8"><text:s/></text:span><text:span text:style-name="T20_9">dobre</text:span><text:span text:style-name="T20_10">.<text:s/></text:span><text:span text:style-name="T20_11">Zważywszy</text:span><text:span text:style-name="T20_12"><text:s/></text:span><text:span text:style-name="T20_13">na</text:span><text:span text:style-name="T20_14"><text:s/></text:span><text:span text:style-name="T20_15">liczbę</text:span><text:span text:style-name="T20_16"><text:s/></text:span><text:span text:style-name="T20_17">pre</text:span><text:span text:style-name="T20_18">-</text:span><text:span text:style-name="T20_19">readerów</text:span><text:span text:style-name="T20_20"><text:s/></text:span><text:span text:style-name="T20_21">i</text:span><text:span text:style-name="T20_22"><text:s/></text:span><text:span text:style-name="T20_23">korektorów</text:span><text:span text:style-name="T20_24">,<text:s/></text:span><text:span text:style-name="T20_25">głupie</text:span><text:span text:style-name="T20_26"><text:s/></text:span><text:span text:style-name="T20_27">błędy</text:span><text:span text:style-name="T20_28"><text:s/></text:span><text:span text:style-name="T20_29">typu</text:span><text:span text:style-name="T20_30"><text:s/></text:span><text:span text:style-name="T20_31">literówki</text:span><text:span text:style-name="T20_32"><text:s/></text:span><text:span text:style-name="T20_33">czy</text:span><text:span text:style-name="T20_34"><text:s/></text:span><text:span text:style-name="T20_35">przecinki</text:span><text:span text:style-name="T20_36"><text:s/></text:span><text:span text:style-name="T20_37">żyjące</text:span><text:span text:style-name="T20_38"><text:s/></text:span><text:span text:style-name="T20_39">własnym</text:span><text:span text:style-name="T20_40"><text:s/></text:span><text:span text:style-name="T20_41">życiem</text:span><text:span text:style-name="T20_42"><text:s/></text:span><text:span text:style-name="T20_43">pojawiają</text:span><text:span text:style-name="T20_44"><text:s/></text:span><text:span text:style-name="T20_45">się</text:span><text:span text:style-name="T20_46"><text:s/></text:span><text:span text:style-name="T20_47">zdecydowanie</text:span><text:span text:style-name="T20_48"><text:s/></text:span><text:span text:style-name="T20_49">zbyt</text:span><text:span text:style-name="T20_50"><text:s/></text:span><text:span text:style-name="T20_51">często</text:span><text:span text:style-name="T20_52">.<text:s/></text:span><text:span text:style-name="T20_53">Nie</text:span><text:span text:style-name="T20_54"><text:s/></text:span><text:span text:style-name="T20_55">umniejsza</text:span><text:span text:style-name="T20_56"><text:s/></text:span><text:span text:style-name="T20_57">to</text:span><text:span text:style-name="T20_58"><text:s/></text:span><text:span text:style-name="T20_59">jednak</text:span><text:span text:style-name="T20_60"><text:s/></text:span><text:span text:style-name="T20_61">w</text:span><text:span text:style-name="T20_62"><text:s/></text:span><text:span text:style-name="T20_63">żadnym</text:span><text:span text:style-name="T20_64"><text:s/></text:span><text:span text:style-name="T20_65">stopniu</text:span><text:span text:style-name="T20_66"><text:s/></text:span><text:span text:style-name="T20_67">wartości</text:span><text:span text:style-name="T20_68"><text:s/></text:span><text:span text:style-name="T20_69">opowiadania</text:span><text:span text:style-name="T20_70">,<text:s/></text:span><text:span text:style-name="T20_71">które</text:span><text:span text:style-name="T20_72"><text:s/></text:span><text:span text:style-name="T20_73">czyta</text:span><text:span text:style-name="T20_74"><text:s/></text:span><text:span text:style-name="T20_75">się</text:span><text:span text:style-name="T20_76"><text:s/></text:span><text:span text:style-name="T20_77">jednym</text:span><text:span text:style-name="T20_78"><text:s/></text:span><text:span text:style-name="T20_79">tchem</text:span><text:span text:style-name="T20_80"><text:s/></text:span><text:span text:style-name="T20_81">i</text:span><text:span text:style-name="T20_82"><text:s/></text:span><text:span text:style-name="T20_83">które</text:span><text:span text:style-name="T20_84"><text:s/>–<text:s/></text:span><text:span text:style-name="T20_85">jakby</text:span><text:span text:style-name="T20_86"><text:s/></text:span><text:span text:style-name="T20_87">to</text:span><text:span text:style-name="T20_88"><text:s/></text:span><text:span text:style-name="T20_89">powiedział</text:span><text:span text:style-name="T20_90"><text:s/></text:span><text:span text:style-name="T20_91">pewien</text:span><text:span text:style-name="T20_92"><text:s/></text:span><text:span text:style-name="T20_93">pan</text:span><text:span text:style-name="T20_94">,<text:s/></text:span><text:span text:style-name="T20_95">może</text:span><text:span text:style-name="T20_96"><text:s/></text:span><text:span text:style-name="T20_97">go</text:span><text:span text:style-name="T20_98"><text:s/></text:span><text:span text:style-name="T20_99">kojarzycie</text:span><text:span text:style-name="T20_100">,<text:s/></text:span><text:span text:style-name="T20_101">ale</text:span><text:span text:style-name="T20_102"><text:s/></text:span><text:span text:style-name="T20_103">nie</text:span><text:span text:style-name="T20_104"><text:s/></text:span><text:span text:style-name="T20_105">sądzę</text:span><text:span text:style-name="T20_106">,<text:s/></text:span><text:span text:style-name="T20_107">taki</text:span><text:span text:style-name="T20_108"><text:s/></text:span><text:span text:style-name="T20_109">tam</text:span><text:span text:style-name="T20_110"><text:s/></text:span><text:span text:style-name="T20_111">random</text:span><text:span text:style-name="T20_112"><text:s/>–<text:s/>„</text:span><text:span text:style-name="T20_113">wciąga</text:span><text:span text:style-name="T20_114"><text:s/></text:span><text:span text:style-name="T20_115">jak</text:span><text:span text:style-name="T20_116"><text:s/></text:span><text:span text:style-name="T20_117">bagno</text:span><text:span text:style-name="T20_118">”.<text:s/></text:span><text:span text:style-name="T20_119">Tak</text:span><text:span text:style-name="T20_120"><text:s/></text:span><text:span text:style-name="T20_121">mało</text:span><text:span text:style-name="T20_122"><text:s/></text:span><text:span text:style-name="T20_123">jest</text:span><text:span text:style-name="T20_124"><text:s/></text:span><text:span text:style-name="T20_125">dobrych</text:span><text:span text:style-name="T20_126"><text:s/></text:span><text:span text:style-name="T20_127">kryminałów</text:span><text:span text:style-name="T20_128">,<text:s/></text:span><text:span text:style-name="T20_129">a</text:span><text:span text:style-name="T20_130"><text:s/></text:span><text:span text:style-name="T20_131">ten</text:span><text:span text:style-name="T20_132"><text:s/></text:span><text:span text:style-name="T20_133">się</text:span><text:span text:style-name="T20_134"><text:s/></text:span><text:span text:style-name="T20_135">do</text:span><text:span text:style-name="T20_136"><text:s/></text:span><text:span text:style-name="T20_137">nich</text:span><text:span text:style-name="T20_138"><text:s/></text:span><text:span text:style-name="T20_139">zalicza</text:span><text:span text:style-name="T20_140">.<text:s/></text:span><text:span text:style-name="T20_141">Pozostaje</text:span><text:span text:style-name="T20_142"><text:s/></text:span><text:span text:style-name="T20_143">tylko</text:span><text:span text:style-name="T20_144"><text:s/></text:span><text:span text:style-name="T20_145">czytać</text:span><text:span text:style-name="T20_146"><text:s/></text:span><text:span text:style-name="T20_147">i</text:span><text:span text:style-name="T20_148"><text:s/></text:span><text:span text:style-name="T20_149">wychwalać</text:span><text:span text:style-name="T20_150">.<text:s/>(</text:span><text:span text:style-name="T20_151">I</text:span><text:span text:style-name="T20_152"><text:s/></text:span><text:span text:style-name="T20_153">nie</text:span><text:span text:style-name="T20_154"><text:s/></text:span><text:span text:style-name="T20_155">usuwa</text:span><text:span text:style-name="T20_156"><text:s/></text:span><text:span text:style-name="T20_157">się</text:span><text:span text:style-name="T20_158"><text:s/></text:span><text:span text:style-name="T20_159">swojej</text:span><text:span text:style-name="T20_160"><text:s/></text:span><text:span text:style-name="T20_161">twórczości</text:span><text:span text:style-name="T20_162"><text:s/></text:span><text:span text:style-name="T20_163">z</text:span><text:span text:style-name="T20_164"><text:s/></text:span><text:span text:style-name="T20_165">Internetu</text:span><text:span text:style-name="T20_166">,<text:s/></text:span><text:span text:style-name="T20_167">Internet</text:span><text:span text:style-name="T20_168"><text:s/></text:span><text:span text:style-name="T20_169">pamięta</text:span><text:span text:style-name="T20_170">!)</text:span></text:p>
      <text:p text:style-name="P21"/>
      <text:p text:style-name="P22"><text:span text:style-name="T22_1">Madeleine</text:span></text:p>
      <text:p text:style-name="P23"/>
      <text:p text:style-name="P24"><text:span text:style-name="T24_1">Link</text:span><text:span text:style-name="T24_2"><text:s/></text:span><text:span text:style-name="T24_3">do</text:span><text:span text:style-name="T24_4"><text:s/></text:span><text:span text:style-name="T24_5">strony</text:span><text:span text:style-name="T24_6"><text:s/>(</text:span><text:span text:style-name="T24_7">jest</text:span><text:span text:style-name="T24_8"><text:s/></text:span><text:span text:style-name="T24_9">to</text:span><text:span text:style-name="T24_10"><text:s/></text:span><text:span text:style-name="T24_11">również</text:span><text:span text:style-name="T24_12"><text:s/></text:span><text:span text:style-name="T24_13">okładka</text:span><text:span text:style-name="T24_14">,<text:s/></text:span><text:span text:style-name="T24_15">więc</text:span><text:span text:style-name="T24_16"><text:s/></text:span><text:span text:style-name="T24_17">prosiłabym</text:span><text:span text:style-name="T24_18"><text:s/></text:span><text:span text:style-name="T24_19">dać</text:span><text:span text:style-name="T24_20"><text:s/></text:span><text:span text:style-name="T24_21">to</text:span><text:span text:style-name="T24_22"><text:s/></text:span><text:span text:style-name="T24_23">jako</text:span><text:span text:style-name="T24_24"><text:s/></text:span><text:span text:style-name="T24_25">obrazek</text:span><text:span text:style-name="T24_26"><text:s/></text:span><text:span text:style-name="T24_27">tytułowy</text:span><text:span text:style-name="T24_28">):</text:span></text:p>
      <text:p text:style-name="P25"><text:span text:style-name="T25_1"><text:a xlink:type="simple" xlink:href="http://pl.mlp.wikia.com/wiki/Plik:S04E08_Manehattan_w_ca%C5%82ej_okaza%C5%82o%C5%9Bci.png"><text:span text:style-name="T25_2">http</text:span></text:a></text:span><text:span text:style-name="T25_3"><text:a xlink:type="simple" xlink:href="http://pl.mlp.wikia.com/wiki/Plik:S04E08_Manehattan_w_ca%C5%82ej_okaza%C5%82o%C5%9Bci.png"><text:span text:style-name="T25_4">://</text:span></text:a></text:span><text:span text:style-name="T25_5"><text:a xlink:type="simple" xlink:href="http://pl.mlp.wikia.com/wiki/Plik:S04E08_Manehattan_w_ca%C5%82ej_okaza%C5%82o%C5%9Bci.png"><text:span text:style-name="T25_6">pl</text:span></text:a></text:span><text:span text:style-name="T25_7"><text:a xlink:type="simple" xlink:href="http://pl.mlp.wikia.com/wiki/Plik:S04E08_Manehattan_w_ca%C5%82ej_okaza%C5%82o%C5%9Bci.png"><text:span text:style-name="T25_8">.</text:span></text:a></text:span><text:span text:style-name="T25_9"><text:a xlink:type="simple" xlink:href="http://pl.mlp.wikia.com/wiki/Plik:S04E08_Manehattan_w_ca%C5%82ej_okaza%C5%82o%C5%9Bci.png"><text:span text:style-name="T25_10">mlp</text:span></text:a></text:span><text:span text:style-name="T25_11"><text:a xlink:type="simple" xlink:href="http://pl.mlp.wikia.com/wiki/Plik:S04E08_Manehattan_w_ca%C5%82ej_okaza%C5%82o%C5%9Bci.png"><text:span text:style-name="T25_12">.</text:span></text:a></text:span><text:span text:style-name="T25_13"><text:a xlink:type="simple" xlink:href="http://pl.mlp.wikia.com/wiki/Plik:S04E08_Manehattan_w_ca%C5%82ej_okaza%C5%82o%C5%9Bci.png"><text:span text:style-name="T25_14">wikia</text:span></text:a></text:span><text:span text:style-name="T25_15"><text:a xlink:type="simple" xlink:href="http://pl.mlp.wikia.com/wiki/Plik:S04E08_Manehattan_w_ca%C5%82ej_okaza%C5%82o%C5%9Bci.png"><text:span text:style-name="T25_16">.</text:span></text:a></text:span><text:span text:style-name="T25_17"><text:a xlink:type="simple" xlink:href="http://pl.mlp.wikia.com/wiki/Plik:S04E08_Manehattan_w_ca%C5%82ej_okaza%C5%82o%C5%9Bci.png"><text:span text:style-name="T25_18">com</text:span></text:a></text:span><text:span text:style-name="T25_19"><text:a xlink:type="simple" xlink:href="http://pl.mlp.wikia.com/wiki/Plik:S04E08_Manehattan_w_ca%C5%82ej_okaza%C5%82o%C5%9Bci.png"><text:span text:style-name="T25_20">/</text:span></text:a></text:span><text:span text:style-name="T25_21"><text:a xlink:type="simple" xlink:href="http://pl.mlp.wikia.com/wiki/Plik:S04E08_Manehattan_w_ca%C5%82ej_okaza%C5%82o%C5%9Bci.png"><text:span text:style-name="T25_22">wiki</text:span></text:a></text:span><text:span text:style-name="T25_23"><text:a xlink:type="simple" xlink:href="http://pl.mlp.wikia.com/wiki/Plik:S04E08_Manehattan_w_ca%C5%82ej_okaza%C5%82o%C5%9Bci.png"><text:span text:style-name="T25_24">/</text:span></text:a></text:span><text:span text:style-name="T25_25"><text:a xlink:type="simple" xlink:href="http://pl.mlp.wikia.com/wiki/Plik:S04E08_Manehattan_w_ca%C5%82ej_okaza%C5%82o%C5%9Bci.png"><text:span text:style-name="T25_26">Plik</text:span></text:a></text:span><text:span text:style-name="T25_27"><text:a xlink:type="simple" xlink:href="http://pl.mlp.wikia.com/wiki/Plik:S04E08_Manehattan_w_ca%C5%82ej_okaza%C5%82o%C5%9Bci.png"><text:span text:style-name="T25_28">:</text:span></text:a></text:span><text:span text:style-name="T25_29"><text:a xlink:type="simple" xlink:href="http://pl.mlp.wikia.com/wiki/Plik:S04E08_Manehattan_w_ca%C5%82ej_okaza%C5%82o%C5%9Bci.png"><text:span text:style-name="T25_30">S</text:span></text:a></text:span><text:span text:style-name="T25_31"><text:a xlink:type="simple" xlink:href="http://pl.mlp.wikia.com/wiki/Plik:S04E08_Manehattan_w_ca%C5%82ej_okaza%C5%82o%C5%9Bci.png"><text:span text:style-name="T25_32">04</text:span></text:a></text:span><text:span text:style-name="T25_33"><text:a xlink:type="simple" xlink:href="http://pl.mlp.wikia.com/wiki/Plik:S04E08_Manehattan_w_ca%C5%82ej_okaza%C5%82o%C5%9Bci.png"><text:span text:style-name="T25_34">E</text:span></text:a></text:span><text:span text:style-name="T25_35"><text:a xlink:type="simple" xlink:href="http://pl.mlp.wikia.com/wiki/Plik:S04E08_Manehattan_w_ca%C5%82ej_okaza%C5%82o%C5%9Bci.png"><text:span text:style-name="T25_36">08_</text:span></text:a></text:span><text:span text:style-name="T25_37"><text:a xlink:type="simple" xlink:href="http://pl.mlp.wikia.com/wiki/Plik:S04E08_Manehattan_w_ca%C5%82ej_okaza%C5%82o%C5%9Bci.png"><text:span text:style-name="T25_38">Manehattan</text:span></text:a></text:span><text:span text:style-name="T25_39"><text:a xlink:type="simple" xlink:href="http://pl.mlp.wikia.com/wiki/Plik:S04E08_Manehattan_w_ca%C5%82ej_okaza%C5%82o%C5%9Bci.png"><text:span text:style-name="T25_40">_</text:span></text:a></text:span><text:span text:style-name="T25_41"><text:a xlink:type="simple" xlink:href="http://pl.mlp.wikia.com/wiki/Plik:S04E08_Manehattan_w_ca%C5%82ej_okaza%C5%82o%C5%9Bci.png"><text:span text:style-name="T25_42">w</text:span></text:a></text:span><text:span text:style-name="T25_43"><text:a xlink:type="simple" xlink:href="http://pl.mlp.wikia.com/wiki/Plik:S04E08_Manehattan_w_ca%C5%82ej_okaza%C5%82o%C5%9Bci.png"><text:span text:style-name="T25_44">_</text:span></text:a></text:span><text:span text:style-name="T25_45"><text:a xlink:type="simple" xlink:href="http://pl.mlp.wikia.com/wiki/Plik:S04E08_Manehattan_w_ca%C5%82ej_okaza%C5%82o%C5%9Bci.png"><text:span text:style-name="T25_46">ca</text:span></text:a></text:span><text:span text:style-name="T25_47"><text:a xlink:type="simple" xlink:href="http://pl.mlp.wikia.com/wiki/Plik:S04E08_Manehattan_w_ca%C5%82ej_okaza%C5%82o%C5%9Bci.png"><text:span text:style-name="T25_48">%</text:span></text:a></text:span><text:span text:style-name="T25_49"><text:a xlink:type="simple" xlink:href="http://pl.mlp.wikia.com/wiki/Plik:S04E08_Manehattan_w_ca%C5%82ej_okaza%C5%82o%C5%9Bci.png"><text:span text:style-name="T25_50">C</text:span></text:a></text:span><text:span text:style-name="T25_51"><text:a xlink:type="simple" xlink:href="http://pl.mlp.wikia.com/wiki/Plik:S04E08_Manehattan_w_ca%C5%82ej_okaza%C5%82o%C5%9Bci.png"><text:span text:style-name="T25_52">5%82</text:span></text:a></text:span><text:span text:style-name="T25_53"><text:a xlink:type="simple" xlink:href="http://pl.mlp.wikia.com/wiki/Plik:S04E08_Manehattan_w_ca%C5%82ej_okaza%C5%82o%C5%9Bci.png"><text:span text:style-name="T25_54">ej</text:span></text:a></text:span><text:span text:style-name="T25_55"><text:a xlink:type="simple" xlink:href="http://pl.mlp.wikia.com/wiki/Plik:S04E08_Manehattan_w_ca%C5%82ej_okaza%C5%82o%C5%9Bci.png"><text:span text:style-name="T25_56">_</text:span></text:a></text:span><text:span text:style-name="T25_57"><text:a xlink:type="simple" xlink:href="http://pl.mlp.wikia.com/wiki/Plik:S04E08_Manehattan_w_ca%C5%82ej_okaza%C5%82o%C5%9Bci.png"><text:span text:style-name="T25_58">okaza</text:span></text:a></text:span><text:span text:style-name="T25_59"><text:a xlink:type="simple" xlink:href="http://pl.mlp.wikia.com/wiki/Plik:S04E08_Manehattan_w_ca%C5%82ej_okaza%C5%82o%C5%9Bci.png"><text:span text:style-name="T25_60">%</text:span></text:a></text:span><text:span text:style-name="T25_61"><text:a xlink:type="simple" xlink:href="http://pl.mlp.wikia.com/wiki/Plik:S04E08_Manehattan_w_ca%C5%82ej_okaza%C5%82o%C5%9Bci.png"><text:span text:style-name="T25_62">C</text:span></text:a></text:span><text:span text:style-name="T25_63"><text:a xlink:type="simple" xlink:href="http://pl.mlp.wikia.com/wiki/Plik:S04E08_Manehattan_w_ca%C5%82ej_okaza%C5%82o%C5%9Bci.png"><text:span text:style-name="T25_64">5%82</text:span></text:a></text:span><text:span text:style-name="T25_65"><text:a xlink:type="simple" xlink:href="http://pl.mlp.wikia.com/wiki/Plik:S04E08_Manehattan_w_ca%C5%82ej_okaza%C5%82o%C5%9Bci.png"><text:span text:style-name="T25_66">o</text:span></text:a></text:span><text:span text:style-name="T25_67"><text:a xlink:type="simple" xlink:href="http://pl.mlp.wikia.com/wiki/Plik:S04E08_Manehattan_w_ca%C5%82ej_okaza%C5%82o%C5%9Bci.png"><text:span text:style-name="T25_68">%</text:span></text:a></text:span><text:span text:style-name="T25_69"><text:a xlink:type="simple" xlink:href="http://pl.mlp.wikia.com/wiki/Plik:S04E08_Manehattan_w_ca%C5%82ej_okaza%C5%82o%C5%9Bci.png"><text:span text:style-name="T25_70">C</text:span></text:a></text:span><text:span text:style-name="T25_71"><text:a xlink:type="simple" xlink:href="http://pl.mlp.wikia.com/wiki/Plik:S04E08_Manehattan_w_ca%C5%82ej_okaza%C5%82o%C5%9Bci.png"><text:span text:style-name="T25_72">5%9</text:span></text:a></text:span><text:span text:style-name="T25_73"><text:a xlink:type="simple" xlink:href="http://pl.mlp.wikia.com/wiki/Plik:S04E08_Manehattan_w_ca%C5%82ej_okaza%C5%82o%C5%9Bci.png"><text:span text:style-name="T25_74">Bci</text:span></text:a></text:span><text:span text:style-name="T25_75"><text:a xlink:type="simple" xlink:href="http://pl.mlp.wikia.com/wiki/Plik:S04E08_Manehattan_w_ca%C5%82ej_okaza%C5%82o%C5%9Bci.png"><text:span text:style-name="T25_76">.</text:span></text:a></text:span><text:span text:style-name="T25_77"><text:a xlink:type="simple" xlink:href="http://pl.mlp.wikia.com/wiki/Plik:S04E08_Manehattan_w_ca%C5%82ej_okaza%C5%82o%C5%9Bci.png"><text:span text:style-name="T25_78">png</text:span></text:a></text:span></text:p>
      <text:p text:style-name="P26"><text:span text:style-name="T26_1">Link</text:span><text:span text:style-name="T26_2"><text:s/></text:span><text:span text:style-name="T26_3">do</text:span><text:span text:style-name="T26_4"><text:s/></text:span><text:span text:style-name="T26_5">obrazka</text:span><text:span text:style-name="T26_6">:</text:span></text:p>
      <text:p text:style-name="P27"><text:span text:style-name="T27_1"><text:a xlink:type="simple" xlink:href="http://img3.wikia.nocookie.net/__cb20140215102950/mlp/pl/images/thumb/0/09/S04E08_Manehattan_w_ca%C5%82ej_okaza%C5%82o%C5%9Bci.png/640px-S04E08_Manehattan_w_ca%C5%82ej_okaza%C5%82o%C5%9Bci.png"><text:span text:style-name="T27_2">http</text:span></text:a></text:span><text:span text:style-name="T27_3"><text:a xlink:type="simple" xlink:href="http://img3.wikia.nocookie.net/__cb20140215102950/mlp/pl/images/thumb/0/09/S04E08_Manehattan_w_ca%C5%82ej_okaza%C5%82o%C5%9Bci.png/640px-S04E08_Manehattan_w_ca%C5%82ej_okaza%C5%82o%C5%9Bci.png"><text:span text:style-name="T27_4">://</text:span></text:a></text:span><text:span text:style-name="T27_5"><text:a xlink:type="simple" xlink:href="http://img3.wikia.nocookie.net/__cb20140215102950/mlp/pl/images/thumb/0/09/S04E08_Manehattan_w_ca%C5%82ej_okaza%C5%82o%C5%9Bci.png/640px-S04E08_Manehattan_w_ca%C5%82ej_okaza%C5%82o%C5%9Bci.png"><text:span text:style-name="T27_6">img</text:span></text:a></text:span><text:span text:style-name="T27_7"><text:a xlink:type="simple" xlink:href="http://img3.wikia.nocookie.net/__cb20140215102950/mlp/pl/images/thumb/0/09/S04E08_Manehattan_w_ca%C5%82ej_okaza%C5%82o%C5%9Bci.png/640px-S04E08_Manehattan_w_ca%C5%82ej_okaza%C5%82o%C5%9Bci.png"><text:span text:style-name="T27_8">3.</text:span></text:a></text:span><text:span text:style-name="T27_9"><text:a xlink:type="simple" xlink:href="http://img3.wikia.nocookie.net/__cb20140215102950/mlp/pl/images/thumb/0/09/S04E08_Manehattan_w_ca%C5%82ej_okaza%C5%82o%C5%9Bci.png/640px-S04E08_Manehattan_w_ca%C5%82ej_okaza%C5%82o%C5%9Bci.png"><text:span text:style-name="T27_10">wikia</text:span></text:a></text:span><text:span text:style-name="T27_11"><text:a xlink:type="simple" xlink:href="http://img3.wikia.nocookie.net/__cb20140215102950/mlp/pl/images/thumb/0/09/S04E08_Manehattan_w_ca%C5%82ej_okaza%C5%82o%C5%9Bci.png/640px-S04E08_Manehattan_w_ca%C5%82ej_okaza%C5%82o%C5%9Bci.png"><text:span text:style-name="T27_12">.</text:span></text:a></text:span><text:span text:style-name="T27_13"><text:a xlink:type="simple" xlink:href="http://img3.wikia.nocookie.net/__cb20140215102950/mlp/pl/images/thumb/0/09/S04E08_Manehattan_w_ca%C5%82ej_okaza%C5%82o%C5%9Bci.png/640px-S04E08_Manehattan_w_ca%C5%82ej_okaza%C5%82o%C5%9Bci.png"><text:span text:style-name="T27_14">nocookie</text:span></text:a></text:span><text:span text:style-name="T27_15"><text:a xlink:type="simple" xlink:href="http://img3.wikia.nocookie.net/__cb20140215102950/mlp/pl/images/thumb/0/09/S04E08_Manehattan_w_ca%C5%82ej_okaza%C5%82o%C5%9Bci.png/640px-S04E08_Manehattan_w_ca%C5%82ej_okaza%C5%82o%C5%9Bci.png"><text:span text:style-name="T27_16">.</text:span></text:a></text:span><text:span text:style-name="T27_17"><text:a xlink:type="simple" xlink:href="http://img3.wikia.nocookie.net/__cb20140215102950/mlp/pl/images/thumb/0/09/S04E08_Manehattan_w_ca%C5%82ej_okaza%C5%82o%C5%9Bci.png/640px-S04E08_Manehattan_w_ca%C5%82ej_okaza%C5%82o%C5%9Bci.png"><text:span text:style-name="T27_18">net</text:span></text:a></text:span><text:span text:style-name="T27_19"><text:a xlink:type="simple" xlink:href="http://img3.wikia.nocookie.net/__cb20140215102950/mlp/pl/images/thumb/0/09/S04E08_Manehattan_w_ca%C5%82ej_okaza%C5%82o%C5%9Bci.png/640px-S04E08_Manehattan_w_ca%C5%82ej_okaza%C5%82o%C5%9Bci.png"><text:span text:style-name="T27_20">/__</text:span></text:a></text:span><text:span text:style-name="T27_21"><text:a xlink:type="simple" xlink:href="http://img3.wikia.nocookie.net/__cb20140215102950/mlp/pl/images/thumb/0/09/S04E08_Manehattan_w_ca%C5%82ej_okaza%C5%82o%C5%9Bci.png/640px-S04E08_Manehattan_w_ca%C5%82ej_okaza%C5%82o%C5%9Bci.png"><text:span text:style-name="T27_22">cb</text:span></text:a></text:span><text:span text:style-name="T27_23"><text:a xlink:type="simple" xlink:href="http://img3.wikia.nocookie.net/__cb20140215102950/mlp/pl/images/thumb/0/09/S04E08_Manehattan_w_ca%C5%82ej_okaza%C5%82o%C5%9Bci.png/640px-S04E08_Manehattan_w_ca%C5%82ej_okaza%C5%82o%C5%9Bci.png"><text:span text:style-name="T27_24">20140215102950/</text:span></text:a></text:span><text:span text:style-name="T27_25"><text:a xlink:type="simple" xlink:href="http://img3.wikia.nocookie.net/__cb20140215102950/mlp/pl/images/thumb/0/09/S04E08_Manehattan_w_ca%C5%82ej_okaza%C5%82o%C5%9Bci.png/640px-S04E08_Manehattan_w_ca%C5%82ej_okaza%C5%82o%C5%9Bci.png"><text:span text:style-name="T27_26">mlp</text:span></text:a></text:span><text:span text:style-name="T27_27"><text:a xlink:type="simple" xlink:href="http://img3.wikia.nocookie.net/__cb20140215102950/mlp/pl/images/thumb/0/09/S04E08_Manehattan_w_ca%C5%82ej_okaza%C5%82o%C5%9Bci.png/640px-S04E08_Manehattan_w_ca%C5%82ej_okaza%C5%82o%C5%9Bci.png"><text:span text:style-name="T27_28">/</text:span></text:a></text:span><text:span text:style-name="T27_29"><text:a xlink:type="simple" xlink:href="http://img3.wikia.nocookie.net/__cb20140215102950/mlp/pl/images/thumb/0/09/S04E08_Manehattan_w_ca%C5%82ej_okaza%C5%82o%C5%9Bci.png/640px-S04E08_Manehattan_w_ca%C5%82ej_okaza%C5%82o%C5%9Bci.png"><text:span text:style-name="T27_30">pl</text:span></text:a></text:span><text:span text:style-name="T27_31"><text:a xlink:type="simple" xlink:href="http://img3.wikia.nocookie.net/__cb20140215102950/mlp/pl/images/thumb/0/09/S04E08_Manehattan_w_ca%C5%82ej_okaza%C5%82o%C5%9Bci.png/640px-S04E08_Manehattan_w_ca%C5%82ej_okaza%C5%82o%C5%9Bci.png"><text:span text:style-name="T27_32">/</text:span></text:a></text:span><text:span text:style-name="T27_33"><text:a xlink:type="simple" xlink:href="http://img3.wikia.nocookie.net/__cb20140215102950/mlp/pl/images/thumb/0/09/S04E08_Manehattan_w_ca%C5%82ej_okaza%C5%82o%C5%9Bci.png/640px-S04E08_Manehattan_w_ca%C5%82ej_okaza%C5%82o%C5%9Bci.png"><text:span text:style-name="T27_34">images</text:span></text:a></text:span><text:span text:style-name="T27_35"><text:a xlink:type="simple" xlink:href="http://img3.wikia.nocookie.net/__cb20140215102950/mlp/pl/images/thumb/0/09/S04E08_Manehattan_w_ca%C5%82ej_okaza%C5%82o%C5%9Bci.png/640px-S04E08_Manehattan_w_ca%C5%82ej_okaza%C5%82o%C5%9Bci.png"><text:span text:style-name="T27_36">/</text:span></text:a></text:span><text:span text:style-name="T27_37"><text:a xlink:type="simple" xlink:href="http://img3.wikia.nocookie.net/__cb20140215102950/mlp/pl/images/thumb/0/09/S04E08_Manehattan_w_ca%C5%82ej_okaza%C5%82o%C5%9Bci.png/640px-S04E08_Manehattan_w_ca%C5%82ej_okaza%C5%82o%C5%9Bci.png"><text:span text:style-name="T27_38">thumb</text:span></text:a></text:span><text:span text:style-name="T27_39"><text:a xlink:type="simple" xlink:href="http://img3.wikia.nocookie.net/__cb20140215102950/mlp/pl/images/thumb/0/09/S04E08_Manehattan_w_ca%C5%82ej_okaza%C5%82o%C5%9Bci.png/640px-S04E08_Manehattan_w_ca%C5%82ej_okaza%C5%82o%C5%9Bci.png"><text:span text:style-name="T27_40">/0/09/</text:span></text:a></text:span><text:span text:style-name="T27_41"><text:a xlink:type="simple" xlink:href="http://img3.wikia.nocookie.net/__cb20140215102950/mlp/pl/images/thumb/0/09/S04E08_Manehattan_w_ca%C5%82ej_okaza%C5%82o%C5%9Bci.png/640px-S04E08_Manehattan_w_ca%C5%82ej_okaza%C5%82o%C5%9Bci.png"><text:span text:style-name="T27_42">S</text:span></text:a></text:span><text:span text:style-name="T27_43"><text:a xlink:type="simple" xlink:href="http://img3.wikia.nocookie.net/__cb20140215102950/mlp/pl/images/thumb/0/09/S04E08_Manehattan_w_ca%C5%82ej_okaza%C5%82o%C5%9Bci.png/640px-S04E08_Manehattan_w_ca%C5%82ej_okaza%C5%82o%C5%9Bci.png"><text:span text:style-name="T27_44">04</text:span></text:a></text:span><text:span text:style-name="T27_45"><text:a xlink:type="simple" xlink:href="http://img3.wikia.nocookie.net/__cb20140215102950/mlp/pl/images/thumb/0/09/S04E08_Manehattan_w_ca%C5%82ej_okaza%C5%82o%C5%9Bci.png/640px-S04E08_Manehattan_w_ca%C5%82ej_okaza%C5%82o%C5%9Bci.png"><text:span text:style-name="T27_46">E</text:span></text:a></text:span><text:span text:style-name="T27_47"><text:a xlink:type="simple" xlink:href="http://img3.wikia.nocookie.net/__cb20140215102950/mlp/pl/images/thumb/0/09/S04E08_Manehattan_w_ca%C5%82ej_okaza%C5%82o%C5%9Bci.png/640px-S04E08_Manehattan_w_ca%C5%82ej_okaza%C5%82o%C5%9Bci.png"><text:span text:style-name="T27_48">08_</text:span></text:a></text:span><text:span text:style-name="T27_49"><text:a xlink:type="simple" xlink:href="http://img3.wikia.nocookie.net/__cb20140215102950/mlp/pl/images/thumb/0/09/S04E08_Manehattan_w_ca%C5%82ej_okaza%C5%82o%C5%9Bci.png/640px-S04E08_Manehattan_w_ca%C5%82ej_okaza%C5%82o%C5%9Bci.png"><text:span text:style-name="T27_50">Manehattan</text:span></text:a></text:span><text:span text:style-name="T27_51"><text:a xlink:type="simple" xlink:href="http://img3.wikia.nocookie.net/__cb20140215102950/mlp/pl/images/thumb/0/09/S04E08_Manehattan_w_ca%C5%82ej_okaza%C5%82o%C5%9Bci.png/640px-S04E08_Manehattan_w_ca%C5%82ej_okaza%C5%82o%C5%9Bci.png"><text:span text:style-name="T27_52">_</text:span></text:a></text:span><text:span text:style-name="T27_53"><text:a xlink:type="simple" xlink:href="http://img3.wikia.nocookie.net/__cb20140215102950/mlp/pl/images/thumb/0/09/S04E08_Manehattan_w_ca%C5%82ej_okaza%C5%82o%C5%9Bci.png/640px-S04E08_Manehattan_w_ca%C5%82ej_okaza%C5%82o%C5%9Bci.png"><text:span text:style-name="T27_54">w</text:span></text:a></text:span><text:span text:style-name="T27_55"><text:a xlink:type="simple" xlink:href="http://img3.wikia.nocookie.net/__cb20140215102950/mlp/pl/images/thumb/0/09/S04E08_Manehattan_w_ca%C5%82ej_okaza%C5%82o%C5%9Bci.png/640px-S04E08_Manehattan_w_ca%C5%82ej_okaza%C5%82o%C5%9Bci.png"><text:span text:style-name="T27_56">_</text:span></text:a></text:span><text:span text:style-name="T27_57"><text:a xlink:type="simple" xlink:href="http://img3.wikia.nocookie.net/__cb20140215102950/mlp/pl/images/thumb/0/09/S04E08_Manehattan_w_ca%C5%82ej_okaza%C5%82o%C5%9Bci.png/640px-S04E08_Manehattan_w_ca%C5%82ej_okaza%C5%82o%C5%9Bci.png"><text:span text:style-name="T27_58">ca</text:span></text:a></text:span><text:span text:style-name="T27_59"><text:a xlink:type="simple" xlink:href="http://img3.wikia.nocookie.net/__cb20140215102950/mlp/pl/images/thumb/0/09/S04E08_Manehattan_w_ca%C5%82ej_okaza%C5%82o%C5%9Bci.png/640px-S04E08_Manehattan_w_ca%C5%82ej_okaza%C5%82o%C5%9Bci.png"><text:span text:style-name="T27_60">%</text:span></text:a></text:span><text:span text:style-name="T27_61"><text:a xlink:type="simple" xlink:href="http://img3.wikia.nocookie.net/__cb20140215102950/mlp/pl/images/thumb/0/09/S04E08_Manehattan_w_ca%C5%82ej_okaza%C5%82o%C5%9Bci.png/640px-S04E08_Manehattan_w_ca%C5%82ej_okaza%C5%82o%C5%9Bci.png"><text:span text:style-name="T27_62">C</text:span></text:a></text:span><text:span text:style-name="T27_63"><text:a xlink:type="simple" xlink:href="http://img3.wikia.nocookie.net/__cb20140215102950/mlp/pl/images/thumb/0/09/S04E08_Manehattan_w_ca%C5%82ej_okaza%C5%82o%C5%9Bci.png/640px-S04E08_Manehattan_w_ca%C5%82ej_okaza%C5%82o%C5%9Bci.png"><text:span text:style-name="T27_64">5%82</text:span></text:a></text:span><text:span text:style-name="T27_65"><text:a xlink:type="simple" xlink:href="http://img3.wikia.nocookie.net/__cb20140215102950/mlp/pl/images/thumb/0/09/S04E08_Manehattan_w_ca%C5%82ej_okaza%C5%82o%C5%9Bci.png/640px-S04E08_Manehattan_w_ca%C5%82ej_okaza%C5%82o%C5%9Bci.png"><text:span text:style-name="T27_66">ej</text:span></text:a></text:span><text:span text:style-name="T27_67"><text:a xlink:type="simple" xlink:href="http://img3.wikia.nocookie.net/__cb20140215102950/mlp/pl/images/thumb/0/09/S04E08_Manehattan_w_ca%C5%82ej_okaza%C5%82o%C5%9Bci.png/640px-S04E08_Manehattan_w_ca%C5%82ej_okaza%C5%82o%C5%9Bci.png"><text:span text:style-name="T27_68">_</text:span></text:a></text:span><text:span text:style-name="T27_69"><text:a xlink:type="simple" xlink:href="http://img3.wikia.nocookie.net/__cb20140215102950/mlp/pl/images/thumb/0/09/S04E08_Manehattan_w_ca%C5%82ej_okaza%C5%82o%C5%9Bci.png/640px-S04E08_Manehattan_w_ca%C5%82ej_okaza%C5%82o%C5%9Bci.png"><text:span text:style-name="T27_70">okaza</text:span></text:a></text:span><text:span text:style-name="T27_71"><text:a xlink:type="simple" xlink:href="http://img3.wikia.nocookie.net/__cb20140215102950/mlp/pl/images/thumb/0/09/S04E08_Manehattan_w_ca%C5%82ej_okaza%C5%82o%C5%9Bci.png/640px-S04E08_Manehattan_w_ca%C5%82ej_okaza%C5%82o%C5%9Bci.png"><text:span text:style-name="T27_72">%</text:span></text:a></text:span><text:span text:style-name="T27_73"><text:a xlink:type="simple" xlink:href="http://img3.wikia.nocookie.net/__cb20140215102950/mlp/pl/images/thumb/0/09/S04E08_Manehattan_w_ca%C5%82ej_okaza%C5%82o%C5%9Bci.png/640px-S04E08_Manehattan_w_ca%C5%82ej_okaza%C5%82o%C5%9Bci.png"><text:span text:style-name="T27_74">C</text:span></text:a></text:span><text:span text:style-name="T27_75"><text:a xlink:type="simple" xlink:href="http://img3.wikia.nocookie.net/__cb20140215102950/mlp/pl/images/thumb/0/09/S04E08_Manehattan_w_ca%C5%82ej_okaza%C5%82o%C5%9Bci.png/640px-S04E08_Manehattan_w_ca%C5%82ej_okaza%C5%82o%C5%9Bci.png"><text:span text:style-name="T27_76">5%82</text:span></text:a></text:span><text:span text:style-name="T27_77"><text:a xlink:type="simple" xlink:href="http://img3.wikia.nocookie.net/__cb20140215102950/mlp/pl/images/thumb/0/09/S04E08_Manehattan_w_ca%C5%82ej_okaza%C5%82o%C5%9Bci.png/640px-S04E08_Manehattan_w_ca%C5%82ej_okaza%C5%82o%C5%9Bci.png"><text:span text:style-name="T27_78">o</text:span></text:a></text:span><text:span text:style-name="T27_79"><text:a xlink:type="simple" xlink:href="http://img3.wikia.nocookie.net/__cb20140215102950/mlp/pl/images/thumb/0/09/S04E08_Manehattan_w_ca%C5%82ej_okaza%C5%82o%C5%9Bci.png/640px-S04E08_Manehattan_w_ca%C5%82ej_okaza%C5%82o%C5%9Bci.png"><text:span text:style-name="T27_80">%</text:span></text:a></text:span><text:span text:style-name="T27_81"><text:a xlink:type="simple" xlink:href="http://img3.wikia.nocookie.net/__cb20140215102950/mlp/pl/images/thumb/0/09/S04E08_Manehattan_w_ca%C5%82ej_okaza%C5%82o%C5%9Bci.png/640px-S04E08_Manehattan_w_ca%C5%82ej_okaza%C5%82o%C5%9Bci.png"><text:span text:style-name="T27_82">C</text:span></text:a></text:span><text:span text:style-name="T27_83"><text:a xlink:type="simple" xlink:href="http://img3.wikia.nocookie.net/__cb20140215102950/mlp/pl/images/thumb/0/09/S04E08_Manehattan_w_ca%C5%82ej_okaza%C5%82o%C5%9Bci.png/640px-S04E08_Manehattan_w_ca%C5%82ej_okaza%C5%82o%C5%9Bci.png"><text:span text:style-name="T27_84">5%9</text:span></text:a></text:span><text:span text:style-name="T27_85"><text:a xlink:type="simple" xlink:href="http://img3.wikia.nocookie.net/__cb20140215102950/mlp/pl/images/thumb/0/09/S04E08_Manehattan_w_ca%C5%82ej_okaza%C5%82o%C5%9Bci.png/640px-S04E08_Manehattan_w_ca%C5%82ej_okaza%C5%82o%C5%9Bci.png"><text:span text:style-name="T27_86">Bci</text:span></text:a></text:span><text:span text:style-name="T27_87"><text:a xlink:type="simple" xlink:href="http://img3.wikia.nocookie.net/__cb20140215102950/mlp/pl/images/thumb/0/09/S04E08_Manehattan_w_ca%C5%82ej_okaza%C5%82o%C5%9Bci.png/640px-S04E08_Manehattan_w_ca%C5%82ej_okaza%C5%82o%C5%9Bci.png"><text:span text:style-name="T27_88">.</text:span></text:a></text:span><text:span text:style-name="T27_89"><text:a xlink:type="simple" xlink:href="http://img3.wikia.nocookie.net/__cb20140215102950/mlp/pl/images/thumb/0/09/S04E08_Manehattan_w_ca%C5%82ej_okaza%C5%82o%C5%9Bci.png/640px-S04E08_Manehattan_w_ca%C5%82ej_okaza%C5%82o%C5%9Bci.png"><text:span text:style-name="T27_90">png</text:span></text:a></text:span><text:span text:style-name="T27_91"><text:a xlink:type="simple" xlink:href="http://img3.wikia.nocookie.net/__cb20140215102950/mlp/pl/images/thumb/0/09/S04E08_Manehattan_w_ca%C5%82ej_okaza%C5%82o%C5%9Bci.png/640px-S04E08_Manehattan_w_ca%C5%82ej_okaza%C5%82o%C5%9Bci.png"><text:span text:style-name="T27_92">/640</text:span></text:a></text:span><text:span text:style-name="T27_93"><text:a xlink:type="simple" xlink:href="http://img3.wikia.nocookie.net/__cb20140215102950/mlp/pl/images/thumb/0/09/S04E08_Manehattan_w_ca%C5%82ej_okaza%C5%82o%C5%9Bci.png/640px-S04E08_Manehattan_w_ca%C5%82ej_okaza%C5%82o%C5%9Bci.png"><text:span text:style-name="T27_94">px</text:span></text:a></text:span><text:span text:style-name="T27_95"><text:a xlink:type="simple" xlink:href="http://img3.wikia.nocookie.net/__cb20140215102950/mlp/pl/images/thumb/0/09/S04E08_Manehattan_w_ca%C5%82ej_okaza%C5%82o%C5%9Bci.png/640px-S04E08_Manehattan_w_ca%C5%82ej_okaza%C5%82o%C5%9Bci.png"><text:span text:style-name="T27_96">-</text:span></text:a></text:span><text:span text:style-name="T27_97"><text:a xlink:type="simple" xlink:href="http://img3.wikia.nocookie.net/__cb20140215102950/mlp/pl/images/thumb/0/09/S04E08_Manehattan_w_ca%C5%82ej_okaza%C5%82o%C5%9Bci.png/640px-S04E08_Manehattan_w_ca%C5%82ej_okaza%C5%82o%C5%9Bci.png"><text:span text:style-name="T27_98">S</text:span></text:a></text:span><text:span text:style-name="T27_99"><text:a xlink:type="simple" xlink:href="http://img3.wikia.nocookie.net/__cb20140215102950/mlp/pl/images/thumb/0/09/S04E08_Manehattan_w_ca%C5%82ej_okaza%C5%82o%C5%9Bci.png/640px-S04E08_Manehattan_w_ca%C5%82ej_okaza%C5%82o%C5%9Bci.png"><text:span text:style-name="T27_100">04</text:span></text:a></text:span><text:span text:style-name="T27_101"><text:a xlink:type="simple" xlink:href="http://img3.wikia.nocookie.net/__cb20140215102950/mlp/pl/images/thumb/0/09/S04E08_Manehattan_w_ca%C5%82ej_okaza%C5%82o%C5%9Bci.png/640px-S04E08_Manehattan_w_ca%C5%82ej_okaza%C5%82o%C5%9Bci.png"><text:span text:style-name="T27_102">E</text:span></text:a></text:span><text:span text:style-name="T27_103"><text:a xlink:type="simple" xlink:href="http://img3.wikia.nocookie.net/__cb20140215102950/mlp/pl/images/thumb/0/09/S04E08_Manehattan_w_ca%C5%82ej_okaza%C5%82o%C5%9Bci.png/640px-S04E08_Manehattan_w_ca%C5%82ej_okaza%C5%82o%C5%9Bci.png"><text:span text:style-name="T27_104">08_</text:span></text:a></text:span><text:span text:style-name="T27_105"><text:a xlink:type="simple" xlink:href="http://img3.wikia.nocookie.net/__cb20140215102950/mlp/pl/images/thumb/0/09/S04E08_Manehattan_w_ca%C5%82ej_okaza%C5%82o%C5%9Bci.png/640px-S04E08_Manehattan_w_ca%C5%82ej_okaza%C5%82o%C5%9Bci.png"><text:span text:style-name="T27_106">Manehattan</text:span></text:a></text:span><text:span text:style-name="T27_107"><text:a xlink:type="simple" xlink:href="http://img3.wikia.nocookie.net/__cb20140215102950/mlp/pl/images/thumb/0/09/S04E08_Manehattan_w_ca%C5%82ej_okaza%C5%82o%C5%9Bci.png/640px-S04E08_Manehattan_w_ca%C5%82ej_okaza%C5%82o%C5%9Bci.png"><text:span text:style-name="T27_108">_</text:span></text:a></text:span><text:span text:style-name="T27_109"><text:a xlink:type="simple" xlink:href="http://img3.wikia.nocookie.net/__cb20140215102950/mlp/pl/images/thumb/0/09/S04E08_Manehattan_w_ca%C5%82ej_okaza%C5%82o%C5%9Bci.png/640px-S04E08_Manehattan_w_ca%C5%82ej_okaza%C5%82o%C5%9Bci.png"><text:span text:style-name="T27_110">w</text:span></text:a></text:span><text:span text:style-name="T27_111"><text:a xlink:type="simple" xlink:href="http://img3.wikia.nocookie.net/__cb20140215102950/mlp/pl/images/thumb/0/09/S04E08_Manehattan_w_ca%C5%82ej_okaza%C5%82o%C5%9Bci.png/640px-S04E08_Manehattan_w_ca%C5%82ej_okaza%C5%82o%C5%9Bci.png"><text:span text:style-name="T27_112">_</text:span></text:a></text:span><text:span text:style-name="T27_113"><text:a xlink:type="simple" xlink:href="http://img3.wikia.nocookie.net/__cb20140215102950/mlp/pl/images/thumb/0/09/S04E08_Manehattan_w_ca%C5%82ej_okaza%C5%82o%C5%9Bci.png/640px-S04E08_Manehattan_w_ca%C5%82ej_okaza%C5%82o%C5%9Bci.png"><text:span text:style-name="T27_114">ca</text:span></text:a></text:span><text:span text:style-name="T27_115"><text:a xlink:type="simple" xlink:href="http://img3.wikia.nocookie.net/__cb20140215102950/mlp/pl/images/thumb/0/09/S04E08_Manehattan_w_ca%C5%82ej_okaza%C5%82o%C5%9Bci.png/640px-S04E08_Manehattan_w_ca%C5%82ej_okaza%C5%82o%C5%9Bci.png"><text:span text:style-name="T27_116">%</text:span></text:a></text:span><text:span text:style-name="T27_117"><text:a xlink:type="simple" xlink:href="http://img3.wikia.nocookie.net/__cb20140215102950/mlp/pl/images/thumb/0/09/S04E08_Manehattan_w_ca%C5%82ej_okaza%C5%82o%C5%9Bci.png/640px-S04E08_Manehattan_w_ca%C5%82ej_okaza%C5%82o%C5%9Bci.png"><text:span text:style-name="T27_118">C</text:span></text:a></text:span><text:span text:style-name="T27_119"><text:a xlink:type="simple" xlink:href="http://img3.wikia.nocookie.net/__cb20140215102950/mlp/pl/images/thumb/0/09/S04E08_Manehattan_w_ca%C5%82ej_okaza%C5%82o%C5%9Bci.png/640px-S04E08_Manehattan_w_ca%C5%82ej_okaza%C5%82o%C5%9Bci.png"><text:span text:style-name="T27_120">5%82</text:span></text:a></text:span><text:span text:style-name="T27_121"><text:a xlink:type="simple" xlink:href="http://img3.wikia.nocookie.net/__cb20140215102950/mlp/pl/images/thumb/0/09/S04E08_Manehattan_w_ca%C5%82ej_okaza%C5%82o%C5%9Bci.png/640px-S04E08_Manehattan_w_ca%C5%82ej_okaza%C5%82o%C5%9Bci.png"><text:span text:style-name="T27_122">ej</text:span></text:a></text:span><text:span text:style-name="T27_123"><text:a xlink:type="simple" xlink:href="http://img3.wikia.nocookie.net/__cb20140215102950/mlp/pl/images/thumb/0/09/S04E08_Manehattan_w_ca%C5%82ej_okaza%C5%82o%C5%9Bci.png/640px-S04E08_Manehattan_w_ca%C5%82ej_okaza%C5%82o%C5%9Bci.png"><text:span text:style-name="T27_124">_</text:span></text:a></text:span><text:span text:style-name="T27_125"><text:a xlink:type="simple" xlink:href="http://img3.wikia.nocookie.net/__cb20140215102950/mlp/pl/images/thumb/0/09/S04E08_Manehattan_w_ca%C5%82ej_okaza%C5%82o%C5%9Bci.png/640px-S04E08_Manehattan_w_ca%C5%82ej_okaza%C5%82o%C5%9Bci.png"><text:span text:style-name="T27_126">okaza</text:span></text:a></text:span><text:span text:style-name="T27_127"><text:a xlink:type="simple" xlink:href="http://img3.wikia.nocookie.net/__cb20140215102950/mlp/pl/images/thumb/0/09/S04E08_Manehattan_w_ca%C5%82ej_okaza%C5%82o%C5%9Bci.png/640px-S04E08_Manehattan_w_ca%C5%82ej_okaza%C5%82o%C5%9Bci.png"><text:span text:style-name="T27_128">%</text:span></text:a></text:span><text:span text:style-name="T27_129"><text:a xlink:type="simple" xlink:href="http://img3.wikia.nocookie.net/__cb20140215102950/mlp/pl/images/thumb/0/09/S04E08_Manehattan_w_ca%C5%82ej_okaza%C5%82o%C5%9Bci.png/640px-S04E08_Manehattan_w_ca%C5%82ej_okaza%C5%82o%C5%9Bci.png"><text:span text:style-name="T27_130">C</text:span></text:a></text:span><text:span text:style-name="T27_131"><text:a xlink:type="simple" xlink:href="http://img3.wikia.nocookie.net/__cb20140215102950/mlp/pl/images/thumb/0/09/S04E08_Manehattan_w_ca%C5%82ej_okaza%C5%82o%C5%9Bci.png/640px-S04E08_Manehattan_w_ca%C5%82ej_okaza%C5%82o%C5%9Bci.png"><text:span text:style-name="T27_132">5%82</text:span></text:a></text:span><text:span text:style-name="T27_133"><text:a xlink:type="simple" xlink:href="http://img3.wikia.nocookie.net/__cb20140215102950/mlp/pl/images/thumb/0/09/S04E08_Manehattan_w_ca%C5%82ej_okaza%C5%82o%C5%9Bci.png/640px-S04E08_Manehattan_w_ca%C5%82ej_okaza%C5%82o%C5%9Bci.png"><text:span text:style-name="T27_134">o</text:span></text:a></text:span><text:span text:style-name="T27_135"><text:a xlink:type="simple" xlink:href="http://img3.wikia.nocookie.net/__cb20140215102950/mlp/pl/images/thumb/0/09/S04E08_Manehattan_w_ca%C5%82ej_okaza%C5%82o%C5%9Bci.png/640px-S04E08_Manehattan_w_ca%C5%82ej_okaza%C5%82o%C5%9Bci.png"><text:span text:style-name="T27_136">%</text:span></text:a></text:span><text:span text:style-name="T27_137"><text:a xlink:type="simple" xlink:href="http://img3.wikia.nocookie.net/__cb20140215102950/mlp/pl/images/thumb/0/09/S04E08_Manehattan_w_ca%C5%82ej_okaza%C5%82o%C5%9Bci.png/640px-S04E08_Manehattan_w_ca%C5%82ej_okaza%C5%82o%C5%9Bci.png"><text:span text:style-name="T27_138">C</text:span></text:a></text:span><text:span text:style-name="T27_139"><text:a xlink:type="simple" xlink:href="http://img3.wikia.nocookie.net/__cb20140215102950/mlp/pl/images/thumb/0/09/S04E08_Manehattan_w_ca%C5%82ej_okaza%C5%82o%C5%9Bci.png/640px-S04E08_Manehattan_w_ca%C5%82ej_okaza%C5%82o%C5%9Bci.png"><text:span text:style-name="T27_140">5%9</text:span></text:a></text:span><text:span text:style-name="T27_141"><text:a xlink:type="simple" xlink:href="http://img3.wikia.nocookie.net/__cb20140215102950/mlp/pl/images/thumb/0/09/S04E08_Manehattan_w_ca%C5%82ej_okaza%C5%82o%C5%9Bci.png/640px-S04E08_Manehattan_w_ca%C5%82ej_okaza%C5%82o%C5%9Bci.png"><text:span text:style-name="T27_142">Bci</text:span></text:a></text:span><text:span text:style-name="T27_143"><text:a xlink:type="simple" xlink:href="http://img3.wikia.nocookie.net/__cb20140215102950/mlp/pl/images/thumb/0/09/S04E08_Manehattan_w_ca%C5%82ej_okaza%C5%82o%C5%9Bci.png/640px-S04E08_Manehattan_w_ca%C5%82ej_okaza%C5%82o%C5%9Bci.png"><text:span text:style-name="T27_144">.</text:span></text:a></text:span><text:span text:style-name="T27_145"><text:a xlink:type="simple" xlink:href="http://img3.wikia.nocookie.net/__cb20140215102950/mlp/pl/images/thumb/0/09/S04E08_Manehattan_w_ca%C5%82ej_okaza%C5%82o%C5%9Bci.png/640px-S04E08_Manehattan_w_ca%C5%82ej_okaza%C5%82o%C5%9Bci.png"><text:span text:style-name="T27_146">png</text:span></text:a></text:span></text:p>
      <text:p text:style-name="P28"/>
      <text:p text:style-name="P29"><text:span text:style-name="T29_1">Link</text:span><text:span text:style-name="T29_2"><text:s/></text:span><text:span text:style-name="T29_3">do</text:span><text:span text:style-name="T29_4"><text:s/></text:span><text:span text:style-name="T29_5">strony</text:span><text:span text:style-name="T29_6">:</text:span></text:p>
      <text:p text:style-name="P30"><text:span text:style-name="T30_1"><text:a xlink:type="simple" xlink:href="http://mlpforums.com/user/1372-chigens-and-kay/?tab=reputation&amp;app_tab=forums&amp;type=given&amp;st=960"><text:span text:style-name="T30_2">http</text:span></text:a></text:span><text:span text:style-name="T30_3"><text:a xlink:type="simple" xlink:href="http://mlpforums.com/user/1372-chigens-and-kay/?tab=reputation&amp;app_tab=forums&amp;type=given&amp;st=960"><text:span text:style-name="T30_4">://</text:span></text:a></text:span><text:span text:style-name="T30_5"><text:a xlink:type="simple" xlink:href="http://mlpforums.com/user/1372-chigens-and-kay/?tab=reputation&amp;app_tab=forums&amp;type=given&amp;st=960"><text:span text:style-name="T30_6">mlpforums</text:span></text:a></text:span><text:span text:style-name="T30_7"><text:a xlink:type="simple" xlink:href="http://mlpforums.com/user/1372-chigens-and-kay/?tab=reputation&amp;app_tab=forums&amp;type=given&amp;st=960"><text:span text:style-name="T30_8">.</text:span></text:a></text:span><text:span text:style-name="T30_9"><text:a xlink:type="simple" xlink:href="http://mlpforums.com/user/1372-chigens-and-kay/?tab=reputation&amp;app_tab=forums&amp;type=given&amp;st=960"><text:span text:style-name="T30_10">com</text:span></text:a></text:span><text:span text:style-name="T30_11"><text:a xlink:type="simple" xlink:href="http://mlpforums.com/user/1372-chigens-and-kay/?tab=reputation&amp;app_tab=forums&amp;type=given&amp;st=960"><text:span text:style-name="T30_12">/</text:span></text:a></text:span><text:span text:style-name="T30_13"><text:a xlink:type="simple" xlink:href="http://mlpforums.com/user/1372-chigens-and-kay/?tab=reputation&amp;app_tab=forums&amp;type=given&amp;st=960"><text:span text:style-name="T30_14">user</text:span></text:a></text:span><text:span text:style-name="T30_15"><text:a xlink:type="simple" xlink:href="http://mlpforums.com/user/1372-chigens-and-kay/?tab=reputation&amp;app_tab=forums&amp;type=given&amp;st=960"><text:span text:style-name="T30_16">/1372-</text:span></text:a></text:span><text:span text:style-name="T30_17"><text:a xlink:type="simple" xlink:href="http://mlpforums.com/user/1372-chigens-and-kay/?tab=reputation&amp;app_tab=forums&amp;type=given&amp;st=960"><text:span text:style-name="T30_18">chigens</text:span></text:a></text:span><text:span text:style-name="T30_19"><text:a xlink:type="simple" xlink:href="http://mlpforums.com/user/1372-chigens-and-kay/?tab=reputation&amp;app_tab=forums&amp;type=given&amp;st=960"><text:span text:style-name="T30_20">-</text:span></text:a></text:span><text:span text:style-name="T30_21"><text:a xlink:type="simple" xlink:href="http://mlpforums.com/user/1372-chigens-and-kay/?tab=reputation&amp;app_tab=forums&amp;type=given&amp;st=960"><text:span text:style-name="T30_22">and</text:span></text:a></text:span><text:span text:style-name="T30_23"><text:a xlink:type="simple" xlink:href="http://mlpforums.com/user/1372-chigens-and-kay/?tab=reputation&amp;app_tab=forums&amp;type=given&amp;st=960"><text:span text:style-name="T30_24">-</text:span></text:a></text:span><text:span text:style-name="T30_25"><text:a xlink:type="simple" xlink:href="http://mlpforums.com/user/1372-chigens-and-kay/?tab=reputation&amp;app_tab=forums&amp;type=given&amp;st=960"><text:span text:style-name="T30_26">kay</text:span></text:a></text:span><text:span text:style-name="T30_27"><text:a xlink:type="simple" xlink:href="http://mlpforums.com/user/1372-chigens-and-kay/?tab=reputation&amp;app_tab=forums&amp;type=given&amp;st=960"><text:span text:style-name="T30_28">/?</text:span></text:a></text:span><text:span text:style-name="T30_29"><text:a xlink:type="simple" xlink:href="http://mlpforums.com/user/1372-chigens-and-kay/?tab=reputation&amp;app_tab=forums&amp;type=given&amp;st=960"><text:span text:style-name="T30_30">tab</text:span></text:a></text:span><text:span text:style-name="T30_31"><text:a xlink:type="simple" xlink:href="http://mlpforums.com/user/1372-chigens-and-kay/?tab=reputation&amp;app_tab=forums&amp;type=given&amp;st=960"><text:span text:style-name="T30_32">=</text:span></text:a></text:span><text:span text:style-name="T30_33"><text:a xlink:type="simple" xlink:href="http://mlpforums.com/user/1372-chigens-and-kay/?tab=reputation&amp;app_tab=forums&amp;type=given&amp;st=960"><text:span text:style-name="T30_34">reputation</text:span></text:a></text:span><text:span text:style-name="T30_35"><text:a xlink:type="simple" xlink:href="http://mlpforums.com/user/1372-chigens-and-kay/?tab=reputation&amp;app_tab=forums&amp;type=given&amp;st=960"><text:span text:style-name="T30_36">&amp;</text:span></text:a></text:span><text:span text:style-name="T30_37"><text:a xlink:type="simple" xlink:href="http://mlpforums.com/user/1372-chigens-and-kay/?tab=reputation&amp;app_tab=forums&amp;type=given&amp;st=960"><text:span text:style-name="T30_38">app</text:span></text:a></text:span><text:span text:style-name="T30_39"><text:a xlink:type="simple" xlink:href="http://mlpforums.com/user/1372-chigens-and-kay/?tab=reputation&amp;app_tab=forums&amp;type=given&amp;st=960"><text:span text:style-name="T30_40">_</text:span></text:a></text:span><text:span text:style-name="T30_41"><text:a xlink:type="simple" xlink:href="http://mlpforums.com/user/1372-chigens-and-kay/?tab=reputation&amp;app_tab=forums&amp;type=given&amp;st=960"><text:span text:style-name="T30_42">tab</text:span></text:a></text:span><text:span text:style-name="T30_43"><text:a xlink:type="simple" xlink:href="http://mlpforums.com/user/1372-chigens-and-kay/?tab=reputation&amp;app_tab=forums&amp;type=given&amp;st=960"><text:span text:style-name="T30_44">=</text:span></text:a></text:span><text:span text:style-name="T30_45"><text:a xlink:type="simple" xlink:href="http://mlpforums.com/user/1372-chigens-and-kay/?tab=reputation&amp;app_tab=forums&amp;type=given&amp;st=960"><text:span text:style-name="T30_46">forums</text:span></text:a></text:span><text:span text:style-name="T30_47"><text:a xlink:type="simple" xlink:href="http://mlpforums.com/user/1372-chigens-and-kay/?tab=reputation&amp;app_tab=forums&amp;type=given&amp;st=960"><text:span text:style-name="T30_48">&amp;</text:span></text:a></text:span><text:span text:style-name="T30_49"><text:a xlink:type="simple" xlink:href="http://mlpforums.com/user/1372-chigens-and-kay/?tab=reputation&amp;app_tab=forums&amp;type=given&amp;st=960"><text:span text:style-name="T30_50">type</text:span></text:a></text:span><text:span text:style-name="T30_51"><text:a xlink:type="simple" xlink:href="http://mlpforums.com/user/1372-chigens-and-kay/?tab=reputation&amp;app_tab=forums&amp;type=given&amp;st=960"><text:span text:style-name="T30_52">=</text:span></text:a></text:span><text:span text:style-name="T30_53"><text:a xlink:type="simple" xlink:href="http://mlpforums.com/user/1372-chigens-and-kay/?tab=reputation&amp;app_tab=forums&amp;type=given&amp;st=960"><text:span text:style-name="T30_54">given</text:span></text:a></text:span><text:span text:style-name="T30_55"><text:a xlink:type="simple" xlink:href="http://mlpforums.com/user/1372-chigens-and-kay/?tab=reputation&amp;app_tab=forums&amp;type=given&amp;st=960"><text:span text:style-name="T30_56">&amp;</text:span></text:a></text:span><text:span text:style-name="T30_57"><text:a xlink:type="simple" xlink:href="http://mlpforums.com/user/1372-chigens-and-kay/?tab=reputation&amp;app_tab=forums&amp;type=given&amp;st=960"><text:span text:style-name="T30_58">st</text:span></text:a></text:span><text:span text:style-name="T30_59"><text:a xlink:type="simple" xlink:href="http://mlpforums.com/user/1372-chigens-and-kay/?tab=reputation&amp;app_tab=forums&amp;type=given&amp;st=960"><text:span text:style-name="T30_60">=960</text:span></text:a></text:span></text:p>
      <text:p text:style-name="P31"><text:span text:style-name="T31_1">Link</text:span><text:span text:style-name="T31_2"><text:s/></text:span><text:span text:style-name="T31_3">do</text:span><text:span text:style-name="T31_4"><text:s/></text:span><text:span text:style-name="T31_5">obrazka</text:span><text:span text:style-name="T31_6">:</text:span></text:p>
      <text:p text:style-name="P32"><text:span text:style-name="T32_1"><text:a xlink:type="simple" xlink:href="http://s.mlpforums.com/uploads/post_images/img-1563421-4-sherlock_holmes_stallion_by_muzzen-d4qso0v.png"><text:span text:style-name="T32_2">http</text:span></text:a></text:span><text:span text:style-name="T32_3"><text:a xlink:type="simple" xlink:href="http://s.mlpforums.com/uploads/post_images/img-1563421-4-sherlock_holmes_stallion_by_muzzen-d4qso0v.png"><text:span text:style-name="T32_4">://</text:span></text:a></text:span><text:span text:style-name="T32_5"><text:a xlink:type="simple" xlink:href="http://s.mlpforums.com/uploads/post_images/img-1563421-4-sherlock_holmes_stallion_by_muzzen-d4qso0v.png"><text:span text:style-name="T32_6">s</text:span></text:a></text:span><text:span text:style-name="T32_7"><text:a xlink:type="simple" xlink:href="http://s.mlpforums.com/uploads/post_images/img-1563421-4-sherlock_holmes_stallion_by_muzzen-d4qso0v.png"><text:span text:style-name="T32_8">.</text:span></text:a></text:span><text:span text:style-name="T32_9"><text:a xlink:type="simple" xlink:href="http://s.mlpforums.com/uploads/post_images/img-1563421-4-sherlock_holmes_stallion_by_muzzen-d4qso0v.png"><text:span text:style-name="T32_10">mlpforums</text:span></text:a></text:span><text:span text:style-name="T32_11"><text:a xlink:type="simple" xlink:href="http://s.mlpforums.com/uploads/post_images/img-1563421-4-sherlock_holmes_stallion_by_muzzen-d4qso0v.png"><text:span text:style-name="T32_12">.</text:span></text:a></text:span><text:span text:style-name="T32_13"><text:a xlink:type="simple" xlink:href="http://s.mlpforums.com/uploads/post_images/img-1563421-4-sherlock_holmes_stallion_by_muzzen-d4qso0v.png"><text:span text:style-name="T32_14">com</text:span></text:a></text:span><text:span text:style-name="T32_15"><text:a xlink:type="simple" xlink:href="http://s.mlpforums.com/uploads/post_images/img-1563421-4-sherlock_holmes_stallion_by_muzzen-d4qso0v.png"><text:span text:style-name="T32_16">/</text:span></text:a></text:span><text:span text:style-name="T32_17"><text:a xlink:type="simple" xlink:href="http://s.mlpforums.com/uploads/post_images/img-1563421-4-sherlock_holmes_stallion_by_muzzen-d4qso0v.png"><text:span text:style-name="T32_18">uploads</text:span></text:a></text:span><text:span text:style-name="T32_19"><text:a xlink:type="simple" xlink:href="http://s.mlpforums.com/uploads/post_images/img-1563421-4-sherlock_holmes_stallion_by_muzzen-d4qso0v.png"><text:span text:style-name="T32_20">/</text:span></text:a></text:span><text:span text:style-name="T32_21"><text:a xlink:type="simple" xlink:href="http://s.mlpforums.com/uploads/post_images/img-1563421-4-sherlock_holmes_stallion_by_muzzen-d4qso0v.png"><text:span text:style-name="T32_22">post</text:span></text:a></text:span><text:span text:style-name="T32_23"><text:a xlink:type="simple" xlink:href="http://s.mlpforums.com/uploads/post_images/img-1563421-4-sherlock_holmes_stallion_by_muzzen-d4qso0v.png"><text:span text:style-name="T32_24">_</text:span></text:a></text:span><text:span text:style-name="T32_25"><text:a xlink:type="simple" xlink:href="http://s.mlpforums.com/uploads/post_images/img-1563421-4-sherlock_holmes_stallion_by_muzzen-d4qso0v.png"><text:span text:style-name="T32_26">images</text:span></text:a></text:span><text:span text:style-name="T32_27"><text:a xlink:type="simple" xlink:href="http://s.mlpforums.com/uploads/post_images/img-1563421-4-sherlock_holmes_stallion_by_muzzen-d4qso0v.png"><text:span text:style-name="T32_28">/</text:span></text:a></text:span><text:span text:style-name="T32_29"><text:a xlink:type="simple" xlink:href="http://s.mlpforums.com/uploads/post_images/img-1563421-4-sherlock_holmes_stallion_by_muzzen-d4qso0v.png"><text:span text:style-name="T32_30">img</text:span></text:a></text:span><text:span text:style-name="T32_31"><text:a xlink:type="simple" xlink:href="http://s.mlpforums.com/uploads/post_images/img-1563421-4-sherlock_holmes_stallion_by_muzzen-d4qso0v.png"><text:span text:style-name="T32_32">-1563421-4-</text:span></text:a></text:span><text:span text:style-name="T32_33"><text:a xlink:type="simple" xlink:href="http://s.mlpforums.com/uploads/post_images/img-1563421-4-sherlock_holmes_stallion_by_muzzen-d4qso0v.png"><text:span text:style-name="T32_34">sherlock</text:span></text:a></text:span><text:span text:style-name="T32_35"><text:a xlink:type="simple" xlink:href="http://s.mlpforums.com/uploads/post_images/img-1563421-4-sherlock_holmes_stallion_by_muzzen-d4qso0v.png"><text:span text:style-name="T32_36">_</text:span></text:a></text:span><text:span text:style-name="T32_37"><text:a xlink:type="simple" xlink:href="http://s.mlpforums.com/uploads/post_images/img-1563421-4-sherlock_holmes_stallion_by_muzzen-d4qso0v.png"><text:span text:style-name="T32_38">holmes</text:span></text:a></text:span><text:span text:style-name="T32_39"><text:a xlink:type="simple" xlink:href="http://s.mlpforums.com/uploads/post_images/img-1563421-4-sherlock_holmes_stallion_by_muzzen-d4qso0v.png"><text:span text:style-name="T32_40">_</text:span></text:a></text:span><text:span text:style-name="T32_41"><text:a xlink:type="simple" xlink:href="http://s.mlpforums.com/uploads/post_images/img-1563421-4-sherlock_holmes_stallion_by_muzzen-d4qso0v.png"><text:span text:style-name="T32_42">stallion</text:span></text:a></text:span><text:span text:style-name="T32_43"><text:a xlink:type="simple" xlink:href="http://s.mlpforums.com/uploads/post_images/img-1563421-4-sherlock_holmes_stallion_by_muzzen-d4qso0v.png"><text:span text:style-name="T32_44">_</text:span></text:a></text:span><text:span text:style-name="T32_45"><text:a xlink:type="simple" xlink:href="http://s.mlpforums.com/uploads/post_images/img-1563421-4-sherlock_holmes_stallion_by_muzzen-d4qso0v.png"><text:span text:style-name="T32_46">by</text:span></text:a></text:span><text:span text:style-name="T32_47"><text:a xlink:type="simple" xlink:href="http://s.mlpforums.com/uploads/post_images/img-1563421-4-sherlock_holmes_stallion_by_muzzen-d4qso0v.png"><text:span text:style-name="T32_48">_</text:span></text:a></text:span><text:span text:style-name="T32_49"><text:a xlink:type="simple" xlink:href="http://s.mlpforums.com/uploads/post_images/img-1563421-4-sherlock_holmes_stallion_by_muzzen-d4qso0v.png"><text:span text:style-name="T32_50">muzzen</text:span></text:a></text:span><text:span text:style-name="T32_51"><text:a xlink:type="simple" xlink:href="http://s.mlpforums.com/uploads/post_images/img-1563421-4-sherlock_holmes_stallion_by_muzzen-d4qso0v.png"><text:span text:style-name="T32_52">-</text:span></text:a></text:span><text:span text:style-name="T32_53"><text:a xlink:type="simple" xlink:href="http://s.mlpforums.com/uploads/post_images/img-1563421-4-sherlock_holmes_stallion_by_muzzen-d4qso0v.png"><text:span text:style-name="T32_54">d</text:span></text:a></text:span><text:span text:style-name="T32_55"><text:a xlink:type="simple" xlink:href="http://s.mlpforums.com/uploads/post_images/img-1563421-4-sherlock_holmes_stallion_by_muzzen-d4qso0v.png"><text:span text:style-name="T32_56">4</text:span></text:a></text:span><text:span text:style-name="T32_57"><text:a xlink:type="simple" xlink:href="http://s.mlpforums.com/uploads/post_images/img-1563421-4-sherlock_holmes_stallion_by_muzzen-d4qso0v.png"><text:span text:style-name="T32_58">qso</text:span></text:a></text:span><text:span text:style-name="T32_59"><text:a xlink:type="simple" xlink:href="http://s.mlpforums.com/uploads/post_images/img-1563421-4-sherlock_holmes_stallion_by_muzzen-d4qso0v.png"><text:span text:style-name="T32_60">0</text:span></text:a></text:span><text:span text:style-name="T32_61"><text:a xlink:type="simple" xlink:href="http://s.mlpforums.com/uploads/post_images/img-1563421-4-sherlock_holmes_stallion_by_muzzen-d4qso0v.png"><text:span text:style-name="T32_62">v</text:span></text:a></text:span><text:span text:style-name="T32_63"><text:a xlink:type="simple" xlink:href="http://s.mlpforums.com/uploads/post_images/img-1563421-4-sherlock_holmes_stallion_by_muzzen-d4qso0v.png"><text:span text:style-name="T32_64">.</text:span></text:a></text:span><text:span text:style-name="T32_65"><text:a xlink:type="simple" xlink:href="http://s.mlpforums.com/uploads/post_images/img-1563421-4-sherlock_holmes_stallion_by_muzzen-d4qso0v.png"><text:span text:style-name="T32_66">png</text:span></text:a></text:span></text:p>
      <text:p text:style-name="P33"/>
      <text:p text:style-name="P34"><text:span text:style-name="T34_1">Link</text:span><text:span text:style-name="T34_2"><text:s/></text:span><text:span text:style-name="T34_3">do</text:span><text:span text:style-name="T34_4"><text:s/></text:span><text:span text:style-name="T34_5">strony</text:span><text:span text:style-name="T34_6">:</text:span></text:p>
      <text:p text:style-name="P35"><text:span text:style-name="T35_1"><text:a xlink:type="simple" xlink:href="http://mlp.joyreactor.cc/post/1044660"><text:span text:style-name="T35_2">http</text:span></text:a></text:span><text:span text:style-name="T35_3"><text:a xlink:type="simple" xlink:href="http://mlp.joyreactor.cc/post/1044660"><text:span text:style-name="T35_4">://</text:span></text:a></text:span><text:span text:style-name="T35_5"><text:a xlink:type="simple" xlink:href="http://mlp.joyreactor.cc/post/1044660"><text:span text:style-name="T35_6">mlp</text:span></text:a></text:span><text:span text:style-name="T35_7"><text:a xlink:type="simple" xlink:href="http://mlp.joyreactor.cc/post/1044660"><text:span text:style-name="T35_8">.</text:span></text:a></text:span><text:span text:style-name="T35_9"><text:a xlink:type="simple" xlink:href="http://mlp.joyreactor.cc/post/1044660"><text:span text:style-name="T35_10">joyreactor</text:span></text:a></text:span><text:span text:style-name="T35_11"><text:a xlink:type="simple" xlink:href="http://mlp.joyreactor.cc/post/1044660"><text:span text:style-name="T35_12">.</text:span></text:a></text:span><text:span text:style-name="T35_13"><text:a xlink:type="simple" xlink:href="http://mlp.joyreactor.cc/post/1044660"><text:span text:style-name="T35_14">cc</text:span></text:a></text:span><text:span text:style-name="T35_15"><text:a xlink:type="simple" xlink:href="http://mlp.joyreactor.cc/post/1044660"><text:span text:style-name="T35_16">/</text:span></text:a></text:span><text:span text:style-name="T35_17"><text:a xlink:type="simple" xlink:href="http://mlp.joyreactor.cc/post/1044660"><text:span text:style-name="T35_18">post</text:span></text:a></text:span><text:span text:style-name="T35_19"><text:a xlink:type="simple" xlink:href="http://mlp.joyreactor.cc/post/1044660"><text:span text:style-name="T35_20">/1044660</text:span></text:a></text:span></text:p>
      <text:p text:style-name="P36"><text:span text:style-name="T36_1">Link</text:span><text:span text:style-name="T36_2"><text:s/></text:span><text:span text:style-name="T36_3">do</text:span><text:span text:style-name="T36_4"><text:s/></text:span><text:span text:style-name="T36_5">obrazka</text:span><text:span text:style-name="T36_6">:</text:span></text:p>
      <text:p text:style-name="P37"><text:span text:style-name="T37_1"><text:a xlink:type="simple" xlink:href="http://img0.joyreactor.cc/pics/post/mlp-OC-my-little-pony-%D1%84%D1%8D%D0%BD%D0%B4%D0%BE%D0%BC%D1%8B-sad-mlp-art-950904.png"><text:span text:style-name="T37_2">http</text:span></text:a></text:span><text:span text:style-name="T37_3"><text:a xlink:type="simple" xlink:href="http://img0.joyreactor.cc/pics/post/mlp-OC-my-little-pony-%D1%84%D1%8D%D0%BD%D0%B4%D0%BE%D0%BC%D1%8B-sad-mlp-art-950904.png"><text:span text:style-name="T37_4">://</text:span></text:a></text:span><text:span text:style-name="T37_5"><text:a xlink:type="simple" xlink:href="http://img0.joyreactor.cc/pics/post/mlp-OC-my-little-pony-%D1%84%D1%8D%D0%BD%D0%B4%D0%BE%D0%BC%D1%8B-sad-mlp-art-950904.png"><text:span text:style-name="T37_6">img</text:span></text:a></text:span><text:span text:style-name="T37_7"><text:a xlink:type="simple" xlink:href="http://img0.joyreactor.cc/pics/post/mlp-OC-my-little-pony-%D1%84%D1%8D%D0%BD%D0%B4%D0%BE%D0%BC%D1%8B-sad-mlp-art-950904.png"><text:span text:style-name="T37_8">0.</text:span></text:a></text:span><text:span text:style-name="T37_9"><text:a xlink:type="simple" xlink:href="http://img0.joyreactor.cc/pics/post/mlp-OC-my-little-pony-%D1%84%D1%8D%D0%BD%D0%B4%D0%BE%D0%BC%D1%8B-sad-mlp-art-950904.png"><text:span text:style-name="T37_10">joyreactor</text:span></text:a></text:span><text:span text:style-name="T37_11"><text:a xlink:type="simple" xlink:href="http://img0.joyreactor.cc/pics/post/mlp-OC-my-little-pony-%D1%84%D1%8D%D0%BD%D0%B4%D0%BE%D0%BC%D1%8B-sad-mlp-art-950904.png"><text:span text:style-name="T37_12">.</text:span></text:a></text:span><text:span text:style-name="T37_13"><text:a xlink:type="simple" xlink:href="http://img0.joyreactor.cc/pics/post/mlp-OC-my-little-pony-%D1%84%D1%8D%D0%BD%D0%B4%D0%BE%D0%BC%D1%8B-sad-mlp-art-950904.png"><text:span text:style-name="T37_14">cc</text:span></text:a></text:span><text:span text:style-name="T37_15"><text:a xlink:type="simple" xlink:href="http://img0.joyreactor.cc/pics/post/mlp-OC-my-little-pony-%D1%84%D1%8D%D0%BD%D0%B4%D0%BE%D0%BC%D1%8B-sad-mlp-art-950904.png"><text:span text:style-name="T37_16">/</text:span></text:a></text:span><text:span text:style-name="T37_17"><text:a xlink:type="simple" xlink:href="http://img0.joyreactor.cc/pics/post/mlp-OC-my-little-pony-%D1%84%D1%8D%D0%BD%D0%B4%D0%BE%D0%BC%D1%8B-sad-mlp-art-950904.png"><text:span text:style-name="T37_18">pics</text:span></text:a></text:span><text:span text:style-name="T37_19"><text:a xlink:type="simple" xlink:href="http://img0.joyreactor.cc/pics/post/mlp-OC-my-little-pony-%D1%84%D1%8D%D0%BD%D0%B4%D0%BE%D0%BC%D1%8B-sad-mlp-art-950904.png"><text:span text:style-name="T37_20">/</text:span></text:a></text:span><text:span text:style-name="T37_21"><text:a xlink:type="simple" xlink:href="http://img0.joyreactor.cc/pics/post/mlp-OC-my-little-pony-%D1%84%D1%8D%D0%BD%D0%B4%D0%BE%D0%BC%D1%8B-sad-mlp-art-950904.png"><text:span text:style-name="T37_22">post</text:span></text:a></text:span><text:span text:style-name="T37_23"><text:a xlink:type="simple" xlink:href="http://img0.joyreactor.cc/pics/post/mlp-OC-my-little-pony-%D1%84%D1%8D%D0%BD%D0%B4%D0%BE%D0%BC%D1%8B-sad-mlp-art-950904.png"><text:span text:style-name="T37_24">/</text:span></text:a></text:span><text:span text:style-name="T37_25"><text:a xlink:type="simple" xlink:href="http://img0.joyreactor.cc/pics/post/mlp-OC-my-little-pony-%D1%84%D1%8D%D0%BD%D0%B4%D0%BE%D0%BC%D1%8B-sad-mlp-art-950904.png"><text:span text:style-name="T37_26">mlp</text:span></text:a></text:span><text:span text:style-name="T37_27"><text:a xlink:type="simple" xlink:href="http://img0.joyreactor.cc/pics/post/mlp-OC-my-little-pony-%D1%84%D1%8D%D0%BD%D0%B4%D0%BE%D0%BC%D1%8B-sad-mlp-art-950904.png"><text:span text:style-name="T37_28">-</text:span></text:a></text:span><text:span text:style-name="T37_29"><text:a xlink:type="simple" xlink:href="http://img0.joyreactor.cc/pics/post/mlp-OC-my-little-pony-%D1%84%D1%8D%D0%BD%D0%B4%D0%BE%D0%BC%D1%8B-sad-mlp-art-950904.png"><text:span text:style-name="T37_30">OC</text:span></text:a></text:span><text:span text:style-name="T37_31"><text:a xlink:type="simple" xlink:href="http://img0.joyreactor.cc/pics/post/mlp-OC-my-little-pony-%D1%84%D1%8D%D0%BD%D0%B4%D0%BE%D0%BC%D1%8B-sad-mlp-art-950904.png"><text:span text:style-name="T37_32">-</text:span></text:a></text:span><text:span text:style-name="T37_33"><text:a xlink:type="simple" xlink:href="http://img0.joyreactor.cc/pics/post/mlp-OC-my-little-pony-%D1%84%D1%8D%D0%BD%D0%B4%D0%BE%D0%BC%D1%8B-sad-mlp-art-950904.png"><text:span text:style-name="T37_34">my</text:span></text:a></text:span><text:span text:style-name="T37_35"><text:a xlink:type="simple" xlink:href="http://img0.joyreactor.cc/pics/post/mlp-OC-my-little-pony-%D1%84%D1%8D%D0%BD%D0%B4%D0%BE%D0%BC%D1%8B-sad-mlp-art-950904.png"><text:span text:style-name="T37_36">-</text:span></text:a></text:span><text:span text:style-name="T37_37"><text:a xlink:type="simple" xlink:href="http://img0.joyreactor.cc/pics/post/mlp-OC-my-little-pony-%D1%84%D1%8D%D0%BD%D0%B4%D0%BE%D0%BC%D1%8B-sad-mlp-art-950904.png"><text:span text:style-name="T37_38">little</text:span></text:a></text:span><text:span text:style-name="T37_39"><text:a xlink:type="simple" xlink:href="http://img0.joyreactor.cc/pics/post/mlp-OC-my-little-pony-%D1%84%D1%8D%D0%BD%D0%B4%D0%BE%D0%BC%D1%8B-sad-mlp-art-950904.png"><text:span text:style-name="T37_40">-</text:span></text:a></text:span><text:span text:style-name="T37_41"><text:a xlink:type="simple" xlink:href="http://img0.joyreactor.cc/pics/post/mlp-OC-my-little-pony-%D1%84%D1%8D%D0%BD%D0%B4%D0%BE%D0%BC%D1%8B-sad-mlp-art-950904.png"><text:span text:style-name="T37_42">pony</text:span></text:a></text:span><text:span text:style-name="T37_43"><text:a xlink:type="simple" xlink:href="http://img0.joyreactor.cc/pics/post/mlp-OC-my-little-pony-%D1%84%D1%8D%D0%BD%D0%B4%D0%BE%D0%BC%D1%8B-sad-mlp-art-950904.png"><text:span text:style-name="T37_44">-%</text:span></text:a></text:span><text:span text:style-name="T37_45"><text:a xlink:type="simple" xlink:href="http://img0.joyreactor.cc/pics/post/mlp-OC-my-little-pony-%D1%84%D1%8D%D0%BD%D0%B4%D0%BE%D0%BC%D1%8B-sad-mlp-art-950904.png"><text:span text:style-name="T37_46">D</text:span></text:a></text:span><text:span text:style-name="T37_47"><text:a xlink:type="simple" xlink:href="http://img0.joyreactor.cc/pics/post/mlp-OC-my-little-pony-%D1%84%D1%8D%D0%BD%D0%B4%D0%BE%D0%BC%D1%8B-sad-mlp-art-950904.png"><text:span text:style-name="T37_48">1%84%</text:span></text:a></text:span><text:span text:style-name="T37_49"><text:a xlink:type="simple" xlink:href="http://img0.joyreactor.cc/pics/post/mlp-OC-my-little-pony-%D1%84%D1%8D%D0%BD%D0%B4%D0%BE%D0%BC%D1%8B-sad-mlp-art-950904.png"><text:span text:style-name="T37_50">D</text:span></text:a></text:span><text:span text:style-name="T37_51"><text:a xlink:type="simple" xlink:href="http://img0.joyreactor.cc/pics/post/mlp-OC-my-little-pony-%D1%84%D1%8D%D0%BD%D0%B4%D0%BE%D0%BC%D1%8B-sad-mlp-art-950904.png"><text:span text:style-name="T37_52">1%8</text:span></text:a></text:span><text:span text:style-name="T37_53"><text:a xlink:type="simple" xlink:href="http://img0.joyreactor.cc/pics/post/mlp-OC-my-little-pony-%D1%84%D1%8D%D0%BD%D0%B4%D0%BE%D0%BC%D1%8B-sad-mlp-art-950904.png"><text:span text:style-name="T37_54">D</text:span></text:a></text:span><text:span text:style-name="T37_55"><text:a xlink:type="simple" xlink:href="http://img0.joyreactor.cc/pics/post/mlp-OC-my-little-pony-%D1%84%D1%8D%D0%BD%D0%B4%D0%BE%D0%BC%D1%8B-sad-mlp-art-950904.png"><text:span text:style-name="T37_56">%</text:span></text:a></text:span><text:span text:style-name="T37_57"><text:a xlink:type="simple" xlink:href="http://img0.joyreactor.cc/pics/post/mlp-OC-my-little-pony-%D1%84%D1%8D%D0%BD%D0%B4%D0%BE%D0%BC%D1%8B-sad-mlp-art-950904.png"><text:span text:style-name="T37_58">D</text:span></text:a></text:span><text:span text:style-name="T37_59"><text:a xlink:type="simple" xlink:href="http://img0.joyreactor.cc/pics/post/mlp-OC-my-little-pony-%D1%84%D1%8D%D0%BD%D0%B4%D0%BE%D0%BC%D1%8B-sad-mlp-art-950904.png"><text:span text:style-name="T37_60">0%</text:span></text:a></text:span><text:span text:style-name="T37_61"><text:a xlink:type="simple" xlink:href="http://img0.joyreactor.cc/pics/post/mlp-OC-my-little-pony-%D1%84%D1%8D%D0%BD%D0%B4%D0%BE%D0%BC%D1%8B-sad-mlp-art-950904.png"><text:span text:style-name="T37_62">BD</text:span></text:a></text:span><text:span text:style-name="T37_63"><text:a xlink:type="simple" xlink:href="http://img0.joyreactor.cc/pics/post/mlp-OC-my-little-pony-%D1%84%D1%8D%D0%BD%D0%B4%D0%BE%D0%BC%D1%8B-sad-mlp-art-950904.png"><text:span text:style-name="T37_64">%</text:span></text:a></text:span><text:span text:style-name="T37_65"><text:a xlink:type="simple" xlink:href="http://img0.joyreactor.cc/pics/post/mlp-OC-my-little-pony-%D1%84%D1%8D%D0%BD%D0%B4%D0%BE%D0%BC%D1%8B-sad-mlp-art-950904.png"><text:span text:style-name="T37_66">D</text:span></text:a></text:span><text:span text:style-name="T37_67"><text:a xlink:type="simple" xlink:href="http://img0.joyreactor.cc/pics/post/mlp-OC-my-little-pony-%D1%84%D1%8D%D0%BD%D0%B4%D0%BE%D0%BC%D1%8B-sad-mlp-art-950904.png"><text:span text:style-name="T37_68">0%</text:span></text:a></text:span><text:span text:style-name="T37_69"><text:a xlink:type="simple" xlink:href="http://img0.joyreactor.cc/pics/post/mlp-OC-my-little-pony-%D1%84%D1%8D%D0%BD%D0%B4%D0%BE%D0%BC%D1%8B-sad-mlp-art-950904.png"><text:span text:style-name="T37_70">B</text:span></text:a></text:span><text:span text:style-name="T37_71"><text:a xlink:type="simple" xlink:href="http://img0.joyreactor.cc/pics/post/mlp-OC-my-little-pony-%D1%84%D1%8D%D0%BD%D0%B4%D0%BE%D0%BC%D1%8B-sad-mlp-art-950904.png"><text:span text:style-name="T37_72">4%</text:span></text:a></text:span><text:span text:style-name="T37_73"><text:a xlink:type="simple" xlink:href="http://img0.joyreactor.cc/pics/post/mlp-OC-my-little-pony-%D1%84%D1%8D%D0%BD%D0%B4%D0%BE%D0%BC%D1%8B-sad-mlp-art-950904.png"><text:span text:style-name="T37_74">D</text:span></text:a></text:span><text:span text:style-name="T37_75"><text:a xlink:type="simple" xlink:href="http://img0.joyreactor.cc/pics/post/mlp-OC-my-little-pony-%D1%84%D1%8D%D0%BD%D0%B4%D0%BE%D0%BC%D1%8B-sad-mlp-art-950904.png"><text:span text:style-name="T37_76">0%</text:span></text:a></text:span><text:span text:style-name="T37_77"><text:a xlink:type="simple" xlink:href="http://img0.joyreactor.cc/pics/post/mlp-OC-my-little-pony-%D1%84%D1%8D%D0%BD%D0%B4%D0%BE%D0%BC%D1%8B-sad-mlp-art-950904.png"><text:span text:style-name="T37_78">BE</text:span></text:a></text:span><text:span text:style-name="T37_79"><text:a xlink:type="simple" xlink:href="http://img0.joyreactor.cc/pics/post/mlp-OC-my-little-pony-%D1%84%D1%8D%D0%BD%D0%B4%D0%BE%D0%BC%D1%8B-sad-mlp-art-950904.png"><text:span text:style-name="T37_80">%</text:span></text:a></text:span><text:span text:style-name="T37_81"><text:a xlink:type="simple" xlink:href="http://img0.joyreactor.cc/pics/post/mlp-OC-my-little-pony-%D1%84%D1%8D%D0%BD%D0%B4%D0%BE%D0%BC%D1%8B-sad-mlp-art-950904.png"><text:span text:style-name="T37_82">D</text:span></text:a></text:span><text:span text:style-name="T37_83"><text:a xlink:type="simple" xlink:href="http://img0.joyreactor.cc/pics/post/mlp-OC-my-little-pony-%D1%84%D1%8D%D0%BD%D0%B4%D0%BE%D0%BC%D1%8B-sad-mlp-art-950904.png"><text:span text:style-name="T37_84">0%</text:span></text:a></text:span><text:span text:style-name="T37_85"><text:a xlink:type="simple" xlink:href="http://img0.joyreactor.cc/pics/post/mlp-OC-my-little-pony-%D1%84%D1%8D%D0%BD%D0%B4%D0%BE%D0%BC%D1%8B-sad-mlp-art-950904.png"><text:span text:style-name="T37_86">BC</text:span></text:a></text:span><text:span text:style-name="T37_87"><text:a xlink:type="simple" xlink:href="http://img0.joyreactor.cc/pics/post/mlp-OC-my-little-pony-%D1%84%D1%8D%D0%BD%D0%B4%D0%BE%D0%BC%D1%8B-sad-mlp-art-950904.png"><text:span text:style-name="T37_88">%</text:span></text:a></text:span><text:span text:style-name="T37_89"><text:a xlink:type="simple" xlink:href="http://img0.joyreactor.cc/pics/post/mlp-OC-my-little-pony-%D1%84%D1%8D%D0%BD%D0%B4%D0%BE%D0%BC%D1%8B-sad-mlp-art-950904.png"><text:span text:style-name="T37_90">D</text:span></text:a></text:span><text:span text:style-name="T37_91"><text:a xlink:type="simple" xlink:href="http://img0.joyreactor.cc/pics/post/mlp-OC-my-little-pony-%D1%84%D1%8D%D0%BD%D0%B4%D0%BE%D0%BC%D1%8B-sad-mlp-art-950904.png"><text:span text:style-name="T37_92">1%8</text:span></text:a></text:span><text:span text:style-name="T37_93"><text:a xlink:type="simple" xlink:href="http://img0.joyreactor.cc/pics/post/mlp-OC-my-little-pony-%D1%84%D1%8D%D0%BD%D0%B4%D0%BE%D0%BC%D1%8B-sad-mlp-art-950904.png"><text:span text:style-name="T37_94">B</text:span></text:a></text:span><text:span text:style-name="T37_95"><text:a xlink:type="simple" xlink:href="http://img0.joyreactor.cc/pics/post/mlp-OC-my-little-pony-%D1%84%D1%8D%D0%BD%D0%B4%D0%BE%D0%BC%D1%8B-sad-mlp-art-950904.png"><text:span text:style-name="T37_96">-</text:span></text:a></text:span><text:span text:style-name="T37_97"><text:a xlink:type="simple" xlink:href="http://img0.joyreactor.cc/pics/post/mlp-OC-my-little-pony-%D1%84%D1%8D%D0%BD%D0%B4%D0%BE%D0%BC%D1%8B-sad-mlp-art-950904.png"><text:span text:style-name="T37_98">sad</text:span></text:a></text:span><text:span text:style-name="T37_99"><text:a xlink:type="simple" xlink:href="http://img0.joyreactor.cc/pics/post/mlp-OC-my-little-pony-%D1%84%D1%8D%D0%BD%D0%B4%D0%BE%D0%BC%D1%8B-sad-mlp-art-950904.png"><text:span text:style-name="T37_100">-</text:span></text:a></text:span><text:span text:style-name="T37_101"><text:a xlink:type="simple" xlink:href="http://img0.joyreactor.cc/pics/post/mlp-OC-my-little-pony-%D1%84%D1%8D%D0%BD%D0%B4%D0%BE%D0%BC%D1%8B-sad-mlp-art-950904.png"><text:span text:style-name="T37_102">mlp</text:span></text:a></text:span><text:span text:style-name="T37_103"><text:a xlink:type="simple" xlink:href="http://img0.joyreactor.cc/pics/post/mlp-OC-my-little-pony-%D1%84%D1%8D%D0%BD%D0%B4%D0%BE%D0%BC%D1%8B-sad-mlp-art-950904.png"><text:span text:style-name="T37_104">-</text:span></text:a></text:span><text:span text:style-name="T37_105"><text:a xlink:type="simple" xlink:href="http://img0.joyreactor.cc/pics/post/mlp-OC-my-little-pony-%D1%84%D1%8D%D0%BD%D0%B4%D0%BE%D0%BC%D1%8B-sad-mlp-art-950904.png"><text:span text:style-name="T37_106">art</text:span></text:a></text:span><text:span text:style-name="T37_107"><text:a xlink:type="simple" xlink:href="http://img0.joyreactor.cc/pics/post/mlp-OC-my-little-pony-%D1%84%D1%8D%D0%BD%D0%B4%D0%BE%D0%BC%D1%8B-sad-mlp-art-950904.png"><text:span text:style-name="T37_108">-950904.</text:span></text:a></text:span><text:span text:style-name="T37_109"><text:a xlink:type="simple" xlink:href="http://img0.joyreactor.cc/pics/post/mlp-OC-my-little-pony-%D1%84%D1%8D%D0%BD%D0%B4%D0%BE%D0%BC%D1%8B-sad-mlp-art-950904.png"><text:span text:style-name="T37_110">png</text:span></text:a></text:span></text:p>
      <text:p text:style-name="P38"/>
      <text:p text:style-name="P39"><text:span text:style-name="T39_1">Link</text:span><text:span text:style-name="T39_2"><text:s/></text:span><text:span text:style-name="T39_3">do</text:span><text:span text:style-name="T39_4"><text:s/></text:span><text:span text:style-name="T39_5">strony</text:span><text:span text:style-name="T39_6"><text:s/>(</text:span><text:span text:style-name="T39_7">może</text:span><text:span text:style-name="T39_8"><text:s/></text:span><text:span text:style-name="T39_9">trochę</text:span><text:span text:style-name="T39_10"><text:s/></text:span><text:span text:style-name="T39_11">frywolne</text:span><text:span text:style-name="T39_12">,<text:s/></text:span><text:span text:style-name="T39_13">ale</text:span><text:span text:style-name="T39_14"><text:s/></text:span><text:span text:style-name="T39_15">po</text:span><text:span text:style-name="T39_16"><text:s/></text:span><text:span text:style-name="T39_17">prostu</text:span><text:span text:style-name="T39_18"><text:s/></text:span><text:span text:style-name="T39_19">IDEALNIE</text:span><text:span text:style-name="T39_20"><text:s/></text:span><text:span text:style-name="T39_21">pasuje</text:span><text:span text:style-name="T39_22"><text:s/></text:span><text:span text:style-name="T39_23">do</text:span><text:span text:style-name="T39_24"><text:s/></text:span><text:span text:style-name="T39_25">opowiadania</text:span><text:span text:style-name="T39_26">):</text:span></text:p>
      <text:p text:style-name="P40"><text:span text:style-name="T40_1"><text:a xlink:type="simple" xlink:href="http://forums.spacebattles.com/threads/mlp-fim-s2e21-dragon-quest.219508/page-9"><text:span text:style-name="T40_2">http</text:span></text:a></text:span><text:span text:style-name="T40_3"><text:a xlink:type="simple" xlink:href="http://forums.spacebattles.com/threads/mlp-fim-s2e21-dragon-quest.219508/page-9"><text:span text:style-name="T40_4">://</text:span></text:a></text:span><text:span text:style-name="T40_5"><text:a xlink:type="simple" xlink:href="http://forums.spacebattles.com/threads/mlp-fim-s2e21-dragon-quest.219508/page-9"><text:span text:style-name="T40_6">forums</text:span></text:a></text:span><text:span text:style-name="T40_7"><text:a xlink:type="simple" xlink:href="http://forums.spacebattles.com/threads/mlp-fim-s2e21-dragon-quest.219508/page-9"><text:span text:style-name="T40_8">.</text:span></text:a></text:span><text:span text:style-name="T40_9"><text:a xlink:type="simple" xlink:href="http://forums.spacebattles.com/threads/mlp-fim-s2e21-dragon-quest.219508/page-9"><text:span text:style-name="T40_10">spacebattles</text:span></text:a></text:span><text:span text:style-name="T40_11"><text:a xlink:type="simple" xlink:href="http://forums.spacebattles.com/threads/mlp-fim-s2e21-dragon-quest.219508/page-9"><text:span text:style-name="T40_12">.</text:span></text:a></text:span><text:span text:style-name="T40_13"><text:a xlink:type="simple" xlink:href="http://forums.spacebattles.com/threads/mlp-fim-s2e21-dragon-quest.219508/page-9"><text:span text:style-name="T40_14">com</text:span></text:a></text:span><text:span text:style-name="T40_15"><text:a xlink:type="simple" xlink:href="http://forums.spacebattles.com/threads/mlp-fim-s2e21-dragon-quest.219508/page-9"><text:span text:style-name="T40_16">/</text:span></text:a></text:span><text:span text:style-name="T40_17"><text:a xlink:type="simple" xlink:href="http://forums.spacebattles.com/threads/mlp-fim-s2e21-dragon-quest.219508/page-9"><text:span text:style-name="T40_18">threads</text:span></text:a></text:span><text:span text:style-name="T40_19"><text:a xlink:type="simple" xlink:href="http://forums.spacebattles.com/threads/mlp-fim-s2e21-dragon-quest.219508/page-9"><text:span text:style-name="T40_20">/</text:span></text:a></text:span><text:span text:style-name="T40_21"><text:a xlink:type="simple" xlink:href="http://forums.spacebattles.com/threads/mlp-fim-s2e21-dragon-quest.219508/page-9"><text:span text:style-name="T40_22">mlp</text:span></text:a></text:span><text:span text:style-name="T40_23"><text:a xlink:type="simple" xlink:href="http://forums.spacebattles.com/threads/mlp-fim-s2e21-dragon-quest.219508/page-9"><text:span text:style-name="T40_24">-</text:span></text:a></text:span><text:span text:style-name="T40_25"><text:a xlink:type="simple" xlink:href="http://forums.spacebattles.com/threads/mlp-fim-s2e21-dragon-quest.219508/page-9"><text:span text:style-name="T40_26">fim</text:span></text:a></text:span><text:span text:style-name="T40_27"><text:a xlink:type="simple" xlink:href="http://forums.spacebattles.com/threads/mlp-fim-s2e21-dragon-quest.219508/page-9"><text:span text:style-name="T40_28">-</text:span></text:a></text:span><text:span text:style-name="T40_29"><text:a xlink:type="simple" xlink:href="http://forums.spacebattles.com/threads/mlp-fim-s2e21-dragon-quest.219508/page-9"><text:span text:style-name="T40_30">s</text:span></text:a></text:span><text:span text:style-name="T40_31"><text:a xlink:type="simple" xlink:href="http://forums.spacebattles.com/threads/mlp-fim-s2e21-dragon-quest.219508/page-9"><text:span text:style-name="T40_32">2</text:span></text:a></text:span><text:span text:style-name="T40_33"><text:a xlink:type="simple" xlink:href="http://forums.spacebattles.com/threads/mlp-fim-s2e21-dragon-quest.219508/page-9"><text:span text:style-name="T40_34">e</text:span></text:a></text:span><text:span text:style-name="T40_35"><text:a xlink:type="simple" xlink:href="http://forums.spacebattles.com/threads/mlp-fim-s2e21-dragon-quest.219508/page-9"><text:span text:style-name="T40_36">21-</text:span></text:a></text:span><text:span text:style-name="T40_37"><text:a xlink:type="simple" xlink:href="http://forums.spacebattles.com/threads/mlp-fim-s2e21-dragon-quest.219508/page-9"><text:span text:style-name="T40_38">dragon</text:span></text:a></text:span><text:span text:style-name="T40_39"><text:a xlink:type="simple" xlink:href="http://forums.spacebattles.com/threads/mlp-fim-s2e21-dragon-quest.219508/page-9"><text:span text:style-name="T40_40">-</text:span></text:a></text:span><text:span text:style-name="T40_41"><text:a xlink:type="simple" xlink:href="http://forums.spacebattles.com/threads/mlp-fim-s2e21-dragon-quest.219508/page-9"><text:span text:style-name="T40_42">quest</text:span></text:a></text:span><text:span text:style-name="T40_43"><text:a xlink:type="simple" xlink:href="http://forums.spacebattles.com/threads/mlp-fim-s2e21-dragon-quest.219508/page-9"><text:span text:style-name="T40_44">.219508/</text:span></text:a></text:span><text:span text:style-name="T40_45"><text:a xlink:type="simple" xlink:href="http://forums.spacebattles.com/threads/mlp-fim-s2e21-dragon-quest.219508/page-9"><text:span text:style-name="T40_46">page</text:span></text:a></text:span><text:span text:style-name="T40_47"><text:a xlink:type="simple" xlink:href="http://forums.spacebattles.com/threads/mlp-fim-s2e21-dragon-quest.219508/page-9"><text:span text:style-name="T40_48">-9</text:span></text:a></text:span></text:p>
      <text:p text:style-name="P41"><text:span text:style-name="T41_1">Link</text:span><text:span text:style-name="T41_2"><text:s/></text:span><text:span text:style-name="T41_3">do</text:span><text:span text:style-name="T41_4"><text:s/></text:span><text:span text:style-name="T41_5">obrazka</text:span><text:span text:style-name="T41_6">:</text:span></text:p>
      <text:p text:style-name="P42"><text:span text:style-name="T42_1"><text:a xlink:type="simple" xlink:href="http://27.media.tumblr.com/tumblr_lyhryvOLbY1r5pheao1_500.png"><text:span text:style-name="T42_2">http</text:span></text:a></text:span><text:span text:style-name="T42_3"><text:a xlink:type="simple" xlink:href="http://27.media.tumblr.com/tumblr_lyhryvOLbY1r5pheao1_500.png"><text:span text:style-name="T42_4">://27.</text:span></text:a></text:span><text:span text:style-name="T42_5"><text:a xlink:type="simple" xlink:href="http://27.media.tumblr.com/tumblr_lyhryvOLbY1r5pheao1_500.png"><text:span text:style-name="T42_6">media</text:span></text:a></text:span><text:span text:style-name="T42_7"><text:a xlink:type="simple" xlink:href="http://27.media.tumblr.com/tumblr_lyhryvOLbY1r5pheao1_500.png"><text:span text:style-name="T42_8">.</text:span></text:a></text:span><text:span text:style-name="T42_9"><text:a xlink:type="simple" xlink:href="http://27.media.tumblr.com/tumblr_lyhryvOLbY1r5pheao1_500.png"><text:span text:style-name="T42_10">tumblr</text:span></text:a></text:span><text:span text:style-name="T42_11"><text:a xlink:type="simple" xlink:href="http://27.media.tumblr.com/tumblr_lyhryvOLbY1r5pheao1_500.png"><text:span text:style-name="T42_12">.</text:span></text:a></text:span><text:span text:style-name="T42_13"><text:a xlink:type="simple" xlink:href="http://27.media.tumblr.com/tumblr_lyhryvOLbY1r5pheao1_500.png"><text:span text:style-name="T42_14">com</text:span></text:a></text:span><text:span text:style-name="T42_15"><text:a xlink:type="simple" xlink:href="http://27.media.tumblr.com/tumblr_lyhryvOLbY1r5pheao1_500.png"><text:span text:style-name="T42_16">/</text:span></text:a></text:span><text:span text:style-name="T42_17"><text:a xlink:type="simple" xlink:href="http://27.media.tumblr.com/tumblr_lyhryvOLbY1r5pheao1_500.png"><text:span text:style-name="T42_18">tumblr</text:span></text:a></text:span><text:span text:style-name="T42_19"><text:a xlink:type="simple" xlink:href="http://27.media.tumblr.com/tumblr_lyhryvOLbY1r5pheao1_500.png"><text:span text:style-name="T42_20">_</text:span></text:a></text:span><text:span text:style-name="T42_21"><text:a xlink:type="simple" xlink:href="http://27.media.tumblr.com/tumblr_lyhryvOLbY1r5pheao1_500.png"><text:span text:style-name="T42_22">lyhryvOLbY</text:span></text:a></text:span><text:span text:style-name="T42_23"><text:a xlink:type="simple" xlink:href="http://27.media.tumblr.com/tumblr_lyhryvOLbY1r5pheao1_500.png"><text:span text:style-name="T42_24">1</text:span></text:a></text:span><text:span text:style-name="T42_25"><text:a xlink:type="simple" xlink:href="http://27.media.tumblr.com/tumblr_lyhryvOLbY1r5pheao1_500.png"><text:span text:style-name="T42_26">r</text:span></text:a></text:span><text:span text:style-name="T42_27"><text:a xlink:type="simple" xlink:href="http://27.media.tumblr.com/tumblr_lyhryvOLbY1r5pheao1_500.png"><text:span text:style-name="T42_28">5</text:span></text:a></text:span><text:span text:style-name="T42_29"><text:a xlink:type="simple" xlink:href="http://27.media.tumblr.com/tumblr_lyhryvOLbY1r5pheao1_500.png"><text:span text:style-name="T42_30">pheao</text:span></text:a></text:span><text:span text:style-name="T42_31"><text:a xlink:type="simple" xlink:href="http://27.media.tumblr.com/tumblr_lyhryvOLbY1r5pheao1_500.png"><text:span text:style-name="T42_32">1_500.</text:span></text:a></text:span><text:span text:style-name="T42_33"><text:a xlink:type="simple" xlink:href="http://27.media.tumblr.com/tumblr_lyhryvOLbY1r5pheao1_500.png"><text:span text:style-name="T42_34">png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